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variable"/>
    <style:font-face style:name="Arial" svg:font-family="Arial" style:font-family-generic="swiss" style:font-pitch="variable"/>
    <style:font-face style:name="新細明體1" svg:font-family="新細明體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5.075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2.512cm"/>
    </style:style>
    <style:style style:name="co7" style:family="table-column">
      <style:table-column-properties fo:break-before="auto" style:column-width="4.826cm"/>
    </style:style>
    <style:style style:name="co8" style:family="table-column">
      <style:table-column-properties fo:break-before="auto" style:column-width="1.766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5.502cm" fo:break-before="auto" style:use-optimal-row-height="true"/>
    </style:style>
    <style:style style:name="ro5" style:family="table-row">
      <style:table-row-properties style:row-height="3.519cm" fo:break-before="auto" style:use-optimal-row-height="false"/>
    </style:style>
    <style:style style:name="ro6" style:family="table-row">
      <style:table-row-properties style:row-height="4.18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8" style:family="table-row">
      <style:table-row-properties style:row-height="2.672cm" fo:break-before="auto" style:use-optimal-row-height="false"/>
    </style:style>
    <style:style style:name="ro9" style:family="table-row">
      <style:table-row-properties style:row-height="1.588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1.402cm" fo:break-before="auto" style:use-optimal-row-height="false"/>
    </style:style>
    <style:style style:name="ro12" style:family="table-row">
      <style:table-row-properties style:row-height="1.376cm" fo:break-before="auto" style:use-optimal-row-height="false"/>
    </style:style>
    <style:style style:name="ro13" style:family="table-row">
      <style:table-row-properties style:row-height="1.482cm" fo:break-before="auto" style:use-optimal-row-height="false"/>
    </style:style>
    <style:style style:name="ro14" style:family="table-row">
      <style:table-row-properties style:row-height="0.873cm" fo:break-before="auto" style:use-optimal-row-height="false"/>
    </style:style>
    <style:style style:name="ro15" style:family="table-row">
      <style:table-row-properties style:row-height="1.773cm" fo:break-before="auto" style:use-optimal-row-height="false"/>
    </style:style>
    <style:style style:name="ro16" style:family="table-row">
      <style:table-row-properties style:row-height="2.752cm" fo:break-before="auto" style:use-optimal-row-height="false"/>
    </style:style>
    <style:style style:name="ro17" style:family="table-row">
      <style:table-row-properties style:row-height="2.117cm" fo:break-before="auto" style:use-optimal-row-height="false"/>
    </style:style>
    <style:style style:name="ro18" style:family="table-row">
      <style:table-row-properties style:row-height="2.196cm" fo:break-before="auto" style:use-optimal-row-height="false"/>
    </style:style>
    <style:style style:name="ro19" style:family="table-row">
      <style:table-row-properties style:row-height="1.746cm" fo:break-before="auto" style:use-optimal-row-height="false"/>
    </style:style>
    <style:style style:name="ro20" style:family="table-row">
      <style:table-row-properties style:row-height="2.355cm" fo:break-before="auto" style:use-optimal-row-height="false"/>
    </style:style>
    <style:style style:name="ro21" style:family="table-row">
      <style:table-row-properties style:row-height="1.455cm" fo:break-before="auto" style:use-optimal-row-height="false"/>
    </style:style>
    <style:style style:name="ro22" style:family="table-row">
      <style:table-row-properties style:row-height="1.64cm" fo:break-before="auto" style:use-optimal-row-height="false"/>
    </style:style>
    <style:style style:name="ro23" style:family="table-row">
      <style:table-row-properties style:row-height="0.979cm" fo:break-before="auto" style:use-optimal-row-height="false"/>
    </style:style>
    <style:style style:name="ro24" style:family="table-row">
      <style:table-row-properties style:row-height="1.508cm" fo:break-before="auto" style:use-optimal-row-height="false"/>
    </style:style>
    <style:style style:name="ro25" style:family="table-row">
      <style:table-row-properties style:row-height="1.032cm" fo:break-before="auto" style:use-optimal-row-height="false"/>
    </style:style>
    <style:style style:name="ro26" style:family="table-row">
      <style:table-row-properties style:row-height="2.064cm" fo:break-before="auto" style:use-optimal-row-height="false"/>
    </style:style>
    <style:style style:name="ro27" style:family="table-row">
      <style:table-row-properties style:row-height="2.249cm" fo:break-before="auto" style:use-optimal-row-height="false"/>
    </style:style>
    <style:style style:name="ro28" style:family="table-row">
      <style:table-row-properties style:row-height="1.005cm" fo:break-before="auto" style:use-optimal-row-height="false"/>
    </style:style>
    <style:style style:name="ro29" style:family="table-row">
      <style:table-row-properties style:row-height="4.233cm" fo:break-before="auto" style:use-optimal-row-height="false"/>
    </style:style>
    <style:style style:name="ro30" style:family="table-row">
      <style:table-row-properties style:row-height="2.275cm" fo:break-before="auto" style:use-optimal-row-height="false"/>
    </style:style>
    <style:style style:name="ro31" style:family="table-row">
      <style:table-row-properties style:row-height="3.863cm" fo:break-before="auto" style:use-optimal-row-height="false"/>
    </style:style>
    <style:style style:name="ro32" style:family="table-row">
      <style:table-row-properties style:row-height="2.09cm" fo:break-before="auto" style:use-optimal-row-height="false"/>
    </style:style>
    <style:style style:name="ro33" style:family="table-row">
      <style:table-row-properties style:row-height="3.889cm" fo:break-before="auto" style:use-optimal-row-height="false"/>
    </style:style>
    <style:style style:name="ro34" style:family="table-row">
      <style:table-row-properties style:row-height="2.037cm" fo:break-before="auto" style:use-optimal-row-height="false"/>
    </style:style>
    <style:style style:name="ro35" style:family="table-row">
      <style:table-row-properties style:row-height="2.143cm" fo:break-before="auto" style:use-optimal-row-height="false"/>
    </style:style>
    <style:style style:name="ro36" style:family="table-row">
      <style:table-row-properties style:row-height="2.17cm" fo:break-before="auto" style:use-optimal-row-height="false"/>
    </style:style>
    <style:style style:name="ro37" style:family="table-row">
      <style:table-row-properties style:row-height="3.942cm" fo:break-before="auto" style:use-optimal-row-height="false"/>
    </style:style>
    <style:style style:name="ro38" style:family="table-row">
      <style:table-row-properties style:row-height="3.784cm" fo:break-before="auto" style:use-optimal-row-height="false"/>
    </style:style>
    <style:style style:name="ro39" style:family="table-row">
      <style:table-row-properties style:row-height="3.916cm" fo:break-before="auto" style:use-optimal-row-height="false"/>
    </style:style>
    <style:style style:name="ro40" style:family="table-row">
      <style:table-row-properties style:row-height="4.022cm" fo:break-before="auto" style:use-optimal-row-height="false"/>
    </style:style>
    <style:style style:name="ro41" style:family="table-row">
      <style:table-row-properties style:row-height="0.556cm" fo:break-before="auto" style:use-optimal-row-height="false"/>
    </style:style>
    <style:style style:name="ro42" style:family="table-row">
      <style:table-row-properties style:row-height="0.538cm" fo:break-before="auto" style:use-optimal-row-height="true"/>
    </style:style>
    <style:style style:name="ta1" style:family="table" style:master-page-name="PageStyle_5f_議員4">
      <style:table-properties table:display="true" style:writing-mode="lr-tb"/>
    </style:style>
    <number:text-style style:name="N5100" number:language="zh" number:country="TW">
      <number:text-content/>
    </number:text-style>
    <style:style style:name="ce1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一般_5f_93什項登記表" style:data-style-name="N12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8" style:family="table-cell" style:parent-style-name="一般_5f_93什項登記表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93什項登記表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2" style:family="table-cell" style:parent-style-name="千分位_20_6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千分位_20_6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千分位_20_6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20_6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20_Built-in_20_Comma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千分位_20_2_20_2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千分位_20_2_20_2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千分位_20_2_20_2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20_6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20_6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20_2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千分位_20_2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20_2_20_2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20_Built-in_20_Comma" style:data-style-name="N118">
      <style:table-cell-properties style:cell-protect="protected" style:print-content="true" style:diagonal-bl-tr="none" style:diagonal-tl-br="0.035cm solid #000000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20_2_20_2_20_2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20_2_20_2_20_2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8pt" fo:font-style="normal" fo:text-shadow="none" style:text-underline-style="none" fo:font-weight="bold" style:font-name-asian="標楷體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4pt" fo:font-style="normal" fo:text-shadow="none" style:text-underline-style="none" fo:font-weight="normal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Times New Roman" fo:font-size="16pt" fo:font-style="normal" fo:text-shadow="none" style:text-underline-style="none" fo:font-weight="normal" style:font-name-asian="標楷體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預算來源)" table:allow-empty-cell="true" table:display-list="unsorted" table:base-cell-address="議員4.A1">
          <table:help-message table:display="true"/>
          <table:error-message table:message-type="stop" table:display="true"/>
        </table:content-validation>
      </table:content-validations>
      <table:table table:name="議員4" table:style-name="ta1" table:print-ranges="議員4.A1:議員4.I138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7"/>
        <table:table-column table:style-name="co3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8" table:number-columns-repeated="1015" table:default-cell-style-name="ce10"/>
        <table:table-header-rows>
          <table:table-row table:style-name="ro1">
            <table:table-cell table:style-name="ce1" office:value-type="string" table:number-columns-spanned="9" table:number-rows-spanned="1">
              <text:p><text:span text:style-name="T1">桃園市政府</text:span><text:span text:style-name="T2">105</text:span><text:span text:style-name="T3">年度對議員所提</text:span><text:span text:style-name="T3">地方建設建議事</text:span><text:span text:style-name="T3">項處理明細表桃</text:span><text:span text:style-name="T3">園市政府</text:span><text:span text:style-name="T2">105</text:span><text:span text:style-name="T3">年</text:span><text:span text:style-name="T3">度對議員所提地</text:span><text:span text:style-name="T3">方建設建議事項</text:span><text:span text:style-name="T3">處理明細表桃園</text:span><text:span text:style-name="T3">市政府</text:span><text:span text:style-name="T2">105</text:span><text:span text:style-name="T3">年度</text:span><text:span text:style-name="T3">對議員所提地方</text:span><text:span text:style-name="T3">建設建議事項處</text:span><text:span text:style-name="T3">理明細表桃園市</text:span><text:span text:style-name="T3">政府</text:span><text:span text:style-name="T2">105</text:span><text:span text:style-name="T3">年度對</text:span><text:span text:style-name="T3">議員所提地方建</text:span><text:span text:style-name="T3">設建議事項處理</text:span><text:span text:style-name="T3">明細表桃園市政</text:span><text:span text:style-name="T3">府</text:span><text:span text:style-name="T2">105</text:span><text:span text:style-name="T3">年度對議</text:span><text:span text:style-name="T3">員所提地方建設</text:span><text:span text:style-name="T3">建議事項處理明</text:span><text:span text:style-name="T3">細表桃園市政府</text:span><text:span text:style-name="T2">105</text:span><text:span text:style-name="T3">年度對議員</text:span><text:span text:style-name="T3">所提地方建設建</text:span><text:span text:style-name="T3">議事項處理明細</text:span><text:span text:style-name="T3">表桃園市政府</text:span><text:span text:style-name="T2">105</text:span><text:span text:style-name="T3">年度對議員</text:span><text:span text:style-name="T3">所提地方建設建</text:span><text:span text:style-name="T3">議事項處理明細</text:span><text:span text:style-name="T3">表桃園市政府</text:span><text:span text:style-name="T2">105</text:span><text:span text:style-name="T3">年度對議員</text:span><text:span text:style-name="T3">所提地方建設建</text:span><text:span text:style-name="T3">議事項處理明細</text:span><text:span text:style-name="T3">表桃園市政府</text:span><text:span text:style-name="T2">105</text:span><text:span text:style-name="T3">年度對議員</text:span><text:span text:style-name="T3">所提地方建設建</text:span><text:span text:style-name="T3">議事項處理明細</text:span><text:span text:style-name="T3">表</text:span></text:p>
            </table:table-cell>
            <table:covered-table-cell table:number-columns-repeated="8" table:style-name="ce11"/>
            <table:table-cell table:number-columns-repeated="1015"/>
          </table:table-row>
          <table:table-row table:style-name="ro1">
            <table:table-cell table:style-name="ce1" office:value-type="string" table:number-columns-spanned="9" table:number-rows-spanned="1">
              <text:p><text:span text:style-name="T1">至</text:span><text:span text:style-name="T2">105</text:span><text:span text:style-name="T3">年</text:span><text:span text:style-name="T2">6</text:span><text:span text:style-name="T3">月止至</text:span><text:span text:style-name="T2">105</text:span><text:span text:style-name="T3">年</text:span><text:span text:style-name="T2">6</text:span><text:span text:style-name="T3">月止至</text:span><text:span text:style-name="T2">105</text:span><text:span text:style-name="T3">年</text:span><text:span text:style-name="T2">6</text:span><text:span text:style-name="T3">月止至</text:span><text:span text:style-name="T2">105</text:span><text:span text:style-name="T3">年</text:span><text:span text:style-name="T2">6</text:span><text:span text:style-name="T3">月止至</text:span><text:span text:style-name="T2">105</text:span><text:span text:style-name="T3">年</text:span><text:span text:style-name="T2">6</text:span><text:span text:style-name="T3">月止至</text:span><text:span text:style-name="T2">105</text:span><text:span text:style-name="T3">年</text:span><text:span text:style-name="T2">6</text:span><text:span text:style-name="T3">月止至</text:span><text:span text:style-name="T2">105</text:span><text:span text:style-name="T3">年</text:span><text:span text:style-name="T2">6</text:span><text:span text:style-name="T3">月止至</text:span><text:span text:style-name="T2">105</text:span><text:span text:style-name="T3">年</text:span><text:span text:style-name="T2">6</text:span><text:span text:style-name="T3">月止至</text:span><text:span text:style-name="T2">105</text:span><text:span text:style-name="T3">年</text:span><text:span text:style-name="T2">6</text:span><text:span text:style-name="T3">月止</text:span></text:p>
            </table:table-cell>
            <table:covered-table-cell table:number-columns-repeated="8" table:style-name="ce11"/>
            <table:table-cell table:number-columns-repeated="1015"/>
          </table:table-row>
          <table:table-row table:style-name="ro2">
            <table:table-cell table:style-name="ce2" office:value-type="string">
              <text:p><text:span text:style-name="T4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text:span text:style-name="T6">表</text:span><text:span text:style-name="T5">4</text:span></text:p>
            </table:table-cell>
            <table:table-cell table:style-name="ce12" office:value-type="string" table:number-columns-spanned="7" table:number-rows-spanned="1">
              <text:p><text:s text:c="24"/>(<text:span text:style-name="T11">本</text:span><text:span text:style-name="T11">表為半年報</text:span><text:span text:style-name="T12">) <text:s text:c="10"/></text:span><text:span text:style-name="T12"><text:s text:c="13"/>(</text:span><text:span text:style-name="T13">本表為半</text:span><text:span text:style-name="T13">年報</text:span><text:span text:style-name="T12">) <text:s text:c="22"/></text:span><text:span text:style-name="T12"><text:s/>(</text:span><text:span text:style-name="T13">本表為半年報</text:span><text:span text:style-name="T12">) <text:s text:c="4"/></text:span><text:span text:style-name="T12"><text:s text:c="19"/>(</text:span><text:span text:style-name="T13">本表</text:span><text:span text:style-name="T13">為半年報</text:span><text:span text:style-name="T12">) <text:s text:c="14"/></text:span><text:span text:style-name="T12"><text:s text:c="9"/>(</text:span><text:span text:style-name="T13">本表為半年</text:span><text:span text:style-name="T13">報</text:span><text:span text:style-name="T12">) <text:s text:c="23"/></text:span><text:span text:style-name="T12">(</text:span><text:span text:style-name="T13">本表為半年報</text:span><text:span text:style-name="T12">) <text:s text:c="5"/></text:span><text:span text:style-name="T12"><text:s text:c="18"/>(</text:span><text:span text:style-name="T13">本表為</text:span><text:span text:style-name="T13">半年報</text:span><text:span text:style-name="T12">) <text:s text:c="18"/></text:span><text:span text:style-name="T12"><text:s text:c="5"/>(</text:span><text:span text:style-name="T13">本表為半年報</text:span><text:span text:style-name="T12">) </text:span><text:span text:style-name="T12"><text:s text:c="23"/>(</text:span><text:span text:style-name="T13">本</text:span><text:span text:style-name="T13">表為半年報</text:span><text:span text:style-name="T12">)</text:span></text:p>
            </table:table-cell>
            <table:covered-table-cell table:number-columns-repeated="6" table:style-name="ce17"/>
            <table:table-cell table:style-name="ce43" office:value-type="string">
              <text:p>單位：千元<text:span text:style-name="T4">單位：千</text:span><text:span text:style-name="T4">元單位：千元單位：</text:span><text:span text:style-name="T4">千元單位：千元單位</text:span><text:span text:style-name="T4">：千元單位：千元單</text:span><text:span text:style-name="T4">位：千元單位：千元</text:span></text:p>
            </table:table-cell>
            <table:table-cell table:number-columns-repeated="1015"/>
          </table:table-row>
          <table:table-row table:style-name="ro3">
            <table:table-cell table:style-name="ce3" office:value-type="string" table:number-columns-spanned="1" table:number-rows-spanned="2">
              <text:p>議員姓名<text:span text:style-name="T4">議員姓名議</text:span><text:span text:style-name="T4">員姓名議員姓名議員</text:span><text:span text:style-name="T4">姓名議員姓名議員姓</text:span><text:span text:style-name="T4">名議員姓名議員姓名</text:span></text:p>
            </table:table-cell>
            <table:table-cell table:style-name="ce3" office:value-type="string" table:number-columns-spanned="1" table:number-rows-spanned="2">
              <text:p>建議項目及內容<text:span text:style-name="T4">建議</text:span><text:span text:style-name="T4">項目及內容建議項目</text:span><text:span text:style-name="T4">及內容建議項目及內</text:span><text:span text:style-name="T4">容建議項目及內容建</text:span><text:span text:style-name="T4">議項目及內容建議項</text:span><text:span text:style-name="T4">目及內容建議項目及</text:span><text:span text:style-name="T4">內容建議項目及內容</text:span></text:p>
            </table:table-cell>
            <table:table-cell table:style-name="ce3" office:value-type="string" table:number-columns-spanned="1" table:number-rows-spanned="2">
              <text:p>建議地點<text:span text:style-name="T4">建議地點建</text:span><text:span text:style-name="T4">議地點建議地點建議</text:span><text:span text:style-name="T4">地點建議地點建議地</text:span><text:span text:style-name="T4">點建議地點建議地點</text:span></text:p>
            </table:table-cell>
            <table:table-cell table:style-name="ce20" office:value-type="string" table:number-columns-spanned="1" table:number-rows-spanned="2">
              <text:p>建議</text:p>
              <text:p>金額建議</text:p>
              <text:p>金額建議</text:p>
              <text:p>金額建議</text:p>
              <text:p>金額建議</text:p>
              <text:p>金額建議</text:p>
              <text:p>金額建議</text:p>
              <text:p>金額建議</text:p>
              <text:p>金額建議</text:p>
              <text:p>金額</text:p>
            </table:table-cell>
            <table:table-cell table:style-name="ce3" office:value-type="string" table:number-columns-spanned="5" table:number-rows-spanned="1">
              <text:p>核定情形<text:span text:style-name="T4">核定情形核</text:span><text:span text:style-name="T4">定情形核定情形核定</text:span><text:span text:style-name="T4">情形核定情形核定情</text:span><text:span text:style-name="T4">形核定情形核定情形</text:span></text:p>
            </table:table-cell>
            <table:covered-table-cell table:number-columns-repeated="4" table:style-name="ce4"/>
            <table:table-cell table:number-columns-repeated="1015"/>
          </table:table-row>
          <table:table-row table:style-name="ro4">
            <table:covered-table-cell table:number-columns-repeated="3" table:style-name="ce4"/>
            <table:covered-table-cell table:style-name="ce21"/>
            <table:table-cell table:style-name="ce3" office:value-type="string">
              <text:p>核定金額<text:span text:style-name="T4">核定金額核</text:span><text:span text:style-name="T4">定金額核定金額核定</text:span><text:span text:style-name="T4">金額核定金額核定金</text:span><text:span text:style-name="T4">額核定金額核定金額</text:span></text:p>
            </table:table-cell>
            <table:table-cell table:style-name="ce3" office:value-type="string">
              <text:p>經費支用科目<text:span text:style-name="T4">經費支</text:span><text:span text:style-name="T4">用科目經費支用科目</text:span><text:span text:style-name="T4">經費支用科目經費支</text:span><text:span text:style-name="T4">用科目經費支用科目</text:span><text:span text:style-name="T4">經費支用科目經費支</text:span><text:span text:style-name="T4">用科目經費支用科目</text:span></text:p>
            </table:table-cell>
            <table:table-cell table:style-name="ce3" office:value-type="string">
              <text:p>主辦機關<text:span text:style-name="T4">主辦機關主</text:span><text:span text:style-name="T4">辦機關主辦機關主辦</text:span><text:span text:style-name="T4">機關主辦機關主辦機</text:span><text:span text:style-name="T4">關主辦機關主辦機關</text:span></text:p>
            </table:table-cell>
            <table:table-cell table:style-name="ce3" office:value-type="string">
              <text:p>招標方式<text:span text:style-name="T4">招標方式招</text:span><text:span text:style-name="T4">標方式招標方式招標</text:span><text:span text:style-name="T4">方式招標方式招標方</text:span><text:span text:style-name="T4">式招標方式招標方式</text:span></text:p>
            </table:table-cell>
            <table:table-cell table:style-name="ce3" office:value-type="string">
              <text:p>得標廠商<text:span text:style-name="T4">得標廠商得</text:span><text:span text:style-name="T4">標廠商得標廠商得標</text:span><text:span text:style-name="T4">廠商得標廠商得標廠</text:span><text:span text:style-name="T4">商得標廠商得標廠商</text:span>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>
            <text:p>呂林小鳳<text:span text:style-name="T7">呂林小鳳呂林</text:span><text:span text:style-name="T7">小鳳呂林小鳳呂林小鳳</text:span><text:span text:style-name="T7">呂林小鳳呂林小鳳呂林</text:span><text:span text:style-name="T7">小鳳呂林小鳳</text:span></text:p>
          </table:table-cell>
          <table:table-cell table:style-name="ce13" office:value-type="string">
            <text:p>大明社區活動中心設施設備購置案<text:span text:style-name="T7">大明社區活</text:span><text:span text:style-name="T7">動中心設施設備購置案</text:span><text:span text:style-name="T7">大明社區活動中心設施</text:span><text:span text:style-name="T7">設備購置案大明社區活</text:span><text:span text:style-name="T7">動中心設施設備購置案</text:span><text:span text:style-name="T7">大明社區活動中心設施</text:span><text:span text:style-name="T7">設備購置案大明社區活</text:span><text:span text:style-name="T7">動中心設施設備購置案</text:span><text:span text:style-name="T7">大明社區活動中心設施</text:span><text:span text:style-name="T7">設備購置案大明社區活</text:span><text:span text:style-name="T7">動中心設施設備購置案</text:span><text:span text:style-name="T7">大明社區活動中心設施</text:span><text:span text:style-name="T7">設備購置案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22" office:value-type="string">
            <text:p>無<text:span text:style-name="T7">無無無無無無無無</text:span></text:p>
          </table:table-cell>
          <table:table-cell table:style-name="ce28" office:value-type="float" office:value="319">
            <text:p>319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工務業務</text:span><text:span text:style-name="T9">-</text:span><text:span text:style-name="T10">綜合規劃工作</text:span><text:span text:style-name="T9">-</text:span><text:span text:style-name="T10">獎補助</text:span><text:span text:style-name="T10">費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41" office:value-type="string">
            <text:p>小額採購逕洽廠商<text:span text:style-name="T7">小額</text:span><text:span text:style-name="T7">採購逕洽廠商小額採購</text:span><text:span text:style-name="T7">逕洽廠商小額採購逕洽</text:span><text:span text:style-name="T7">廠商小額採購逕洽廠商</text:span><text:span text:style-name="T7">小額採購逕洽廠商小額</text:span><text:span text:style-name="T7">採購逕洽廠商小額採購</text:span><text:span text:style-name="T7">逕洽廠商小額採購逕洽</text:span><text:span text:style-name="T7">廠商</text:span></text:p>
          </table:table-cell>
          <table:table-cell table:style-name="ce42" office:value-type="string">
            <text:p>1.<text:span text:style-name="T7">倢宇實業有限公司</text:span></text:p>
            <text:p><text:span text:style-name="T14">2.</text:span><text:span text:style-name="T15">由申甲有限公司</text:span></text:p>
            <text:p><text:span text:style-name="T14">3.</text:span><text:span text:style-name="T15">新向榮工程顧問有限</text:span><text:span text:style-name="T15">公司</text:span></text:p>
            <text:p><text:span text:style-name="T14">4.</text:span><text:span text:style-name="T15">喬普電腦有限公司</text:span></text:p>
            <text:p><text:span text:style-name="T14">5.</text:span><text:span text:style-name="T15">元豐五金行</text:span><text:span text:style-name="T15">1.</text:span><text:span text:style-name="T15">倢宇實</text:span><text:span text:style-name="T15">業有限公司</text:span></text:p>
            <text:p><text:span text:style-name="T14">2.</text:span><text:span text:style-name="T15">由申甲有限公司</text:span></text:p>
            <text:p><text:span text:style-name="T14">3.</text:span><text:span text:style-name="T15">新向榮工程顧問有限</text:span><text:span text:style-name="T15">公司</text:span></text:p>
            <text:p><text:span text:style-name="T14">4.</text:span><text:span text:style-name="T15">喬普電腦有限公司</text:span></text:p>
            <text:p><text:span text:style-name="T14">5.</text:span><text:span text:style-name="T15">元豐五金行</text:span><text:span text:style-name="T15">1.</text:span><text:span text:style-name="T15">倢宇實</text:span><text:span text:style-name="T15">業有限公司</text:span></text:p>
            <text:p><text:span text:style-name="T14">2.</text:span><text:span text:style-name="T15">由申甲有限公司</text:span></text:p>
            <text:p><text:span text:style-name="T14">3.</text:span><text:span text:style-name="T15">新向榮工程顧問有限</text:span><text:span text:style-name="T15">公司</text:span></text:p>
            <text:p><text:span text:style-name="T14">4.</text:span><text:span text:style-name="T15">喬普電腦有限公司</text:span></text:p>
            <text:p><text:span text:style-name="T14">5.</text:span><text:span text:style-name="T15">元豐五金行</text:span><text:span text:style-name="T15">1.</text:span><text:span text:style-name="T15">倢宇實</text:span><text:span text:style-name="T15">業有限公司</text:span></text:p>
            <text:p><text:span text:style-name="T14">2.</text:span><text:span text:style-name="T15">由申甲有限公司</text:span></text:p>
            <text:p><text:span text:style-name="T14">3.</text:span><text:span text:style-name="T15">新向榮工程顧問有限</text:span><text:span text:style-name="T15">公司</text:span></text:p>
            <text:p><text:span text:style-name="T14">4.</text:span><text:span text:style-name="T15">喬普電腦有限公司</text:span></text:p>
            <text:p><text:span text:style-name="T14">5.</text:span><text:span text:style-name="T15">元豐五金行</text:span><text:span text:style-name="T15">1.</text:span><text:span text:style-name="T15">倢宇實</text:span><text:span text:style-name="T15">業有限公司</text:span></text:p>
            <text:p><text:span text:style-name="T14">2.</text:span><text:span text:style-name="T15">由申甲有限公司</text:span></text:p>
            <text:p><text:span text:style-name="T14">3.</text:span><text:span text:style-name="T15">新向榮工程顧問有限</text:span><text:span text:style-name="T15">公司</text:span></text:p>
            <text:p><text:span text:style-name="T14">4.</text:span><text:span text:style-name="T15">喬普電腦有限公司</text:span></text:p>
            <text:p><text:span text:style-name="T14">5.</text:span><text:span text:style-name="T15">元豐五金行</text:span><text:span text:style-name="T15">1.</text:span><text:span text:style-name="T15">倢宇實</text:span><text:span text:style-name="T15">業有限公司</text:span></text:p>
            <text:p><text:span text:style-name="T14">2.</text:span><text:span text:style-name="T15">由申甲有限公司</text:span></text:p>
            <text:p><text:span text:style-name="T14">3.</text:span><text:span text:style-name="T15">新向榮工程顧問有限</text:span><text:span text:style-name="T15">公司</text:span></text:p>
            <text:p><text:span text:style-name="T14">4.</text:span><text:span text:style-name="T15">喬普電腦有限公司</text:span></text:p>
            <text:p><text:span text:style-name="T14">5.</text:span><text:span text:style-name="T15">元豐五金行</text:span><text:span text:style-name="T15">1.</text:span><text:span text:style-name="T15">倢宇實</text:span><text:span text:style-name="T15">業有限公司</text:span></text:p>
            <text:p><text:span text:style-name="T14">2.</text:span><text:span text:style-name="T15">由申甲有限公司</text:span></text:p>
            <text:p><text:span text:style-name="T14">3.</text:span><text:span text:style-name="T15">新向榮工程顧問有限</text:span><text:span text:style-name="T15">公司</text:span></text:p>
            <text:p><text:span text:style-name="T14">4.</text:span><text:span text:style-name="T15">喬普電腦有限公司</text:span></text:p>
            <text:p><text:span text:style-name="T14">5.</text:span><text:span text:style-name="T15">元豐五金行</text:span><text:span text:style-name="T15">1.</text:span><text:span text:style-name="T15">倢宇實</text:span><text:span text:style-name="T15">業有限公司</text:span></text:p>
            <text:p><text:span text:style-name="T14">2.</text:span><text:span text:style-name="T15">由申甲有限公司</text:span></text:p>
            <text:p><text:span text:style-name="T14">3.</text:span><text:span text:style-name="T15">新向榮工程顧問有限</text:span><text:span text:style-name="T15">公司</text:span></text:p>
            <text:p><text:span text:style-name="T14">4.</text:span><text:span text:style-name="T15">喬普電腦有限公司</text:span></text:p>
            <text:p><text:span text:style-name="T14">5.</text:span><text:span text:style-name="T15">元豐五金行</text:span><text:span text:style-name="T15">1.</text:span><text:span text:style-name="T15">倢宇實</text:span><text:span text:style-name="T15">業有限公司</text:span></text:p>
            <text:p><text:span text:style-name="T14">2.</text:span><text:span text:style-name="T15">由申甲有限公司</text:span></text:p>
            <text:p><text:span text:style-name="T14">3.</text:span><text:span text:style-name="T15">新向榮工程顧問有限</text:span><text:span text:style-name="T15">公司</text:span></text:p>
            <text:p><text:span text:style-name="T14">4.</text:span><text:span text:style-name="T15">喬普電腦有限公司</text:span></text:p>
            <text:p><text:span text:style-name="T14">5.</text:span><text:span text:style-name="T15">元豐五金行</text:span></text:p>
          </table:table-cell>
          <table:table-cell table:number-columns-repeated="1015"/>
        </table:table-row>
        <table:table-row table:style-name="ro6">
          <table:table-cell table:style-name="ce5" office:value-type="string">
            <text:p>趙正宇<text:span text:style-name="T7">趙正宇趙正宇趙</text:span><text:span text:style-name="T7">正宇趙正宇趙正宇趙正</text:span><text:span text:style-name="T7">宇趙正宇趙正宇</text:span></text:p>
          </table:table-cell>
          <table:table-cell table:style-name="ce13" office:value-type="string">
            <text:p>福興社區活動中心雜項設備購置案<text:span text:style-name="T7">福興社區活</text:span><text:span text:style-name="T7">動中心雜項設備購置案</text:span><text:span text:style-name="T7">福興社區活動中心雜項</text:span><text:span text:style-name="T7">設備購置案福興社區活</text:span><text:span text:style-name="T7">動中心雜項設備購置案</text:span><text:span text:style-name="T7">福興社區活動中心雜項</text:span><text:span text:style-name="T7">設備購置案福興社區活</text:span><text:span text:style-name="T7">動中心雜項設備購置案</text:span><text:span text:style-name="T7">福興社區活動中心雜項</text:span><text:span text:style-name="T7">設備購置案福興社區活</text:span><text:span text:style-name="T7">動中心雜項設備購置案</text:span><text:span text:style-name="T7">福興社區活動中心雜項</text:span><text:span text:style-name="T7">設備購置案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22" office:value-type="string">
            <text:p>無<text:span text:style-name="T7">無無無無無無無無</text:span></text:p>
          </table:table-cell>
          <table:table-cell table:style-name="ce28" office:value-type="float" office:value="400">
            <text:p>4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工務業務</text:span><text:span text:style-name="T9">-</text:span><text:span text:style-name="T10">綜合規劃工作</text:span><text:span text:style-name="T9">-</text:span><text:span text:style-name="T10">獎補助</text:span><text:span text:style-name="T10">費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41" office:value-type="string">
            <text:p>小額採購逕洽廠商<text:span text:style-name="T7">小額</text:span><text:span text:style-name="T7">採購逕洽廠商小額採購</text:span><text:span text:style-name="T7">逕洽廠商小額採購逕洽</text:span><text:span text:style-name="T7">廠商小額採購逕洽廠商</text:span><text:span text:style-name="T7">小額採購逕洽廠商小額</text:span><text:span text:style-name="T7">採購逕洽廠商小額採購</text:span><text:span text:style-name="T7">逕洽廠商小額採購逕洽</text:span><text:span text:style-name="T7">廠商</text:span></text:p>
          </table:table-cell>
          <table:table-cell table:style-name="ce42" office:value-type="string">
            <text:p>1.<text:span text:style-name="T7">以馬內利行銷企業社</text:span></text:p>
            <text:p><text:span text:style-name="T14">2.</text:span><text:span text:style-name="T15">信義環宇國際有限公</text:span><text:span text:style-name="T15">司</text:span></text:p>
            <text:p><text:span text:style-name="T14">3.</text:span><text:span text:style-name="T15">辰灃工程有限公司</text:span></text:p>
            <text:p><text:span text:style-name="T14">4.</text:span><text:span text:style-name="T15">大昌實業社精</text:span></text:p>
            <text:p><text:span text:style-name="T14">5.</text:span><text:span text:style-name="T15">精華實業社</text:span></text:p>
            <text:p><text:span text:style-name="T14">6.</text:span><text:span text:style-name="T15">通發實業社</text:span><text:span text:style-name="T15">1.</text:span><text:span text:style-name="T15">以馬內</text:span><text:span text:style-name="T15">利行銷企業社</text:span></text:p>
            <text:p><text:span text:style-name="T14">2.</text:span><text:span text:style-name="T15">信義環宇國際有限公</text:span><text:span text:style-name="T15">司</text:span></text:p>
            <text:p><text:span text:style-name="T14">3.</text:span><text:span text:style-name="T15">辰灃工程有限公司</text:span></text:p>
            <text:p><text:span text:style-name="T14">4.</text:span><text:span text:style-name="T15">大昌實業社精</text:span></text:p>
            <text:p><text:span text:style-name="T14">5.</text:span><text:span text:style-name="T15">精華實業社</text:span></text:p>
            <text:p><text:span text:style-name="T14">6.</text:span><text:span text:style-name="T15">通發實業社</text:span><text:span text:style-name="T15">1.</text:span><text:span text:style-name="T15">以馬內</text:span><text:span text:style-name="T15">利行銷企業社</text:span></text:p>
            <text:p><text:span text:style-name="T14">2.</text:span><text:span text:style-name="T15">信義環宇國際有限公</text:span><text:span text:style-name="T15">司</text:span></text:p>
            <text:p><text:span text:style-name="T14">3.</text:span><text:span text:style-name="T15">辰灃工程有限公司</text:span></text:p>
            <text:p><text:span text:style-name="T14">4.</text:span><text:span text:style-name="T15">大昌實業社精</text:span></text:p>
            <text:p><text:span text:style-name="T14">5.</text:span><text:span text:style-name="T15">精華實業社</text:span></text:p>
            <text:p><text:span text:style-name="T14">6.</text:span><text:span text:style-name="T15">通發實業社</text:span><text:span text:style-name="T15">1.</text:span><text:span text:style-name="T15">以馬內</text:span><text:span text:style-name="T15">利行銷企業社</text:span></text:p>
            <text:p><text:span text:style-name="T14">2.</text:span><text:span text:style-name="T15">信義環宇國際有限公</text:span><text:span text:style-name="T15">司</text:span></text:p>
            <text:p><text:span text:style-name="T14">3.</text:span><text:span text:style-name="T15">辰灃工程有限公司</text:span></text:p>
            <text:p><text:span text:style-name="T14">4.</text:span><text:span text:style-name="T15">大昌實業社精</text:span></text:p>
            <text:p><text:span text:style-name="T14">5.</text:span><text:span text:style-name="T15">精華實業社</text:span></text:p>
            <text:p><text:span text:style-name="T14">6.</text:span><text:span text:style-name="T15">通發實業社</text:span><text:span text:style-name="T15">1.</text:span><text:span text:style-name="T15">以馬內</text:span><text:span text:style-name="T15">利行銷企業社</text:span></text:p>
            <text:p><text:span text:style-name="T14">2.</text:span><text:span text:style-name="T15">信義環宇國際有限公</text:span><text:span text:style-name="T15">司</text:span></text:p>
            <text:p><text:span text:style-name="T14">3.</text:span><text:span text:style-name="T15">辰灃工程有限公司</text:span></text:p>
            <text:p><text:span text:style-name="T14">4.</text:span><text:span text:style-name="T15">大昌實業社精</text:span></text:p>
            <text:p><text:span text:style-name="T14">5.</text:span><text:span text:style-name="T15">精華實業社</text:span></text:p>
            <text:p><text:span text:style-name="T14">6.</text:span><text:span text:style-name="T15">通發實業社</text:span><text:span text:style-name="T15">1.</text:span><text:span text:style-name="T15">以馬內</text:span><text:span text:style-name="T15">利行銷企業社</text:span></text:p>
            <text:p><text:span text:style-name="T14">2.</text:span><text:span text:style-name="T15">信義環宇國際有限公</text:span><text:span text:style-name="T15">司</text:span></text:p>
            <text:p><text:span text:style-name="T14">3.</text:span><text:span text:style-name="T15">辰灃工程有限公司</text:span></text:p>
            <text:p><text:span text:style-name="T14">4.</text:span><text:span text:style-name="T15">大昌實業社精</text:span></text:p>
            <text:p><text:span text:style-name="T14">5.</text:span><text:span text:style-name="T15">精華實業社</text:span></text:p>
            <text:p><text:span text:style-name="T14">6.</text:span><text:span text:style-name="T15">通發實業社</text:span><text:span text:style-name="T15">1.</text:span><text:span text:style-name="T15">以馬內</text:span><text:span text:style-name="T15">利行銷企業社</text:span></text:p>
            <text:p><text:span text:style-name="T14">2.</text:span><text:span text:style-name="T15">信義環宇國際有限公</text:span><text:span text:style-name="T15">司</text:span></text:p>
            <text:p><text:span text:style-name="T14">3.</text:span><text:span text:style-name="T15">辰灃工程有限公司</text:span></text:p>
            <text:p><text:span text:style-name="T14">4.</text:span><text:span text:style-name="T15">大昌實業社精</text:span></text:p>
            <text:p><text:span text:style-name="T14">5.</text:span><text:span text:style-name="T15">精華實業社</text:span></text:p>
            <text:p><text:span text:style-name="T14">6.</text:span><text:span text:style-name="T15">通發實業社</text:span><text:span text:style-name="T15">1.</text:span><text:span text:style-name="T15">以馬內</text:span><text:span text:style-name="T15">利行銷企業社</text:span></text:p>
            <text:p><text:span text:style-name="T14">2.</text:span><text:span text:style-name="T15">信義環宇國際有限公</text:span><text:span text:style-name="T15">司</text:span></text:p>
            <text:p><text:span text:style-name="T14">3.</text:span><text:span text:style-name="T15">辰灃工程有限公司</text:span></text:p>
            <text:p><text:span text:style-name="T14">4.</text:span><text:span text:style-name="T15">大昌實業社精</text:span></text:p>
            <text:p><text:span text:style-name="T14">5.</text:span><text:span text:style-name="T15">精華實業社</text:span></text:p>
            <text:p><text:span text:style-name="T14">6.</text:span><text:span text:style-name="T15">通發實業社</text:span><text:span text:style-name="T15">1.</text:span><text:span text:style-name="T15">以馬內</text:span><text:span text:style-name="T15">利行銷企業社</text:span></text:p>
            <text:p><text:span text:style-name="T14">2.</text:span><text:span text:style-name="T15">信義環宇國際有限公</text:span><text:span text:style-name="T15">司</text:span></text:p>
            <text:p><text:span text:style-name="T14">3.</text:span><text:span text:style-name="T15">辰灃工程有限公司</text:span></text:p>
            <text:p><text:span text:style-name="T14">4.</text:span><text:span text:style-name="T15">大昌實業社精</text:span></text:p>
            <text:p><text:span text:style-name="T14">5.</text:span><text:span text:style-name="T15">精華實業社</text:span></text:p>
            <text:p><text:span text:style-name="T14">6.</text:span><text:span text:style-name="T15">通發實業社</text:span></text:p>
          </table:table-cell>
          <table:table-cell table:number-columns-repeated="1015"/>
        </table:table-row>
        <table:table-row table:style-name="ro7">
          <table:table-cell table:style-name="ce5" office:value-type="string">
            <text:p>徐玉樹<text:span text:style-name="T7">徐玉樹徐玉樹徐</text:span><text:span text:style-name="T7">玉樹徐玉樹徐玉樹徐玉</text:span><text:span text:style-name="T7">樹徐玉樹徐玉樹</text:span></text:p>
          </table:table-cell>
          <table:table-cell table:style-name="ce13" office:value-type="string">
            <text:p>龍潭婦女防火宣導分隊購置協勤及救災用工作服<text:span text:style-name="T7">龍潭婦女防火宣導分</text:span><text:span text:style-name="T7">隊購置協勤及救災用工</text:span><text:span text:style-name="T7">作服龍潭婦女防火宣導</text:span><text:span text:style-name="T7">分隊購置協勤及救災用</text:span><text:span text:style-name="T7">工作服龍潭婦女防火宣</text:span><text:span text:style-name="T7">導分隊購置協勤及救災</text:span><text:span text:style-name="T7">用工作服龍潭婦女防火</text:span><text:span text:style-name="T7">宣導分隊購置協勤及救</text:span><text:span text:style-name="T7">災用工作服龍潭婦女防</text:span><text:span text:style-name="T7">火宣導分隊購置協勤及</text:span><text:span text:style-name="T7">救災用工作服龍潭婦女</text:span><text:span text:style-name="T7">防火宣導分隊購置協勤</text:span><text:span text:style-name="T7">及救災用工作服龍潭婦</text:span><text:span text:style-name="T7">女防火宣導分隊購置協</text:span><text:span text:style-name="T7">勤及救災用工作服龍潭</text:span><text:span text:style-name="T7">婦女防火宣導分隊購置</text:span><text:span text:style-name="T7">協勤及救災用工作服</text:span></text:p>
          </table:table-cell>
          <table:table-cell table:style-name="ce5" office:value-type="string">
            <text:p>消防局<text:span text:style-name="T7">消防局消防局消</text:span><text:span text:style-name="T7">防局消防局消防局消防</text:span><text:span text:style-name="T7">局消防局消防局</text:span></text:p>
          </table:table-cell>
          <table:table-cell table:style-name="ce22" office:value-type="string">
            <text:p>無<text:span text:style-name="T7">無無無無無無無無</text:span></text:p>
          </table:table-cell>
          <table:table-cell table:style-name="ce28" office:value-type="float" office:value="294">
            <text:p>294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工務業務</text:span><text:span text:style-name="T9">-</text:span><text:span text:style-name="T10">綜合規劃工作</text:span><text:span text:style-name="T9">-</text:span><text:span text:style-name="T10">獎補助</text:span><text:span text:style-name="T10">費</text:span></text:p>
          </table:table-cell>
          <table:table-cell table:style-name="ce5" office:value-type="string">
            <text:p>消防局<text:span text:style-name="T7">消防局消防局消</text:span><text:span text:style-name="T7">防局消防局消防局消防</text:span><text:span text:style-name="T7">局消防局消防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辦理中</text:span></text:p>
          </table:table-cell>
          <table:table-cell table:style-name="ce44"/>
          <table:table-cell table:number-columns-repeated="1015"/>
        </table:table-row>
        <table:table-row table:style-name="ro8">
          <table:table-cell table:style-name="ce5" office:value-type="string">
            <text:p>楊家俍<text:span text:style-name="T7">楊家俍楊家俍楊</text:span><text:span text:style-name="T7">家俍楊家俍楊家俍楊家</text:span><text:span text:style-name="T7">俍楊家俍楊家俍</text:span></text:p>
          </table:table-cell>
          <table:table-cell table:style-name="ce13" office:value-type="string">
            <text:p>龍潭分局辦理新購及汰換辦公設備<text:span text:style-name="T7">龍潭分局辦</text:span><text:span text:style-name="T7">理新購及汰換辦公設備</text:span><text:span text:style-name="T7">龍潭分局辦理新購及汰</text:span><text:span text:style-name="T7">換辦公設備龍潭分局辦</text:span><text:span text:style-name="T7">理新購及汰換辦公設備</text:span><text:span text:style-name="T7">龍潭分局辦理新購及汰</text:span><text:span text:style-name="T7">換辦公設備龍潭分局辦</text:span><text:span text:style-name="T7">理新購及汰換辦公設備</text:span><text:span text:style-name="T7">龍潭分局辦理新購及汰</text:span><text:span text:style-name="T7">換辦公設備龍潭分局辦</text:span><text:span text:style-name="T7">理新購及汰換辦公設備</text:span><text:span text:style-name="T7">龍潭分局辦理新購及汰</text:span><text:span text:style-name="T7">換辦公設備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警察局</text:span></text:p>
          </table:table-cell>
          <table:table-cell table:style-name="ce22" office:value-type="string">
            <text:p>無<text:span text:style-name="T7">無無無無無無無無</text:span></text:p>
          </table:table-cell>
          <table:table-cell table:style-name="ce28" office:value-type="float" office:value="500">
            <text:p>5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工務業務</text:span><text:span text:style-name="T9">-</text:span><text:span text:style-name="T10">綜合規劃工作</text:span><text:span text:style-name="T9">-</text:span><text:span text:style-name="T10">獎補助</text:span><text:span text:style-name="T10">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警察局</text:span></text:p>
          </table:table-cell>
          <table:table-cell table:style-name="ce42" office:value-type="string">
            <text:p>1.<text:span text:style-name="T7">共同供應契約</text:span></text:p>
            <text:p><text:span text:style-name="T14">2.</text:span><text:span text:style-name="T15">小額採購或逕洽廠商</text:span><text:span text:style-name="T15">1.</text:span><text:span text:style-name="T15">共同供應契約</text:span></text:p>
            <text:p><text:span text:style-name="T14">2.</text:span><text:span text:style-name="T15">小額採購或逕洽廠商</text:span><text:span text:style-name="T15">1.</text:span><text:span text:style-name="T15">共同供應契約</text:span></text:p>
            <text:p><text:span text:style-name="T14">2.</text:span><text:span text:style-name="T15">小額採購或逕洽廠商</text:span><text:span text:style-name="T15">1.</text:span><text:span text:style-name="T15">共同供應契約</text:span></text:p>
            <text:p><text:span text:style-name="T14">2.</text:span><text:span text:style-name="T15">小額採購或逕洽廠商</text:span><text:span text:style-name="T15">1.</text:span><text:span text:style-name="T15">共同供應契約</text:span></text:p>
            <text:p><text:span text:style-name="T14">2.</text:span><text:span text:style-name="T15">小額採購或逕洽廠商</text:span><text:span text:style-name="T15">1.</text:span><text:span text:style-name="T15">共同供應契約</text:span></text:p>
            <text:p><text:span text:style-name="T14">2.</text:span><text:span text:style-name="T15">小額採購或逕洽廠商</text:span><text:span text:style-name="T15">1.</text:span><text:span text:style-name="T15">共同供應契約</text:span></text:p>
            <text:p><text:span text:style-name="T14">2.</text:span><text:span text:style-name="T15">小額採購或逕洽廠商</text:span><text:span text:style-name="T15">1.</text:span><text:span text:style-name="T15">共同供應契約</text:span></text:p>
            <text:p><text:span text:style-name="T14">2.</text:span><text:span text:style-name="T15">小額採購或逕洽廠商</text:span><text:span text:style-name="T15">1.</text:span><text:span text:style-name="T15">共同供應契約</text:span></text:p>
            <text:p><text:span text:style-name="T14">2.</text:span><text:span text:style-name="T15">小額採購或逕洽廠商</text:span></text:p>
          </table:table-cell>
          <table:table-cell table:style-name="ce42" office:value-type="string">
            <text:p>1.<text:span text:style-name="T7">維廣資訊有限公司</text:span></text:p>
            <text:p><text:span text:style-name="T14">2.</text:span><text:span text:style-name="T15">柏巨企業有限公司</text:span></text:p>
            <text:p><text:span text:style-name="T14">3.</text:span><text:span text:style-name="T15">淨寶企業有限公司</text:span><text:span text:style-name="T15">1.</text:span><text:span text:style-name="T15">維廣資訊有限公司</text:span></text:p>
            <text:p><text:span text:style-name="T14">2.</text:span><text:span text:style-name="T15">柏巨企業有限公司</text:span></text:p>
            <text:p><text:span text:style-name="T14">3.</text:span><text:span text:style-name="T15">淨寶企業有限公司</text:span><text:span text:style-name="T15">1.</text:span><text:span text:style-name="T15">維廣資訊有限公司</text:span></text:p>
            <text:p><text:span text:style-name="T14">2.</text:span><text:span text:style-name="T15">柏巨企業有限公司</text:span></text:p>
            <text:p><text:span text:style-name="T14">3.</text:span><text:span text:style-name="T15">淨寶企業有限公司</text:span><text:span text:style-name="T15">1.</text:span><text:span text:style-name="T15">維廣資訊有限公司</text:span></text:p>
            <text:p><text:span text:style-name="T14">2.</text:span><text:span text:style-name="T15">柏巨企業有限公司</text:span></text:p>
            <text:p><text:span text:style-name="T14">3.</text:span><text:span text:style-name="T15">淨寶企業有限公司</text:span><text:span text:style-name="T15">1.</text:span><text:span text:style-name="T15">維廣資訊有限公司</text:span></text:p>
            <text:p><text:span text:style-name="T14">2.</text:span><text:span text:style-name="T15">柏巨企業有限公司</text:span></text:p>
            <text:p><text:span text:style-name="T14">3.</text:span><text:span text:style-name="T15">淨寶企業有限公司</text:span><text:span text:style-name="T15">1.</text:span><text:span text:style-name="T15">維廣資訊有限公司</text:span></text:p>
            <text:p><text:span text:style-name="T14">2.</text:span><text:span text:style-name="T15">柏巨企業有限公司</text:span></text:p>
            <text:p><text:span text:style-name="T14">3.</text:span><text:span text:style-name="T15">淨寶企業有限公司</text:span><text:span text:style-name="T15">1.</text:span><text:span text:style-name="T15">維廣資訊有限公司</text:span></text:p>
            <text:p><text:span text:style-name="T14">2.</text:span><text:span text:style-name="T15">柏巨企業有限公司</text:span></text:p>
            <text:p><text:span text:style-name="T14">3.</text:span><text:span text:style-name="T15">淨寶企業有限公司</text:span><text:span text:style-name="T15">1.</text:span><text:span text:style-name="T15">維廣資訊有限公司</text:span></text:p>
            <text:p><text:span text:style-name="T14">2.</text:span><text:span text:style-name="T15">柏巨企業有限公司</text:span></text:p>
            <text:p><text:span text:style-name="T14">3.</text:span><text:span text:style-name="T15">淨寶企業有限公司</text:span><text:span text:style-name="T15">1.</text:span><text:span text:style-name="T15">維廣資訊有限公司</text:span></text:p>
            <text:p><text:span text:style-name="T14">2.</text:span><text:span text:style-name="T15">柏巨企業有限公司</text:span></text:p>
            <text:p><text:span text:style-name="T14">3.</text:span><text:span text:style-name="T15">淨寶企業有限公司</text:span></text:p>
          </table:table-cell>
          <table:table-cell table:number-columns-repeated="1015"/>
        </table:table-row>
        <table:table-row table:style-name="ro7">
          <table:table-cell table:style-name="ce5" office:value-type="string">
            <text:p>郭麗華<text:span text:style-name="T7">郭麗華郭麗華郭</text:span><text:span text:style-name="T7">麗華郭麗華郭麗華郭麗</text:span><text:span text:style-name="T7">華郭麗華郭麗華</text:span></text:p>
          </table:table-cell>
          <table:table-cell table:style-name="ce13" office:value-type="string">
            <text:p>蘆竹分局建置交通監控中心<text:span text:style-name="T7">蘆竹分局建置交通</text:span><text:span text:style-name="T7">監控中心蘆竹分局建置</text:span><text:span text:style-name="T7">交通監控中心蘆竹分局</text:span><text:span text:style-name="T7">建置交通監控中心蘆竹</text:span><text:span text:style-name="T7">分局建置交通監控中心</text:span><text:span text:style-name="T7">蘆竹分局建置交通監控</text:span><text:span text:style-name="T7">中心蘆竹分局建置交通</text:span><text:span text:style-name="T7">監控中心蘆竹分局建置</text:span><text:span text:style-name="T7">交通監控中心蘆竹分局</text:span><text:span text:style-name="T7">建置交通監控中心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警察局</text:span></text:p>
          </table:table-cell>
          <table:table-cell table:style-name="ce22" office:value-type="string">
            <text:p>無<text:span text:style-name="T7">無無無無無無無無</text:span></text:p>
          </table:table-cell>
          <table:table-cell table:style-name="ce28" office:value-type="float" office:value="144">
            <text:p>144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工務業務</text:span><text:span text:style-name="T9">-</text:span><text:span text:style-name="T10">綜合規劃工作</text:span><text:span text:style-name="T9">-</text:span><text:span text:style-name="T10">獎補助</text:span><text:span text:style-name="T10">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警察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辦理中</text:span></text:p>
          </table:table-cell>
          <table:table-cell table:style-name="ce33"/>
          <table:table-cell table:number-columns-repeated="1015"/>
        </table:table-row>
        <table:table-row table:style-name="ro7">
          <table:table-cell table:style-name="ce5" office:value-type="string">
            <text:p>郭麗華<text:span text:style-name="T7">郭麗華郭麗華郭</text:span><text:span text:style-name="T7">麗華郭麗華郭麗華郭麗</text:span><text:span text:style-name="T7">華郭麗華郭麗華</text:span></text:p>
          </table:table-cell>
          <table:table-cell table:style-name="ce13" office:value-type="string">
            <text:p>蘆竹分局購置電腦教室設備<text:span text:style-name="T7">蘆竹分局購置電腦</text:span><text:span text:style-name="T7">教室設備蘆竹分局購置</text:span><text:span text:style-name="T7">電腦教室設備蘆竹分局</text:span><text:span text:style-name="T7">購置電腦教室設備蘆竹</text:span><text:span text:style-name="T7">分局購置電腦教室設備</text:span><text:span text:style-name="T7">蘆竹分局購置電腦教室</text:span><text:span text:style-name="T7">設備蘆竹分局購置電腦</text:span><text:span text:style-name="T7">教室設備蘆竹分局購置</text:span><text:span text:style-name="T7">電腦教室設備蘆竹分局</text:span><text:span text:style-name="T7">購置電腦教室設備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警察局</text:span></text:p>
          </table:table-cell>
          <table:table-cell table:style-name="ce22" office:value-type="string">
            <text:p>無<text:span text:style-name="T7">無無無無無無無無</text:span></text:p>
          </table:table-cell>
          <table:table-cell table:style-name="ce28" office:value-type="float" office:value="829">
            <text:p>829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工務業務</text:span><text:span text:style-name="T9">-</text:span><text:span text:style-name="T10">綜合規劃工作</text:span><text:span text:style-name="T9">-</text:span><text:span text:style-name="T10">獎補助</text:span><text:span text:style-name="T10">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警察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辦理中</text:span></text:p>
          </table:table-cell>
          <table:table-cell table:style-name="ce33"/>
          <table:table-cell table:number-columns-repeated="1015"/>
        </table:table-row>
        <table:table-row table:style-name="ro9">
          <table:table-cell table:style-name="ce5" office:value-type="string">
            <text:p>魯明哲<text:span text:style-name="T7">魯明哲魯明哲魯</text:span><text:span text:style-name="T7">明哲魯明哲魯明哲魯明</text:span><text:span text:style-name="T7">哲魯明哲魯明哲</text:span></text:p>
          </table:table-cell>
          <table:table-cell table:style-name="ce13" office:value-type="string">
            <text:p>自立里辦公處設置公共用廣播系統設備<text:span text:style-name="T7">自立里</text:span><text:span text:style-name="T7">辦公處設置公共用廣播</text:span><text:span text:style-name="T7">系統設備自立里辦公處</text:span><text:span text:style-name="T7">設置公共用廣播系統設</text:span><text:span text:style-name="T7">備自立里辦公處設置公</text:span><text:span text:style-name="T7">共用廣播系統設備自立</text:span><text:span text:style-name="T7">里辦公處設置公共用廣</text:span><text:span text:style-name="T7">播系統設備自立里辦公</text:span><text:span text:style-name="T7">處設置公共用廣播系統</text:span><text:span text:style-name="T7">設備自立里辦公處設置</text:span><text:span text:style-name="T7">公共用廣播系統設備自</text:span><text:span text:style-name="T7">立里辦公處設置公共用</text:span><text:span text:style-name="T7">廣播系統設備自立里辦</text:span><text:span text:style-name="T7">公處設置公共用廣播系</text:span><text:span text:style-name="T7">統設備</text:span></text:p>
          </table:table-cell>
          <table:table-cell table:style-name="ce5" office:value-type="string">
            <text:p>民政局<text:span text:style-name="T7">民政局民政局民</text:span><text:span text:style-name="T7">政局民政局民政局民政</text:span><text:span text:style-name="T7">局民政局民政局</text:span></text:p>
          </table:table-cell>
          <table:table-cell table:style-name="ce22" office:value-type="string">
            <text:p>無<text:span text:style-name="T7">無無無無無無無無</text:span></text:p>
          </table:table-cell>
          <table:table-cell table:style-name="ce28" office:value-type="float" office:value="90">
            <text:p>9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工務業務</text:span><text:span text:style-name="T9">-</text:span><text:span text:style-name="T10">綜合規劃工作</text:span><text:span text:style-name="T9">-</text:span><text:span text:style-name="T10">獎補助</text:span><text:span text:style-name="T10">費</text:span></text:p>
          </table:table-cell>
          <table:table-cell table:style-name="ce5" office:value-type="string">
            <text:p>民政局<text:span text:style-name="T7">民政局民政局民</text:span><text:span text:style-name="T7">政局民政局民政局民政</text:span><text:span text:style-name="T7">局民政局民政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辦理中</text:span></text:p>
          </table:table-cell>
          <table:table-cell table:style-name="ce33"/>
          <table:table-cell table:number-columns-repeated="1015"/>
        </table:table-row>
        <table:table-row table:style-name="ro9">
          <table:table-cell table:style-name="ce5" office:value-type="string">
            <text:p>劉茂群<text:span text:style-name="T7">劉茂群劉茂群劉</text:span><text:span text:style-name="T7">茂群劉茂群劉茂群劉茂</text:span><text:span text:style-name="T7">群劉茂群劉茂群</text:span></text:p>
          </table:table-cell>
          <table:table-cell table:style-name="ce13" office:value-type="string">
            <text:p>大福里辦公處購置公共用滅火器設備<text:span text:style-name="T7">大福里辦</text:span><text:span text:style-name="T7">公處購置公共用滅火器</text:span><text:span text:style-name="T7">設備大福里辦公處購置</text:span><text:span text:style-name="T7">公共用滅火器設備大福</text:span><text:span text:style-name="T7">里辦公處購置公共用滅</text:span><text:span text:style-name="T7">火器設備大福里辦公處</text:span><text:span text:style-name="T7">購置公共用滅火器設備</text:span><text:span text:style-name="T7">大福里辦公處購置公共</text:span><text:span text:style-name="T7">用滅火器設備大福里辦</text:span><text:span text:style-name="T7">公處購置公共用滅火器</text:span><text:span text:style-name="T7">設備大福里辦公處購置</text:span><text:span text:style-name="T7">公共用滅火器設備大福</text:span><text:span text:style-name="T7">里辦公處購置公共用滅</text:span><text:span text:style-name="T7">火器設備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22" office:value-type="string">
            <text:p>無<text:span text:style-name="T7">無無無無無無無無</text:span></text:p>
          </table:table-cell>
          <table:table-cell table:style-name="ce28" office:value-type="float" office:value="330">
            <text:p>33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工務業務</text:span><text:span text:style-name="T9">-</text:span><text:span text:style-name="T10">綜合規劃工作</text:span><text:span text:style-name="T9">-</text:span><text:span text:style-name="T10">獎補助</text:span><text:span text:style-name="T10">費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辦理中</text:span></text:p>
          </table:table-cell>
          <table:table-cell table:style-name="ce33"/>
          <table:table-cell table:number-columns-repeated="1015"/>
        </table:table-row>
        <table:table-row table:style-name="ro9">
          <table:table-cell table:style-name="ce5" office:value-type="string">
            <text:p>劉茂群<text:span text:style-name="T7">劉茂群劉茂群劉</text:span><text:span text:style-name="T7">茂群劉茂群劉茂群劉茂</text:span><text:span text:style-name="T7">群劉茂群劉茂群</text:span></text:p>
          </table:table-cell>
          <table:table-cell table:style-name="ce13" office:value-type="string">
            <text:p>大正里辦公處購置公共用滅火器設備<text:span text:style-name="T7">大正里辦</text:span><text:span text:style-name="T7">公處購置公共用滅火器</text:span><text:span text:style-name="T7">設備大正里辦公處購置</text:span><text:span text:style-name="T7">公共用滅火器設備大正</text:span><text:span text:style-name="T7">里辦公處購置公共用滅</text:span><text:span text:style-name="T7">火器設備大正里辦公處</text:span><text:span text:style-name="T7">購置公共用滅火器設備</text:span><text:span text:style-name="T7">大正里辦公處購置公共</text:span><text:span text:style-name="T7">用滅火器設備大正里辦</text:span><text:span text:style-name="T7">公處購置公共用滅火器</text:span><text:span text:style-name="T7">設備大正里辦公處購置</text:span><text:span text:style-name="T7">公共用滅火器設備大正</text:span><text:span text:style-name="T7">里辦公處購置公共用滅</text:span><text:span text:style-name="T7">火器設備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22" office:value-type="string">
            <text:p>無<text:span text:style-name="T7">無無無無無無無無</text:span></text:p>
          </table:table-cell>
          <table:table-cell table:style-name="ce28" office:value-type="float" office:value="297">
            <text:p>297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工務業務</text:span><text:span text:style-name="T9">-</text:span><text:span text:style-name="T10">綜合規劃工作</text:span><text:span text:style-name="T9">-</text:span><text:span text:style-name="T10">獎補助</text:span><text:span text:style-name="T10">費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辦理中</text:span></text:p>
          </table:table-cell>
          <table:table-cell table:style-name="ce33"/>
          <table:table-cell table:number-columns-repeated="1015"/>
        </table:table-row>
        <table:table-row table:style-name="ro9">
          <table:table-cell table:style-name="ce6" office:value-type="string">
            <text:p>游吾和<text:span text:style-name="T7">游吾和游吾和游</text:span><text:span text:style-name="T7">吾和游吾和游吾和游吾</text:span><text:span text:style-name="T7">和游吾和游吾和</text:span></text:p>
          </table:table-cell>
          <table:table-cell table:style-name="ce14" office:value-type="string">
            <text:p>大園分局購置資訊設備暨改善辦公廳舍<text:span text:style-name="T7">大園分</text:span><text:span text:style-name="T7">局購置資訊設備暨改善</text:span><text:span text:style-name="T7">辦公廳舍大園分局購置</text:span><text:span text:style-name="T7">資訊設備暨改善辦公廳</text:span><text:span text:style-name="T7">舍大園分局購置資訊設</text:span><text:span text:style-name="T7">備暨改善辦公廳舍大園</text:span><text:span text:style-name="T7">分局購置資訊設備暨改</text:span><text:span text:style-name="T7">善辦公廳舍大園分局購</text:span><text:span text:style-name="T7">置資訊設備暨改善辦公</text:span><text:span text:style-name="T7">廳舍大園分局購置資訊</text:span><text:span text:style-name="T7">設備暨改善辦公廳舍大</text:span><text:span text:style-name="T7">園分局購置資訊設備暨</text:span><text:span text:style-name="T7">改善辦公廳舍大園分局</text:span><text:span text:style-name="T7">購置資訊設備暨改善辦</text:span><text:span text:style-name="T7">公廳舍</text:span></text:p>
          </table:table-cell>
          <table:table-cell table:style-name="ce6" office:value-type="string">
            <text:p>警察局<text:span text:style-name="T7">警察局警察局警</text:span><text:span text:style-name="T7">察局警察局警察局警察</text:span><text:span text:style-name="T7">局警察局警察局</text:span></text:p>
          </table:table-cell>
          <table:table-cell table:style-name="ce23" office:value-type="string">
            <text:p>無<text:span text:style-name="T7">無無無無無無無無</text:span></text:p>
          </table:table-cell>
          <table:table-cell table:style-name="ce28" office:value-type="float" office:value="500">
            <text:p>500 </text:p>
          </table:table-cell>
          <table:table-cell table:style-name="ce35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工務業務</text:span><text:span text:style-name="T9">-</text:span><text:span text:style-name="T10">綜合規劃工作</text:span><text:span text:style-name="T9">-</text:span><text:span text:style-name="T10">獎補助</text:span><text:span text:style-name="T10">費</text:span></text:p>
          </table:table-cell>
          <table:table-cell table:style-name="ce6" office:value-type="string">
            <text:p>警察局<text:span text:style-name="T7">警察局警察局警</text:span><text:span text:style-name="T7">察局警察局警察局警察</text:span><text:span text:style-name="T7">局警察局警察局</text:span></text:p>
          </table:table-cell>
          <table:table-cell table:style-name="ce42" office:value-type="string">
            <text:p>辦理中<text:span text:style-name="T7">辦理中辦理中辦</text:span><text:span text:style-name="T7">理中辦理中辦理中辦理</text:span><text:span text:style-name="T7">中辦理中辦理中</text:span></text:p>
          </table:table-cell>
          <table:table-cell table:style-name="ce33"/>
          <table:table-cell table:number-columns-repeated="1015"/>
        </table:table-row>
        <table:table-row table:style-name="ro9">
          <table:table-cell table:style-name="ce6" office:value-type="string">
            <text:p>徐其萬<text:span text:style-name="T7">徐其萬徐其萬徐</text:span><text:span text:style-name="T7">其萬徐其萬徐其萬徐其</text:span><text:span text:style-name="T7">萬徐其萬徐其萬</text:span></text:p>
          </table:table-cell>
          <table:table-cell table:style-name="ce14" office:value-type="string">
            <text:p>大園分局購置偵查隊應勤裝備及廳舍硬體設備更新工程<text:span text:style-name="T7">大園分局購置</text:span><text:span text:style-name="T7">偵查隊應勤裝備及廳舍</text:span><text:span text:style-name="T7">硬體設備更新工程大園</text:span><text:span text:style-name="T7">分局購置偵查隊應勤裝</text:span><text:span text:style-name="T7">備及廳舍硬體設備更新</text:span><text:span text:style-name="T7">工程大園分局購置偵查</text:span><text:span text:style-name="T7">隊應勤裝備及廳舍硬體</text:span><text:span text:style-name="T7">設備更新工程大園分局</text:span><text:span text:style-name="T7">購置偵查隊應勤裝備及</text:span><text:span text:style-name="T7">廳舍硬體設備更新工程</text:span><text:span text:style-name="T7">大園分局購置偵查隊應</text:span><text:span text:style-name="T7">勤裝備及廳舍硬體設備</text:span><text:span text:style-name="T7">更新工程大園分局購置</text:span><text:span text:style-name="T7">偵查隊應勤裝備及廳舍</text:span><text:span text:style-name="T7">硬體設備更新工程大園</text:span><text:span text:style-name="T7">分局購置偵查隊應勤裝</text:span><text:span text:style-name="T7">備及廳舍硬體設備更新</text:span><text:span text:style-name="T7">工程大園分局購置偵查</text:span><text:span text:style-name="T7">隊應勤裝備及廳舍硬體</text:span><text:span text:style-name="T7">設備更新工程</text:span></text:p>
          </table:table-cell>
          <table:table-cell table:style-name="ce6" office:value-type="string">
            <text:p>警察局<text:span text:style-name="T7">警察局警察局警</text:span><text:span text:style-name="T7">察局警察局警察局警察</text:span><text:span text:style-name="T7">局警察局警察局</text:span></text:p>
          </table:table-cell>
          <table:table-cell table:style-name="ce23" office:value-type="string">
            <text:p>無<text:span text:style-name="T7">無無無無無無無無</text:span></text:p>
          </table:table-cell>
          <table:table-cell table:style-name="ce28" office:value-type="float" office:value="600">
            <text:p>600 </text:p>
          </table:table-cell>
          <table:table-cell table:style-name="ce35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工務業務</text:span><text:span text:style-name="T9">-</text:span><text:span text:style-name="T10">綜合規劃工作</text:span><text:span text:style-name="T9">-</text:span><text:span text:style-name="T10">獎補助</text:span><text:span text:style-name="T10">費</text:span></text:p>
          </table:table-cell>
          <table:table-cell table:style-name="ce6" office:value-type="string">
            <text:p>警察局<text:span text:style-name="T7">警察局警察局警</text:span><text:span text:style-name="T7">察局警察局警察局警察</text:span><text:span text:style-name="T7">局警察局警察局</text:span></text:p>
          </table:table-cell>
          <table:table-cell table:style-name="ce42" office:value-type="string">
            <text:p>辦理中<text:span text:style-name="T7">辦理中辦理中辦</text:span><text:span text:style-name="T7">理中辦理中辦理中辦理</text:span><text:span text:style-name="T7">中辦理中辦理中</text:span></text:p>
          </table:table-cell>
          <table:table-cell table:style-name="ce33"/>
          <table:table-cell table:number-columns-repeated="1015"/>
        </table:table-row>
        <table:table-row table:style-name="ro9">
          <table:table-cell table:style-name="ce5" office:value-type="string">
            <text:p>邱奕勝<text:span text:style-name="T7">邱奕勝邱奕勝邱</text:span><text:span text:style-name="T7">奕勝邱奕勝邱奕勝邱奕</text:span><text:span text:style-name="T7">勝邱奕勝</text:span></text:p>
          </table:table-cell>
          <table:table-cell table:style-name="ce13" office:value-type="string">
            <text:p>老街溪中央西路節點景觀照明改善工程<text:span text:style-name="T7">老街溪</text:span><text:span text:style-name="T7">中央西路節點景觀照明</text:span><text:span text:style-name="T7">改善工程老街溪中央西</text:span><text:span text:style-name="T7">路節點景觀照明改善工</text:span><text:span text:style-name="T7">程老街溪中央西路節點</text:span><text:span text:style-name="T7">景觀照明改善工程老街</text:span><text:span text:style-name="T7">溪中央西路節點景觀照</text:span><text:span text:style-name="T7">明改善工程老街溪中央</text:span><text:span text:style-name="T7">西路節點景觀照明改善</text:span><text:span text:style-name="T7">工程老街溪中央西路節</text:span><text:span text:style-name="T7">點景觀照明改善工程老</text:span><text:span text:style-name="T7">街溪中央西路節點景觀</text:span><text:span text:style-name="T7">照明改善工程</text:span></text:p>
          </table:table-cell>
          <table:table-cell table:style-name="ce5" office:value-type="string">
            <text:p>工務局<text:span text:style-name="T7">工務局工務局工</text:span><text:span text:style-name="T7">務局工務局工務局工務</text:span><text:span text:style-name="T7">局工務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1800">
            <text:p>1,8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工務局<text:span text:style-name="T7">工務局工務局工</text:span><text:span text:style-name="T7">務局工務局工務局工務</text:span><text:span text:style-name="T7">局工務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9">
          <table:table-cell table:style-name="ce5" office:value-type="string">
            <text:p>歐炳辰<text:span text:style-name="T7">歐炳辰歐炳辰歐</text:span><text:span text:style-name="T7">炳辰歐炳辰歐炳辰歐炳</text:span><text:span text:style-name="T7">辰歐炳辰</text:span></text:p>
          </table:table-cell>
          <table:table-cell table:style-name="ce13" office:value-type="string">
            <text:p>大園分局購置辦公設備及廳舍整修<text:span text:style-name="T7">大園分局購</text:span><text:span text:style-name="T7">置辦公設備及廳舍整修</text:span><text:span text:style-name="T7">大園分局購置辦公設備</text:span><text:span text:style-name="T7">及廳舍整修大園分局購</text:span><text:span text:style-name="T7">置辦公設備及廳舍整修</text:span><text:span text:style-name="T7">大園分局購置辦公設備</text:span><text:span text:style-name="T7">及廳舍整修大園分局購</text:span><text:span text:style-name="T7">置辦公設備及廳舍整修</text:span><text:span text:style-name="T7">大園分局購置辦公設備</text:span><text:span text:style-name="T7">及廳舍整修大園分局購</text:span><text:span text:style-name="T7">置辦公設備及廳舍整修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1000">
            <text:p>1,0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9">
          <table:table-cell table:style-name="ce5" office:value-type="string">
            <text:p>呂林小鳳<text:span text:style-name="T7">呂林小鳳呂林</text:span><text:span text:style-name="T7">小鳳呂林小鳳呂林小鳳</text:span><text:span text:style-name="T7">呂林小鳳呂林小鳳呂林</text:span><text:span text:style-name="T7">小鳳</text:span></text:p>
          </table:table-cell>
          <table:table-cell table:style-name="ce13" office:value-type="string">
            <text:p>大安里辦公處購公共用滅火器設備<text:span text:style-name="T7">大安里辦公</text:span><text:span text:style-name="T7">處購公共用滅火器設備</text:span><text:span text:style-name="T7">大安里辦公處購公共用</text:span><text:span text:style-name="T7">滅火器設備大安里辦公</text:span><text:span text:style-name="T7">處購公共用滅火器設備</text:span><text:span text:style-name="T7">大安里辦公處購公共用</text:span><text:span text:style-name="T7">滅火器設備大安里辦公</text:span><text:span text:style-name="T7">處購公共用滅火器設備</text:span><text:span text:style-name="T7">大安里辦公處購公共用</text:span><text:span text:style-name="T7">滅火器設備大安里辦公</text:span><text:span text:style-name="T7">處購公共用滅火器設備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400">
            <text:p>4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9">
          <table:table-cell table:style-name="ce5" office:value-type="string">
            <text:p>劉茂群<text:span text:style-name="T7">劉茂群劉茂群劉</text:span><text:span text:style-name="T7">茂群劉茂群劉茂群劉茂</text:span><text:span text:style-name="T7">群劉茂群</text:span></text:p>
          </table:table-cell>
          <table:table-cell table:style-name="ce13" office:value-type="string">
            <text:p>大和里辦公處購置公共用滅火器設備<text:span text:style-name="T7">大和里辦</text:span><text:span text:style-name="T7">公處購置公共用滅火器</text:span><text:span text:style-name="T7">設備大和里辦公處購置</text:span><text:span text:style-name="T7">公共用滅火器設備大和</text:span><text:span text:style-name="T7">里辦公處購置公共用滅</text:span><text:span text:style-name="T7">火器設備大和里辦公處</text:span><text:span text:style-name="T7">購置公共用滅火器設備</text:span><text:span text:style-name="T7">大和里辦公處購置公共</text:span><text:span text:style-name="T7">用滅火器設備大和里辦</text:span><text:span text:style-name="T7">公處購置公共用滅火器</text:span><text:span text:style-name="T7">設備大和里辦公處購置</text:span><text:span text:style-name="T7">公共用滅火器設備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134">
            <text:p>134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9">
          <table:table-cell table:style-name="ce5" office:value-type="string">
            <text:p>袁明星<text:span text:style-name="T7">袁明星袁明星袁</text:span><text:span text:style-name="T7">明星袁明星袁明星袁明</text:span><text:span text:style-name="T7">星袁明星</text:span></text:p>
          </table:table-cell>
          <table:table-cell table:style-name="ce13" office:value-type="string">
            <text:p>本局華勛分隊購置充實救災宣導及訓練用裝備器材<text:span text:style-name="T7">本局華勛分隊購置</text:span><text:span text:style-name="T7">充實救災宣導及訓練用</text:span><text:span text:style-name="T7">裝備器材本局華勛分隊</text:span><text:span text:style-name="T7">購置充實救災宣導及訓</text:span><text:span text:style-name="T7">練用裝備器材本局華勛</text:span><text:span text:style-name="T7">分隊購置充實救災宣導</text:span><text:span text:style-name="T7">及訓練用裝備器材本局</text:span><text:span text:style-name="T7">華勛分隊購置充實救災</text:span><text:span text:style-name="T7">宣導及訓練用裝備器材</text:span><text:span text:style-name="T7">本局華勛分隊購置充實</text:span><text:span text:style-name="T7">救災宣導及訓練用裝備</text:span><text:span text:style-name="T7">器材本局華勛分隊購置</text:span><text:span text:style-name="T7">充實救災宣導及訓練用</text:span><text:span text:style-name="T7">裝備器材本局華勛分隊</text:span><text:span text:style-name="T7">購置充實救災宣導及訓</text:span><text:span text:style-name="T7">練用裝備器材</text:span></text:p>
          </table:table-cell>
          <table:table-cell table:style-name="ce5" office:value-type="string">
            <text:p>消防局<text:span text:style-name="T7">消防局消防局消</text:span><text:span text:style-name="T7">防局消防局消防局消防</text:span><text:span text:style-name="T7">局消防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500">
            <text:p>5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消防局<text:span text:style-name="T7">消防局消防局消</text:span><text:span text:style-name="T7">防局消防局消防局消防</text:span><text:span text:style-name="T7">局消防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0">
          <table:table-cell table:style-name="ce5" office:value-type="string">
            <text:p>蘇家明<text:span text:style-name="T7">蘇家明蘇家明蘇</text:span><text:span text:style-name="T7">家明蘇家明蘇家明蘇家</text:span><text:span text:style-name="T7">明蘇家明</text:span></text:p>
          </table:table-cell>
          <table:table-cell table:style-name="ce13" office:value-type="string">
            <text:p>展演廳裝修改善工程<text:span text:style-name="T7">展</text:span><text:span text:style-name="T7">演廳裝修改善工程展演</text:span><text:span text:style-name="T7">廳裝修改善工程展演廳</text:span><text:span text:style-name="T7">裝修改善工程展演廳裝</text:span><text:span text:style-name="T7">修改善工程展演廳裝修</text:span><text:span text:style-name="T7">改善工程展演廳裝修改</text:span><text:span text:style-name="T7">善工程展演廳裝修改善</text:span><text:span text:style-name="T7">工程</text:span></text:p>
          </table:table-cell>
          <table:table-cell table:style-name="ce5" office:value-type="string">
            <text:p>快樂國小<text:span text:style-name="T7">快樂國小快樂</text:span><text:span text:style-name="T7">國小快樂國小快樂國小</text:span><text:span text:style-name="T7">快樂國小快樂國小快樂</text:span><text:span text:style-name="T7">國小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998">
            <text:p>998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快樂國小<text:span text:style-name="T7">快樂國小快樂</text:span><text:span text:style-name="T7">國小快樂國小快樂國小</text:span><text:span text:style-name="T7">快樂國小快樂國小快樂</text:span><text:span text:style-name="T7">國小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0">
          <table:table-cell table:style-name="ce5" office:value-type="string">
            <text:p>黃敬平<text:span text:style-name="T7">黃敬平黃敬平黃</text:span><text:span text:style-name="T7">敬平黃敬平黃敬平黃敬</text:span><text:span text:style-name="T7">平黃敬平</text:span></text:p>
          </table:table-cell>
          <table:table-cell table:style-name="ce14" office:value-type="string">
            <text:p>A<text:span text:style-name="T7">棟屋頂整修工程</text:span><text:span text:style-name="T7">A</text:span><text:span text:style-name="T7">棟屋</text:span><text:span text:style-name="T7">頂整修工程</text:span><text:span text:style-name="T7">A</text:span><text:span text:style-name="T7">棟屋頂整修</text:span><text:span text:style-name="T7">工程</text:span><text:span text:style-name="T7">A</text:span><text:span text:style-name="T7">棟屋頂整修工程</text:span><text:span text:style-name="T7">A</text:span><text:span text:style-name="T7">棟屋頂整修工程</text:span><text:span text:style-name="T7">A</text:span><text:span text:style-name="T7">棟屋頂</text:span><text:span text:style-name="T7">整修工程</text:span><text:span text:style-name="T7">A</text:span><text:span text:style-name="T7">棟屋頂整修工</text:span><text:span text:style-name="T7">程</text:span><text:span text:style-name="T7">A</text:span><text:span text:style-name="T7">棟屋頂整修工程</text:span></text:p>
          </table:table-cell>
          <table:table-cell table:style-name="ce5" office:value-type="string">
            <text:p>平興國中<text:span text:style-name="T7">平興國中平興</text:span><text:span text:style-name="T7">國中平興國中平興國中</text:span><text:span text:style-name="T7">平興國中平興國中平興</text:span><text:span text:style-name="T7">國中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1038">
            <text:p>1,038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平興國中<text:span text:style-name="T7">平興國中平興</text:span><text:span text:style-name="T7">國中平興國中平興國中</text:span><text:span text:style-name="T7">平興國中平興國中平興</text:span><text:span text:style-name="T7">國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0">
          <table:table-cell table:style-name="ce5" office:value-type="string">
            <text:p>袁明星<text:span text:style-name="T7">袁明星袁明星袁</text:span><text:span text:style-name="T7">明星袁明星袁明星袁明</text:span><text:span text:style-name="T7">星袁明星</text:span></text:p>
          </table:table-cell>
          <table:table-cell table:style-name="ce13" office:value-type="string">
            <text:p>採購辦公處設備<text:span text:style-name="T7">採購辦</text:span><text:span text:style-name="T7">公處設備採購辦公處設</text:span><text:span text:style-name="T7">備採購辦公處設備採購</text:span><text:span text:style-name="T7">辦公處設備採購辦公處</text:span><text:span text:style-name="T7">設備採購辦公處設備採</text:span><text:span text:style-name="T7">購辦公處設備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483">
            <text:p>483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1">
          <table:table-cell table:style-name="ce5" office:value-type="string">
            <text:p>袁明星<text:span text:style-name="T7">袁明星袁明星袁</text:span><text:span text:style-name="T7">明星袁明星袁明星袁明</text:span><text:span text:style-name="T7">星袁明星</text:span></text:p>
          </table:table-cell>
          <table:table-cell table:style-name="ce13" office:value-type="string">
            <text:p>龍慈里辦公處建置公共用廣播系統案<text:span text:style-name="T7">龍慈里辦</text:span><text:span text:style-name="T7">公處建置公共用廣播系</text:span><text:span text:style-name="T7">統案龍慈里辦公處建置</text:span><text:span text:style-name="T7">公共用廣播系統案龍慈</text:span><text:span text:style-name="T7">里辦公處建置公共用廣</text:span><text:span text:style-name="T7">播系統案龍慈里辦公處</text:span><text:span text:style-name="T7">建置公共用廣播系統案</text:span><text:span text:style-name="T7">龍慈里辦公處建置公共</text:span><text:span text:style-name="T7">用廣播系統案龍慈里辦</text:span><text:span text:style-name="T7">公處建置公共用廣播系</text:span><text:span text:style-name="T7">統案龍慈里辦公處建置</text:span><text:span text:style-name="T7">公共用廣播系統案</text:span></text:p>
          </table:table-cell>
          <table:table-cell table:style-name="ce5" office:value-type="string">
            <text:p>中壢區公所<text:span text:style-name="T7">中壢區公所</text:span><text:span text:style-name="T7">中壢區公所中壢區公所</text:span><text:span text:style-name="T7">中壢區公所中壢區公所</text:span><text:span text:style-name="T7">中壢區公所中壢區公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500">
            <text:p>5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中壢區公所<text:span text:style-name="T7">中壢區公所</text:span><text:span text:style-name="T7">中壢區公所中壢區公所</text:span><text:span text:style-name="T7">中壢區公所中壢區公所</text:span><text:span text:style-name="T7">中壢區公所中壢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1">
          <table:table-cell table:style-name="ce5" office:value-type="string">
            <text:p>陳治文<text:span text:style-name="T7">陳治文陳治文陳</text:span><text:span text:style-name="T7">治文陳治文陳治文陳治</text:span><text:span text:style-name="T7">文陳治文</text:span></text:p>
          </table:table-cell>
          <table:table-cell table:style-name="ce13" office:value-type="string">
            <text:p>平鎮分局本部二樓廁所改善整修工程<text:span text:style-name="T7">平鎮分局</text:span><text:span text:style-name="T7">本部二樓廁所改善整修</text:span><text:span text:style-name="T7">工程平鎮分局本部二樓</text:span><text:span text:style-name="T7">廁所改善整修工程平鎮</text:span><text:span text:style-name="T7">分局本部二樓廁所改善</text:span><text:span text:style-name="T7">整修工程平鎮分局本部</text:span><text:span text:style-name="T7">二樓廁所改善整修工程</text:span><text:span text:style-name="T7">平鎮分局本部二樓廁所</text:span><text:span text:style-name="T7">改善整修工程平鎮分局</text:span><text:span text:style-name="T7">本部二樓廁所改善整修</text:span><text:span text:style-name="T7">工程平鎮分局本部二樓</text:span><text:span text:style-name="T7">廁所改善整修工程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500">
            <text:p>5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1">
          <table:table-cell table:style-name="ce5" office:value-type="string">
            <text:p>莊玉輝<text:span text:style-name="T7">莊玉輝莊玉輝莊</text:span><text:span text:style-name="T7">玉輝莊玉輝莊玉輝莊玉</text:span><text:span text:style-name="T7">輝莊玉輝</text:span></text:p>
          </table:table-cell>
          <table:table-cell table:style-name="ce13" office:value-type="string">
            <text:p>購置東勢社區活動中心設施設備<text:span text:style-name="T7">購置東勢社區</text:span><text:span text:style-name="T7">活動中心設施設備購置</text:span><text:span text:style-name="T7">東勢社區活動中心設施</text:span><text:span text:style-name="T7">設備購置東勢社區活動</text:span><text:span text:style-name="T7">中心設施設備購置東勢</text:span><text:span text:style-name="T7">社區活動中心設施設備</text:span><text:span text:style-name="T7">購置東勢社區活動中心</text:span><text:span text:style-name="T7">設施設備購置東勢社區</text:span><text:span text:style-name="T7">活動中心設施設備購置</text:span><text:span text:style-name="T7">東勢社區活動中心設施</text:span><text:span text:style-name="T7">設備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平鎮區公所</text:span><text:span text:style-name="T7">平鎮區公所平鎮區公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200">
            <text:p>2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平鎮區公所</text:span><text:span text:style-name="T7">平鎮區公所平鎮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1">
          <table:table-cell table:style-name="ce5" office:value-type="string">
            <text:p>劉仁照<text:span text:style-name="T7">劉仁照劉仁照劉</text:span><text:span text:style-name="T7">仁照劉仁照劉仁照劉仁</text:span><text:span text:style-name="T7">照劉仁照</text:span></text:p>
          </table:table-cell>
          <table:table-cell table:style-name="ce13" office:value-type="string">
            <text:p>高連社區活動中心安全維護系統設備改善<text:span text:style-name="T7">高連</text:span><text:span text:style-name="T7">社區活動中心安全維護</text:span><text:span text:style-name="T7">系統設備改善高連社區</text:span><text:span text:style-name="T7">活動中心安全維護系統</text:span><text:span text:style-name="T7">設備改善高連社區活動</text:span><text:span text:style-name="T7">中心安全維護系統設備</text:span><text:span text:style-name="T7">改善高連社區活動中心</text:span><text:span text:style-name="T7">安全維護系統設備改善</text:span><text:span text:style-name="T7">高連社區活動中心安全</text:span><text:span text:style-name="T7">維護系統設備改善高連</text:span><text:span text:style-name="T7">社區活動中心安全維護</text:span><text:span text:style-name="T7">系統設備改善高連社區</text:span><text:span text:style-name="T7">活動中心安全維護系統</text:span><text:span text:style-name="T7">設備改善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平鎮區公所</text:span><text:span text:style-name="T7">平鎮區公所平鎮區公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97">
            <text:p>97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平鎮區公所</text:span><text:span text:style-name="T7">平鎮區公所平鎮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1">
          <table:table-cell table:style-name="ce5" office:value-type="string">
            <text:p>呂林小鳳<text:span text:style-name="T7">呂林小鳳呂林</text:span><text:span text:style-name="T7">小鳳呂林小鳳呂林小鳳</text:span><text:span text:style-name="T7">呂林小鳳呂林小鳳呂林</text:span><text:span text:style-name="T7">小鳳</text:span></text:p>
          </table:table-cell>
          <table:table-cell table:style-name="ce13" office:value-type="string">
            <text:p>廣德里辦公處購置公共用滅火器設備<text:span text:style-name="T7">廣德里辦</text:span><text:span text:style-name="T7">公處購置公共用滅火器</text:span><text:span text:style-name="T7">設備廣德里辦公處購置</text:span><text:span text:style-name="T7">公共用滅火器設備廣德</text:span><text:span text:style-name="T7">里辦公處購置公共用滅</text:span><text:span text:style-name="T7">火器設備廣德里辦公處</text:span><text:span text:style-name="T7">購置公共用滅火器設備</text:span><text:span text:style-name="T7">廣德里辦公處購置公共</text:span><text:span text:style-name="T7">用滅火器設備廣德里辦</text:span><text:span text:style-name="T7">公處購置公共用滅火器</text:span><text:span text:style-name="T7">設備廣德里辦公處購置</text:span><text:span text:style-name="T7">公共用滅火器設備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50">
            <text:p>5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2">
          <table:table-cell table:style-name="ce5" office:value-type="string">
            <text:p>郭麗華<text:span text:style-name="T7">郭麗華郭麗華郭</text:span><text:span text:style-name="T7">麗華郭麗華郭麗華郭麗</text:span><text:span text:style-name="T7">華郭麗華</text:span></text:p>
          </table:table-cell>
          <table:table-cell table:style-name="ce13" office:value-type="string">
            <text:p>外社派出所設置圖書室設備<text:span text:style-name="T7">外社派出所設置圖</text:span><text:span text:style-name="T7">書室設備外社派出所設</text:span><text:span text:style-name="T7">置圖書室設備外社派出</text:span><text:span text:style-name="T7">所設置圖書室設備外社</text:span><text:span text:style-name="T7">派出所設置圖書室設備</text:span><text:span text:style-name="T7">外社派出所設置圖書室</text:span><text:span text:style-name="T7">設備外社派出所設置圖</text:span><text:span text:style-name="T7">書室設備外社派出所設</text:span><text:span text:style-name="T7">置圖書室設備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</text:span></text:p>
          </table:table-cell>
          <table:table-cell table:style-name="ce22" office:value-type="string">
            <text:p>無<text:span text:style-name="T7">無無無無無無無</text:span></text:p>
          </table:table-cell>
          <table:table-cell table:style-name="ce28" office:value-type="float" office:value="100">
            <text:p>1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警察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3">
          <table:table-cell table:style-name="ce6" office:value-type="string">
            <text:p><text:span text:style-name="T7">萬美玲</text:span></text:p>
            <text:p><text:span text:style-name="T7">魯明哲萬美玲</text:span></text:p>
            <text:p><text:span text:style-name="T7">魯明哲萬美玲</text:span></text:p>
            <text:p><text:span text:style-name="T7">魯明哲萬美玲</text:span></text:p>
            <text:p><text:span text:style-name="T7">魯明哲萬美玲</text:span></text:p>
            <text:p><text:span text:style-name="T7">魯明哲萬美玲</text:span></text:p>
            <text:p><text:span text:style-name="T7">魯明哲萬美玲</text:span></text:p>
            <text:p><text:span text:style-name="T7">魯明哲萬美玲</text:span></text:p>
            <text:p><text:span text:style-name="T7">魯明哲</text:span></text:p>
          </table:table-cell>
          <table:table-cell table:style-name="ce14" office:value-type="string">
            <text:p>105<text:span text:style-name="T7">年度中庭景觀改善工</text:span><text:span text:style-name="T7">程</text:span><text:span text:style-name="T7">105</text:span><text:span text:style-name="T7">年度中庭景觀改善</text:span><text:span text:style-name="T7">工程</text:span><text:span text:style-name="T7">105</text:span><text:span text:style-name="T7">年度中庭景觀改</text:span><text:span text:style-name="T7">善工程</text:span><text:span text:style-name="T7">105</text:span><text:span text:style-name="T7">年度中庭景觀</text:span><text:span text:style-name="T7">改善工程</text:span><text:span text:style-name="T7">105</text:span><text:span text:style-name="T7">年度中庭景</text:span><text:span text:style-name="T7">觀改善工程</text:span><text:span text:style-name="T7">105</text:span><text:span text:style-name="T7">年度中庭</text:span><text:span text:style-name="T7">景觀改善工程</text:span><text:span text:style-name="T7">105</text:span><text:span text:style-name="T7">年度中</text:span><text:span text:style-name="T7">庭景觀改善工程</text:span><text:span text:style-name="T7">105</text:span><text:span text:style-name="T7">年度</text:span><text:span text:style-name="T7">中庭景觀改善工程</text:span></text:p>
          </table:table-cell>
          <table:table-cell table:style-name="ce6" office:value-type="string">
            <text:p>文昌國中<text:span text:style-name="T7">文昌國中文昌</text:span><text:span text:style-name="T7">國中文昌國中文昌國中</text:span><text:span text:style-name="T7">文昌國中文昌國中文昌</text:span><text:span text:style-name="T7">國中</text:span></text:p>
          </table:table-cell>
          <table:table-cell table:style-name="ce23" office:value-type="string">
            <text:p>無<text:span text:style-name="T7">無無無無無無無</text:span></text:p>
          </table:table-cell>
          <table:table-cell table:style-name="ce28" office:value-type="float" office:value="2000">
            <text:p>2,000 </text:p>
          </table:table-cell>
          <table:table-cell table:style-name="ce35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6" office:value-type="string">
            <text:p>文昌國中<text:span text:style-name="T7">文昌國中文昌</text:span><text:span text:style-name="T7">國中文昌國中文昌國中</text:span><text:span text:style-name="T7">文昌國中文昌國中文昌</text:span><text:span text:style-name="T7">國中</text:span></text:p>
          </table:table-cell>
          <table:table-cell table:style-name="ce42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4">
          <table:table-cell table:style-name="ce6" office:value-type="string">
            <text:p>劉茂群<text:span text:style-name="T7">劉茂群劉茂群劉</text:span><text:span text:style-name="T7">茂群劉茂群劉茂群劉茂</text:span><text:span text:style-name="T7">群劉茂群</text:span></text:p>
          </table:table-cell>
          <table:table-cell table:style-name="ce14" office:value-type="string">
            <text:p>公共用滅火器設備<text:span text:style-name="T7">公共</text:span><text:span text:style-name="T7">用滅火器設備公共用滅</text:span><text:span text:style-name="T7">火器設備公共用滅火器</text:span><text:span text:style-name="T7">設備公共用滅火器設備</text:span><text:span text:style-name="T7">公共用滅火器設備公共</text:span><text:span text:style-name="T7">用滅火器設備公共用滅</text:span><text:span text:style-name="T7">火器設備</text:span></text:p>
          </table:table-cell>
          <table:table-cell table:style-name="ce6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/text:p>
          </table:table-cell>
          <table:table-cell table:style-name="ce23" office:value-type="string">
            <text:p>無<text:span text:style-name="T7">無無無無無無無</text:span></text:p>
          </table:table-cell>
          <table:table-cell table:style-name="ce28" office:value-type="float" office:value="33">
            <text:p>33 </text:p>
          </table:table-cell>
          <table:table-cell table:style-name="ce35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工務業務</text:span><text:span text:style-name="T9">-</text:span><text:span text:style-name="T10">綜合規劃</text:span><text:span text:style-name="T10">工作</text:span><text:span text:style-name="T9">-</text:span><text:span text:style-name="T10">獎補助費</text:span></text:p>
          </table:table-cell>
          <table:table-cell table:style-name="ce6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八德區公所</text:span></text:p>
          </table:table-cell>
          <table:table-cell table:style-name="ce42" office:value-type="string">
            <text:p>辦理中<text:span text:style-name="T7">辦理中辦理中辦</text:span><text:span text:style-name="T7">理中辦理中辦理中辦理</text:span><text:span text:style-name="T7">中辦理中</text:span></text:p>
          </table:table-cell>
          <table:table-cell table:style-name="ce33"/>
          <table:table-cell table:number-columns-repeated="1015"/>
        </table:table-row>
        <table:table-row table:style-name="ro14">
          <table:table-cell table:style-name="ce5" office:value-type="string">
            <text:p>王浩宇<text:span text:style-name="T7">王浩宇王浩宇王</text:span><text:span text:style-name="T7">浩宇王浩宇王浩宇王浩</text:span><text:span text:style-name="T7">宇</text:span></text:p>
          </table:table-cell>
          <table:table-cell table:style-name="ce13" office:value-type="string">
            <text:p>仁愛樓屋頂防水工程<text:span text:style-name="T7">仁</text:span><text:span text:style-name="T7">愛樓屋頂防水工程仁愛</text:span><text:span text:style-name="T7">樓屋頂防水工程仁愛樓</text:span><text:span text:style-name="T7">屋頂防水工程仁愛樓屋</text:span><text:span text:style-name="T7">頂防水工程仁愛樓屋頂</text:span><text:span text:style-name="T7">防水工程仁愛樓屋頂防</text:span><text:span text:style-name="T7">水工程</text:span></text:p>
          </table:table-cell>
          <table:table-cell table:style-name="ce5" office:value-type="string">
            <text:p>中壢國中<text:span text:style-name="T7">中壢國中中壢</text:span><text:span text:style-name="T7">國中中壢國中中壢國中</text:span><text:span text:style-name="T7">中壢國中中壢國中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8" office:value-type="float" office:value="2200">
            <text:p>2,2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中壢國中<text:span text:style-name="T7">中壢國中中壢</text:span><text:span text:style-name="T7">國中中壢國中中壢國中</text:span><text:span text:style-name="T7">中壢國中中壢國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14">
          <table:table-cell table:style-name="ce5" office:value-type="string">
            <text:p>謝彰文<text:span text:style-name="T7">謝彰文謝彰文謝</text:span><text:span text:style-name="T7">彰文謝彰文謝彰文謝彰</text:span><text:span text:style-name="T7">文</text:span></text:p>
          </table:table-cell>
          <table:table-cell table:style-name="ce14" office:value-type="string">
            <text:p>B<text:span text:style-name="T7">棟四樓遮雨棚建置</text:span><text:span text:style-name="T7">B</text:span><text:span text:style-name="T7">棟</text:span><text:span text:style-name="T7">四樓遮雨棚建置</text:span><text:span text:style-name="T7">B</text:span><text:span text:style-name="T7">棟四樓</text:span><text:span text:style-name="T7">遮雨棚建置</text:span><text:span text:style-name="T7">B</text:span><text:span text:style-name="T7">棟四樓遮雨</text:span><text:span text:style-name="T7">棚建置</text:span><text:span text:style-name="T7">B</text:span><text:span text:style-name="T7">棟四樓遮雨棚建</text:span><text:span text:style-name="T7">置</text:span><text:span text:style-name="T7">B</text:span><text:span text:style-name="T7">棟四樓遮雨棚建置</text:span><text:span text:style-name="T7">B</text:span><text:span text:style-name="T7">棟四樓遮雨棚建置</text:span></text:p>
          </table:table-cell>
          <table:table-cell table:style-name="ce5" office:value-type="string">
            <text:p>祥安國小<text:span text:style-name="T7">祥安國小祥安</text:span><text:span text:style-name="T7">國小祥安國小祥安國小</text:span><text:span text:style-name="T7">祥安國小祥安國小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8" office:value-type="float" office:value="1000">
            <text:p>1,0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祥安國小<text:span text:style-name="T7">祥安國小祥安</text:span><text:span text:style-name="T7">國小祥安國小祥安國小</text:span><text:span text:style-name="T7">祥安國小祥安國小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15">
          <table:table-cell table:style-name="ce5" office:value-type="string">
            <text:p>呂林小鳳<text:span text:style-name="T7">呂林小鳳呂林</text:span><text:span text:style-name="T7">小鳳呂林小鳳呂林小鳳</text:span><text:span text:style-name="T7">呂林小鳳呂林小鳳</text:span></text:p>
          </table:table-cell>
          <table:table-cell table:style-name="ce13" office:value-type="string">
            <text:p>瑞發里辦公處購置公共用彩色數位式多功能複合機設備<text:span text:style-name="T7">瑞發里辦公處</text:span><text:span text:style-name="T7">購置公共用彩色數位式</text:span><text:span text:style-name="T7">多功能複合機設備瑞發</text:span><text:span text:style-name="T7">里辦公處購置公共用彩</text:span><text:span text:style-name="T7">色數位式多功能複合機</text:span><text:span text:style-name="T7">設備瑞發里辦公處購置</text:span><text:span text:style-name="T7">公共用彩色數位式多功</text:span><text:span text:style-name="T7">能複合機設備瑞發里辦</text:span><text:span text:style-name="T7">公處購置公共用彩色數</text:span><text:span text:style-name="T7">位式多功能複合機設備</text:span><text:span text:style-name="T7">瑞發里辦公處購置公共</text:span><text:span text:style-name="T7">用彩色數位式多功能複</text:span><text:span text:style-name="T7">合機設備瑞發里辦公處</text:span><text:span text:style-name="T7">購置公共用彩色數位式</text:span><text:span text:style-name="T7">多功能複合機設備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8" office:value-type="float" office:value="180">
            <text:p>18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15">
          <table:table-cell table:style-name="ce5" office:value-type="string">
            <text:p>呂林小鳳<text:span text:style-name="T7">呂林小鳳呂林</text:span><text:span text:style-name="T7">小鳳呂林小鳳呂林小鳳</text:span><text:span text:style-name="T7">呂林小鳳呂林小鳳</text:span></text:p>
          </table:table-cell>
          <table:table-cell table:style-name="ce13" office:value-type="string">
            <text:p>廣隆里辦公處購置公共用滅火器設備<text:span text:style-name="T7">廣隆里辦</text:span><text:span text:style-name="T7">公處購置公共用滅火器</text:span><text:span text:style-name="T7">設備廣隆里辦公處購置</text:span><text:span text:style-name="T7">公共用滅火器設備廣隆</text:span><text:span text:style-name="T7">里辦公處購置公共用滅</text:span><text:span text:style-name="T7">火器設備廣隆里辦公處</text:span><text:span text:style-name="T7">購置公共用滅火器設備</text:span><text:span text:style-name="T7">廣隆里辦公處購置公共</text:span><text:span text:style-name="T7">用滅火器設備廣隆里辦</text:span><text:span text:style-name="T7">公處購置公共用滅火器</text:span><text:span text:style-name="T7">設備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8" office:value-type="float" office:value="300">
            <text:p>3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八德區公所</text:span><text:span text:style-name="T7">八德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15">
          <table:table-cell table:style-name="ce5" office:value-type="string">
            <text:p>陳麗莉<text:span text:style-name="T7">陳麗莉陳麗莉陳</text:span><text:span text:style-name="T7">麗莉陳麗莉陳麗莉陳麗</text:span><text:span text:style-name="T7">莉</text:span></text:p>
          </table:table-cell>
          <table:table-cell table:style-name="ce14" office:value-type="string">
            <text:p>105<text:span text:style-name="T7">年度新設家政教室及</text:span><text:span text:style-name="T7">校史室先期工程</text:span><text:span text:style-name="T7">105</text:span><text:span text:style-name="T7">年度</text:span><text:span text:style-name="T7">新設家政教室及校史室</text:span><text:span text:style-name="T7">先期工程</text:span><text:span text:style-name="T7">105</text:span><text:span text:style-name="T7">年度新設家</text:span><text:span text:style-name="T7">政教室及校史室先期工</text:span><text:span text:style-name="T7">程</text:span><text:span text:style-name="T7">105</text:span><text:span text:style-name="T7">年度新設家政教室</text:span><text:span text:style-name="T7">及校史室先期工程</text:span><text:span text:style-name="T7">105</text:span><text:span text:style-name="T7">年</text:span><text:span text:style-name="T7">度新設家政教室及校史</text:span><text:span text:style-name="T7">室先期工程</text:span><text:span text:style-name="T7">105</text:span><text:span text:style-name="T7">年度新設</text:span><text:span text:style-name="T7">家政教室及校史室先期</text:span><text:span text:style-name="T7">工程</text:span><text:span text:style-name="T7">105</text:span><text:span text:style-name="T7">年度新設家政教</text:span><text:span text:style-name="T7">室及校史室先期工程</text:span></text:p>
          </table:table-cell>
          <table:table-cell table:style-name="ce5" office:value-type="string">
            <text:p>大竹國中<text:span text:style-name="T7">大竹國中大竹</text:span><text:span text:style-name="T7">國中大竹國中大竹國中</text:span><text:span text:style-name="T7">大竹國中大竹國中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8" office:value-type="float" office:value="2200">
            <text:p>2,2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大竹國中<text:span text:style-name="T7">大竹國中大竹</text:span><text:span text:style-name="T7">國中大竹國中大竹國中</text:span><text:span text:style-name="T7">大竹國中大竹國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15">
          <table:table-cell table:style-name="ce5" office:value-type="string">
            <text:p>莊玉輝<text:span text:style-name="T7">莊玉輝莊玉輝莊</text:span><text:span text:style-name="T7">玉輝莊玉輝莊玉輝莊玉</text:span><text:span text:style-name="T7">輝</text:span></text:p>
          </table:table-cell>
          <table:table-cell table:style-name="ce13" office:value-type="string">
            <text:p>東勢里辦公處公共用廣播系統汰舊換新<text:span text:style-name="T7">東勢里</text:span><text:span text:style-name="T7">辦公處公共用廣播系統</text:span><text:span text:style-name="T7">汰舊換新東勢里辦公處</text:span><text:span text:style-name="T7">公共用廣播系統汰舊換</text:span><text:span text:style-name="T7">新東勢里辦公處公共用</text:span><text:span text:style-name="T7">廣播系統汰舊換新東勢</text:span><text:span text:style-name="T7">里辦公處公共用廣播系</text:span><text:span text:style-name="T7">統汰舊換新東勢里辦公</text:span><text:span text:style-name="T7">處公共用廣播系統汰舊</text:span><text:span text:style-name="T7">換新東勢里辦公處公共</text:span><text:span text:style-name="T7">用廣播系統汰舊換新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平鎮區公所</text:span><text:span text:style-name="T7">平鎮區公所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8" office:value-type="float" office:value="450">
            <text:p>45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平鎮區公所</text:span><text:span text:style-name="T7">平鎮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16">
          <table:table-cell table:style-name="ce6" office:value-type="string">
            <text:p><text:span text:style-name="T7">李曉鐘</text:span></text:p>
            <text:p><text:span text:style-name="T7">蘇家明</text:span></text:p>
            <text:p><text:span text:style-name="T7">林政賢</text:span></text:p>
            <text:p><text:span text:style-name="T7">邱素芬李曉鐘</text:span></text:p>
            <text:p><text:span text:style-name="T7">蘇家明</text:span></text:p>
            <text:p><text:span text:style-name="T7">林政賢</text:span></text:p>
            <text:p><text:span text:style-name="T7">邱素芬李曉鐘</text:span></text:p>
            <text:p><text:span text:style-name="T7">蘇家明</text:span></text:p>
            <text:p><text:span text:style-name="T7">林政賢</text:span></text:p>
            <text:p><text:span text:style-name="T7">邱素芬李曉鐘</text:span></text:p>
            <text:p><text:span text:style-name="T7">蘇家明</text:span></text:p>
            <text:p><text:span text:style-name="T7">林政賢</text:span></text:p>
            <text:p><text:span text:style-name="T7">邱素芬李曉鐘</text:span></text:p>
            <text:p><text:span text:style-name="T7">蘇家明</text:span></text:p>
            <text:p><text:span text:style-name="T7">林政賢</text:span></text:p>
            <text:p><text:span text:style-name="T7">邱素芬李曉鐘</text:span></text:p>
            <text:p><text:span text:style-name="T7">蘇家明</text:span></text:p>
            <text:p><text:span text:style-name="T7">林政賢</text:span></text:p>
            <text:p><text:span text:style-name="T7">邱素芬李曉鐘</text:span></text:p>
            <text:p><text:span text:style-name="T7">蘇家明</text:span></text:p>
            <text:p><text:span text:style-name="T7">林政賢</text:span></text:p>
            <text:p><text:span text:style-name="T7">邱素芬</text:span></text:p>
          </table:table-cell>
          <table:table-cell table:style-name="ce13" office:value-type="string">
            <text:p>桃園分局武陵派出所整修工程<text:span text:style-name="T7">桃園分局武陵派</text:span><text:span text:style-name="T7">出所整修工程桃園分局</text:span><text:span text:style-name="T7">武陵派出所整修工程桃</text:span><text:span text:style-name="T7">園分局武陵派出所整修</text:span><text:span text:style-name="T7">工程桃園分局武陵派出</text:span><text:span text:style-name="T7">所整修工程桃園分局武</text:span><text:span text:style-name="T7">陵派出所整修工程桃園</text:span><text:span text:style-name="T7">分局武陵派出所整修工</text:span><text:span text:style-name="T7">程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8" office:value-type="float" office:value="3000">
            <text:p>3,0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10">
          <table:table-cell table:style-name="ce5" office:value-type="string">
            <text:p>莊玉輝<text:span text:style-name="T7">莊玉輝莊玉輝莊</text:span><text:span text:style-name="T7">玉輝莊玉輝莊玉輝莊玉</text:span><text:span text:style-name="T7">輝</text:span></text:p>
          </table:table-cell>
          <table:table-cell table:style-name="ce13" office:value-type="string">
            <text:p>大園分局購置資訊設備<text:span text:style-name="T7">大園分局購置資訊設備</text:span><text:span text:style-name="T7">大園分局購置資訊設備</text:span><text:span text:style-name="T7">大園分局購置資訊設備</text:span><text:span text:style-name="T7">大園分局購置資訊設備</text:span><text:span text:style-name="T7">大園分局購置資訊設備</text:span><text:span text:style-name="T7">大園分局購置資訊設備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8" office:value-type="float" office:value="500">
            <text:p>5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10">
          <table:table-cell table:style-name="ce5" office:value-type="string">
            <text:p>閻中傑<text:span text:style-name="T7">閻中傑閻中傑閻</text:span><text:span text:style-name="T7">中傑閻中傑閻中傑閻中</text:span><text:span text:style-name="T7">傑</text:span></text:p>
          </table:table-cell>
          <table:table-cell table:style-name="ce13" office:value-type="string">
            <text:p>龍潭分局購置辦公設備<text:span text:style-name="T7">龍潭分局購置辦公設備</text:span><text:span text:style-name="T7">龍潭分局購置辦公設備</text:span><text:span text:style-name="T7">龍潭分局購置辦公設備</text:span><text:span text:style-name="T7">龍潭分局購置辦公設備</text:span><text:span text:style-name="T7">龍潭分局購置辦公設備</text:span><text:span text:style-name="T7">龍潭分局購置辦公設備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8" office:value-type="float" office:value="2000">
            <text:p>2,0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警察</text:span><text:span text:style-name="T7">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17">
          <table:table-cell table:style-name="ce5" office:value-type="string">
            <text:p>楊家俍<text:span text:style-name="T7">楊家俍楊家俍楊</text:span><text:span text:style-name="T7">家俍楊家俍楊家俍楊家</text:span><text:span text:style-name="T7">俍</text:span></text:p>
          </table:table-cell>
          <table:table-cell table:style-name="ce13" office:value-type="string">
            <text:p>平鎮義消中隊購置充實救災、宣導及訓練用裝備器材<text:span text:style-name="T7">平鎮義消中隊購</text:span><text:span text:style-name="T7">置充實救災、宣導及訓</text:span><text:span text:style-name="T7">練用裝備器材平鎮義消</text:span><text:span text:style-name="T7">中隊購置充實救災、宣</text:span><text:span text:style-name="T7">導及訓練用裝備器材平</text:span><text:span text:style-name="T7">鎮義消中隊購置充實救</text:span><text:span text:style-name="T7">災、宣導及訓練用裝備</text:span><text:span text:style-name="T7">器材平鎮義消中隊購置</text:span><text:span text:style-name="T7">充實救災、宣導及訓練</text:span><text:span text:style-name="T7">用裝備器材平鎮義消中</text:span><text:span text:style-name="T7">隊購置充實救災、宣導</text:span><text:span text:style-name="T7">及訓練用裝備器材平鎮</text:span><text:span text:style-name="T7">義消中隊購置充實救災</text:span><text:span text:style-name="T7">、宣導及訓練用裝備器</text:span><text:span text:style-name="T7">材</text:span></text:p>
          </table:table-cell>
          <table:table-cell table:style-name="ce5" office:value-type="string">
            <text:p>消防局<text:span text:style-name="T7">消防局消防局消</text:span><text:span text:style-name="T7">防局消防局消防局消防</text:span><text:span text:style-name="T7">局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8" office:value-type="float" office:value="3000">
            <text:p>3,0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消防局<text:span text:style-name="T7">消防局消防局消</text:span><text:span text:style-name="T7">防局消防局消防局消防</text:span><text:span text:style-name="T7">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18">
          <table:table-cell table:style-name="ce5" office:value-type="string">
            <text:p>劉曾玉春<text:span text:style-name="T7">劉曾玉春劉曾</text:span><text:span text:style-name="T7">玉春劉曾玉春劉曾玉春</text:span><text:span text:style-name="T7">劉曾玉春劉曾玉春</text:span></text:p>
          </table:table-cell>
          <table:table-cell table:style-name="ce14" office:value-type="string">
            <text:p>105<text:span text:style-name="T7">年度桃園市立內壢國</text:span><text:span text:style-name="T7">民中學改善教室資訊化</text:span><text:span text:style-name="T7">教學設備申請計畫</text:span><text:span text:style-name="T7">105</text:span><text:span text:style-name="T7">年</text:span><text:span text:style-name="T7">度桃園市立內壢國民中</text:span><text:span text:style-name="T7">學改善教室資訊化教學</text:span><text:span text:style-name="T7">設備申請計畫</text:span><text:span text:style-name="T7">105</text:span><text:span text:style-name="T7">年度桃</text:span><text:span text:style-name="T7">園市立內壢國民中學改</text:span><text:span text:style-name="T7">善教室資訊化教學設備</text:span><text:span text:style-name="T7">申請計畫</text:span><text:span text:style-name="T7">105</text:span><text:span text:style-name="T7">年度桃園市</text:span><text:span text:style-name="T7">立內壢國民中學改善教</text:span><text:span text:style-name="T7">室資訊化教學設備申請</text:span><text:span text:style-name="T7">計畫</text:span><text:span text:style-name="T7">105</text:span><text:span text:style-name="T7">年度桃園市立內</text:span><text:span text:style-name="T7">壢國民中學改善教室資</text:span><text:span text:style-name="T7">訊化教學設備申請計畫</text:span><text:span text:style-name="T7">105</text:span><text:span text:style-name="T7">年度桃園市立內壢國</text:span><text:span text:style-name="T7">民中學改善教室資訊化</text:span><text:span text:style-name="T7">教學設備申請計畫</text:span><text:span text:style-name="T7">105</text:span><text:span text:style-name="T7">年</text:span><text:span text:style-name="T7">度桃園市立內壢國民中</text:span><text:span text:style-name="T7">學改善教室資訊化教學</text:span><text:span text:style-name="T7">設備申請計畫</text:span></text:p>
          </table:table-cell>
          <table:table-cell table:style-name="ce5" office:value-type="string">
            <text:p>內壢國中<text:span text:style-name="T7">內壢國中內壢</text:span><text:span text:style-name="T7">國中內壢國中內壢國中</text:span><text:span text:style-name="T7">內壢國中內壢國中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9" office:value-type="float" office:value="1000">
            <text:p>1,0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內壢國中<text:span text:style-name="T7">內壢國中內壢</text:span><text:span text:style-name="T7">國中內壢國中內壢國中</text:span><text:span text:style-name="T7">內壢國中內壢國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19">
          <table:table-cell table:style-name="ce5" office:value-type="string">
            <text:p>徐玉樹<text:span text:style-name="T7">徐玉樹徐玉樹徐</text:span><text:span text:style-name="T7">玉樹徐玉樹徐玉樹徐玉</text:span><text:span text:style-name="T7">樹</text:span></text:p>
          </table:table-cell>
          <table:table-cell table:style-name="ce13" office:value-type="string">
            <text:p>聖德里辦公處購置公共用數位相機及防潮箱<text:span text:style-name="T7">聖</text:span><text:span text:style-name="T7">德里辦公處購置公共用</text:span><text:span text:style-name="T7">數位相機及防潮箱聖德</text:span><text:span text:style-name="T7">里辦公處購置公共用數</text:span><text:span text:style-name="T7">位相機及防潮箱聖德里</text:span><text:span text:style-name="T7">辦公處購置公共用數位</text:span><text:span text:style-name="T7">相機及防潮箱聖德里辦</text:span><text:span text:style-name="T7">公處購置公共用數位相</text:span><text:span text:style-name="T7">機及防潮箱聖德里辦公</text:span><text:span text:style-name="T7">處購置公共用數位相機</text:span><text:span text:style-name="T7">及防潮箱聖德里辦公處</text:span><text:span text:style-name="T7">購置公共用數位相機及</text:span><text:span text:style-name="T7">防潮箱</text:span></text:p>
          </table:table-cell>
          <table:table-cell table:style-name="ce5" office:value-type="string">
            <text:p>龍潭區公所<text:span text:style-name="T7">龍潭區公所</text:span><text:span text:style-name="T7">龍潭區公所龍潭區公所</text:span><text:span text:style-name="T7">龍潭區公所龍潭區公所</text:span><text:span text:style-name="T7">龍潭區公所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9" office:value-type="float" office:value="61">
            <text:p>61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龍潭區公所<text:span text:style-name="T7">龍潭區公所</text:span><text:span text:style-name="T7">龍潭區公所龍潭區公所</text:span><text:span text:style-name="T7">龍潭區公所龍潭區公所</text:span><text:span text:style-name="T7">龍潭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20">
          <table:table-cell table:style-name="ce5" office:value-type="string">
            <text:p>閻中傑<text:span text:style-name="T7">閻中傑閻中傑閻</text:span><text:span text:style-name="T7">中傑閻中傑閻中傑閻中</text:span><text:span text:style-name="T7">傑</text:span></text:p>
          </table:table-cell>
          <table:table-cell table:style-name="ce13" office:value-type="string">
            <text:p>佳安里社區照顧關懷據點天花板汰換、電線管路及照明設備更換工程<text:span text:style-name="T7">佳安里社區照顧關懷據</text:span><text:span text:style-name="T7">點天花板汰換、電線管</text:span><text:span text:style-name="T7">路及照明設備更換工程</text:span><text:span text:style-name="T7">佳安里社區照顧關懷據</text:span><text:span text:style-name="T7">點天花板汰換、電線管</text:span><text:span text:style-name="T7">路及照明設備更換工程</text:span><text:span text:style-name="T7">佳安里社區照顧關懷據</text:span><text:span text:style-name="T7">點天花板汰換、電線管</text:span><text:span text:style-name="T7">路及照明設備更換工程</text:span><text:span text:style-name="T7">佳安里社區照顧關懷據</text:span><text:span text:style-name="T7">點天花板汰換、電線管</text:span><text:span text:style-name="T7">路及照明設備更換工程</text:span><text:span text:style-name="T7">佳安里社區照顧關懷據</text:span><text:span text:style-name="T7">點天花板汰換、電線管</text:span><text:span text:style-name="T7">路及照明設備更換工程</text:span><text:span text:style-name="T7">佳安里社區照顧關懷據</text:span><text:span text:style-name="T7">點天花板汰換、電線管</text:span><text:span text:style-name="T7">路及照明設備更換工程</text:span></text:p>
          </table:table-cell>
          <table:table-cell table:style-name="ce5" office:value-type="string">
            <text:p>龍潭區公所<text:span text:style-name="T7">龍潭區公所</text:span><text:span text:style-name="T7">龍潭區公所龍潭區公所</text:span><text:span text:style-name="T7">龍潭區公所龍潭區公所</text:span><text:span text:style-name="T7">龍潭區公所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9" office:value-type="float" office:value="98">
            <text:p>98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龍潭區公所<text:span text:style-name="T7">龍潭區公所</text:span><text:span text:style-name="T7">龍潭區公所龍潭區公所</text:span><text:span text:style-name="T7">龍潭區公所龍潭區公所</text:span><text:span text:style-name="T7">龍潭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21">
          <table:table-cell table:style-name="ce5" office:value-type="string">
            <text:p>郭麗華<text:span text:style-name="T7">郭麗華郭麗華郭</text:span><text:span text:style-name="T7">麗華郭麗華郭麗華郭麗</text:span><text:span text:style-name="T7">華</text:span></text:p>
          </table:table-cell>
          <table:table-cell table:style-name="ce14" office:value-type="string">
            <text:p>105<text:span text:style-name="T7">年度新設表藝教室及</text:span><text:span text:style-name="T7">設備購置工程</text:span><text:span text:style-name="T7">105</text:span><text:span text:style-name="T7">年度新</text:span><text:span text:style-name="T7">設表藝教室及設備購置</text:span><text:span text:style-name="T7">工程</text:span><text:span text:style-name="T7">105</text:span><text:span text:style-name="T7">年度新設表藝教</text:span><text:span text:style-name="T7">室及設備購置工程</text:span><text:span text:style-name="T7">105</text:span><text:span text:style-name="T7">年</text:span><text:span text:style-name="T7">度新設表藝教室及設備</text:span><text:span text:style-name="T7">購置工程</text:span><text:span text:style-name="T7">105</text:span><text:span text:style-name="T7">年度新設表</text:span><text:span text:style-name="T7">藝教室及設備購置工程</text:span><text:span text:style-name="T7">105</text:span><text:span text:style-name="T7">年度新設表藝教室及</text:span><text:span text:style-name="T7">設備購置工程</text:span><text:span text:style-name="T7">105</text:span><text:span text:style-name="T7">年度新</text:span><text:span text:style-name="T7">設表藝教室及設備購置</text:span><text:span text:style-name="T7">工程</text:span></text:p>
          </table:table-cell>
          <table:table-cell table:style-name="ce5" office:value-type="string">
            <text:p>大竹國中<text:span text:style-name="T7">大竹國中大竹</text:span><text:span text:style-name="T7">國中大竹國中大竹國中</text:span><text:span text:style-name="T7">大竹國中大竹國中</text:span></text:p>
          </table:table-cell>
          <table:table-cell table:style-name="ce22" office:value-type="string">
            <text:p>無<text:span text:style-name="T7">無無無無無無</text:span></text:p>
          </table:table-cell>
          <table:table-cell table:style-name="ce29" office:value-type="float" office:value="700">
            <text:p>7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5" office:value-type="string">
            <text:p>大竹國中<text:span text:style-name="T7">大竹國中大竹</text:span><text:span text:style-name="T7">國中大竹國中大竹國中</text:span><text:span text:style-name="T7">大竹國中大竹國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21">
          <table:table-cell table:style-name="ce6" office:value-type="string">
            <text:p>彭俊豪<text:span text:style-name="T7">彭俊豪彭俊豪彭</text:span><text:span text:style-name="T7">俊豪彭俊豪彭俊豪彭俊</text:span><text:span text:style-name="T7">豪</text:span></text:p>
          </table:table-cell>
          <table:table-cell table:style-name="ce14" office:value-type="string">
            <text:p>仁愛里辦公處購置公共用滅火器設備<text:span text:style-name="T7">仁愛里辦</text:span><text:span text:style-name="T7">公處購置公共用滅火器</text:span><text:span text:style-name="T7">設備仁愛里辦公處購置</text:span><text:span text:style-name="T7">公共用滅火器設備仁愛</text:span><text:span text:style-name="T7">里辦公處購置公共用滅</text:span><text:span text:style-name="T7">火器設備仁愛里辦公處</text:span><text:span text:style-name="T7">購置公共用滅火器設備</text:span><text:span text:style-name="T7">仁愛里辦公處購置公共</text:span><text:span text:style-name="T7">用滅火器設備仁愛里辦</text:span><text:span text:style-name="T7">公處購置公共用滅火器</text:span><text:span text:style-name="T7">設備</text:span></text:p>
          </table:table-cell>
          <table:table-cell table:style-name="ce6" office:value-type="string">
            <text:p>中壢區公所<text:span text:style-name="T7">中壢區公所</text:span><text:span text:style-name="T7">中壢區公所中壢區公所</text:span><text:span text:style-name="T7">中壢區公所中壢區公所</text:span><text:span text:style-name="T7">中壢區公所</text:span></text:p>
          </table:table-cell>
          <table:table-cell table:style-name="ce23" office:value-type="string">
            <text:p>無<text:span text:style-name="T7">無無無無無無</text:span></text:p>
          </table:table-cell>
          <table:table-cell table:style-name="ce29" office:value-type="float" office:value="438">
            <text:p>438 </text:p>
          </table:table-cell>
          <table:table-cell table:style-name="ce35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6" office:value-type="string">
            <text:p>中壢區公所<text:span text:style-name="T7">中壢區公所</text:span><text:span text:style-name="T7">中壢區公所中壢區公所</text:span><text:span text:style-name="T7">中壢區公所中壢區公所</text:span><text:span text:style-name="T7">中壢區公所</text:span></text:p>
          </table:table-cell>
          <table:table-cell table:style-name="ce42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21">
          <table:table-cell table:style-name="ce6" office:value-type="string">
            <text:p>劉曾玉春<text:span text:style-name="T7">劉曾玉春劉曾</text:span><text:span text:style-name="T7">玉春劉曾玉春劉曾玉春</text:span><text:span text:style-name="T7">劉曾玉春劉曾玉春</text:span></text:p>
          </table:table-cell>
          <table:table-cell table:style-name="ce14" office:value-type="string">
            <text:p>林森里辦公處建置公共用廣播系統設備<text:span text:style-name="T7">林森里</text:span><text:span text:style-name="T7">辦公處建置公共用廣播</text:span><text:span text:style-name="T7">系統設備林森里辦公處</text:span><text:span text:style-name="T7">建置公共用廣播系統設</text:span><text:span text:style-name="T7">備林森里辦公處建置公</text:span><text:span text:style-name="T7">共用廣播系統設備林森</text:span><text:span text:style-name="T7">里辦公處建置公共用廣</text:span><text:span text:style-name="T7">播系統設備林森里辦公</text:span><text:span text:style-name="T7">處建置公共用廣播系統</text:span><text:span text:style-name="T7">設備林森里辦公處建置</text:span><text:span text:style-name="T7">公共用廣播系統設備</text:span></text:p>
          </table:table-cell>
          <table:table-cell table:style-name="ce6" office:value-type="string">
            <text:p>中壢區公所<text:span text:style-name="T7">中壢區公所</text:span><text:span text:style-name="T7">中壢區公所中壢區公所</text:span><text:span text:style-name="T7">中壢區公所中壢區公所</text:span><text:span text:style-name="T7">中壢區公所</text:span></text:p>
          </table:table-cell>
          <table:table-cell table:style-name="ce23" office:value-type="string">
            <text:p>無<text:span text:style-name="T7">無無無無無無</text:span></text:p>
          </table:table-cell>
          <table:table-cell table:style-name="ce29" office:value-type="float" office:value="500">
            <text:p>500 </text:p>
          </table:table-cell>
          <table:table-cell table:style-name="ce35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工務業</text:span><text:span text:style-name="T10">務</text:span><text:span text:style-name="T9">-</text:span><text:span text:style-name="T10">綜合規劃工作</text:span><text:span text:style-name="T9">-</text:span><text:span text:style-name="T10">獎補</text:span><text:span text:style-name="T10">助費</text:span></text:p>
          </table:table-cell>
          <table:table-cell table:style-name="ce6" office:value-type="string">
            <text:p>中壢區公所<text:span text:style-name="T7">中壢區公所</text:span><text:span text:style-name="T7">中壢區公所中壢區公所</text:span><text:span text:style-name="T7">中壢區公所中壢區公所</text:span><text:span text:style-name="T7">中壢區公所</text:span></text:p>
          </table:table-cell>
          <table:table-cell table:style-name="ce42" office:value-type="string">
            <text:p>辦理中<text:span text:style-name="T7">辦理中辦理中辦</text:span><text:span text:style-name="T7">理中辦理中辦理中辦理</text:span><text:span text:style-name="T7">中</text:span></text:p>
          </table:table-cell>
          <table:table-cell table:style-name="ce33"/>
          <table:table-cell table:number-columns-repeated="1015"/>
        </table:table-row>
        <table:table-row table:style-name="ro21">
          <table:table-cell table:style-name="ce5" office:value-type="string">
            <text:p>梁為超<text:span text:style-name="T7">梁為超梁為超梁</text:span><text:span text:style-name="T7">為超梁為超梁為超</text:span></text:p>
          </table:table-cell>
          <table:table-cell table:style-name="ce13" office:value-type="string">
            <text:p>仁愛里辦公處建置公共用防盜感應照明系統設備<text:span text:style-name="T7">仁愛里辦公處建置公</text:span><text:span text:style-name="T7">共用防盜感應照明系統</text:span><text:span text:style-name="T7">設備仁愛里辦公處建置</text:span><text:span text:style-name="T7">公共用防盜感應照明系</text:span><text:span text:style-name="T7">統設備仁愛里辦公處建</text:span><text:span text:style-name="T7">置公共用防盜感應照明</text:span><text:span text:style-name="T7">系統設備仁愛里辦公處</text:span><text:span text:style-name="T7">建置公共用防盜感應照</text:span><text:span text:style-name="T7">明系統設備仁愛里辦公</text:span><text:span text:style-name="T7">處建置公共用防盜感應</text:span><text:span text:style-name="T7">照明系統設備</text:span></text:p>
          </table:table-cell>
          <table:table-cell table:style-name="ce5" office:value-type="string">
            <text:p>中壢區公所<text:span text:style-name="T7">中壢區公所</text:span><text:span text:style-name="T7">中壢區公所中壢區公所</text:span><text:span text:style-name="T7">中壢區公所中壢區公所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9" office:value-type="float" office:value="500">
            <text:p>5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中壢區公所<text:span text:style-name="T7">中壢區公所</text:span><text:span text:style-name="T7">中壢區公所中壢區公所</text:span><text:span text:style-name="T7">中壢區公所中壢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2">
          <table:table-cell table:style-name="ce5" office:value-type="string">
            <text:p>吳宗憲<text:span text:style-name="T7">吳宗憲吳宗憲吳</text:span><text:span text:style-name="T7">宗憲吳宗憲吳宗憲</text:span></text:p>
          </table:table-cell>
          <table:table-cell table:style-name="ce13" office:value-type="string">
            <text:p>充實改善一般及專科教室設備<text:span text:style-name="T7">充實改善一般及</text:span><text:span text:style-name="T7">專科教室設備充實改善</text:span><text:span text:style-name="T7">一般及專科教室設備充</text:span><text:span text:style-name="T7">實改善一般及專科教室</text:span><text:span text:style-name="T7">設備充實改善一般及專</text:span><text:span text:style-name="T7">科教室設備充實改善一</text:span><text:span text:style-name="T7">般及專科教室設備</text:span></text:p>
          </table:table-cell>
          <table:table-cell table:style-name="ce5" office:value-type="string">
            <text:p>大溪高中<text:span text:style-name="T7">大溪高中大溪</text:span><text:span text:style-name="T7">高中大溪高中大溪高中</text:span><text:span text:style-name="T7">大溪高中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9" office:value-type="float" office:value="1330">
            <text:p>1,33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大溪高中<text:span text:style-name="T7">大溪高中大溪</text:span><text:span text:style-name="T7">高中大溪高中大溪高中</text:span><text:span text:style-name="T7">大溪高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2">
          <table:table-cell table:style-name="ce5" office:value-type="string">
            <text:p>萬美玲<text:span text:style-name="T7">萬美玲萬美玲萬</text:span><text:span text:style-name="T7">美玲萬美玲萬美玲</text:span></text:p>
          </table:table-cell>
          <table:table-cell table:style-name="ce13" office:value-type="string">
            <text:p>教室冷氣建置及電力設備改善<text:span text:style-name="T7">教室冷氣建置及</text:span><text:span text:style-name="T7">電力設備改善教室冷氣</text:span><text:span text:style-name="T7">建置及電力設備改善教</text:span><text:span text:style-name="T7">室冷氣建置及電力設備</text:span><text:span text:style-name="T7">改善教室冷氣建置及電</text:span><text:span text:style-name="T7">力設備改善教室冷氣建</text:span><text:span text:style-name="T7">置及電力設備改善</text:span></text:p>
          </table:table-cell>
          <table:table-cell table:style-name="ce5" office:value-type="string">
            <text:p>大有國中<text:span text:style-name="T7">大有國中大有</text:span><text:span text:style-name="T7">國中大有國中大有國中</text:span><text:span text:style-name="T7">大有國中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9" office:value-type="float" office:value="1000">
            <text:p>1,0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大有國中<text:span text:style-name="T7">大有國中大有</text:span><text:span text:style-name="T7">國中大有國中大有國中</text:span><text:span text:style-name="T7">大有國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3">
          <table:table-cell table:style-name="ce5" office:value-type="string">
            <text:p>歐炳辰<text:span text:style-name="T7">歐炳辰歐炳辰歐</text:span><text:span text:style-name="T7">炳辰歐炳辰歐炳辰</text:span></text:p>
          </table:table-cell>
          <table:table-cell table:style-name="ce13" office:value-type="string">
            <text:p>看台遮雨修繕工程<text:span text:style-name="T7">看台</text:span><text:span text:style-name="T7">遮雨修繕工程看台遮雨</text:span><text:span text:style-name="T7">修繕工程看台遮雨修繕</text:span><text:span text:style-name="T7">工程看台遮雨修繕工程</text:span><text:span text:style-name="T7">看台遮雨修繕工程</text:span></text:p>
          </table:table-cell>
          <table:table-cell table:style-name="ce5" office:value-type="string">
            <text:p>草漯國中<text:span text:style-name="T7">草漯國中草漯</text:span><text:span text:style-name="T7">國中草漯國中草漯國中</text:span><text:span text:style-name="T7">草漯國中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9" office:value-type="float" office:value="800">
            <text:p>8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草漯國中<text:span text:style-name="T7">草漯國中草漯</text:span><text:span text:style-name="T7">國中草漯國中草漯國中</text:span><text:span text:style-name="T7">草漯國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4">
          <table:table-cell table:style-name="ce5" office:value-type="string">
            <text:p>蘇志強<text:span text:style-name="T7">蘇志強蘇志強蘇</text:span><text:span text:style-name="T7">志強蘇志強蘇志強</text:span></text:p>
          </table:table-cell>
          <table:table-cell table:style-name="ce13" office:value-type="string">
            <text:p><text:span text:style-name="T7">校園老舊廣播系統更新</text:span><text:span text:style-name="T7">暨</text:span><text:span text:style-name="T14">E</text:span><text:span text:style-name="T15">化教室教學用設備校</text:span><text:span text:style-name="T15">園老舊廣播系統更新暨</text:span><text:span text:style-name="T14">E</text:span><text:span text:style-name="T15">化教室教學用設備校園</text:span><text:span text:style-name="T15">老舊廣播系統更新暨</text:span><text:span text:style-name="T14">E</text:span><text:span text:style-name="T15">化</text:span><text:span text:style-name="T15">教室教學用設備校園老</text:span><text:span text:style-name="T15">舊廣播系統更新暨</text:span><text:span text:style-name="T14">E</text:span><text:span text:style-name="T15">化教</text:span><text:span text:style-name="T15">室教學用設備校園老舊</text:span><text:span text:style-name="T15">廣播系統更新暨</text:span><text:span text:style-name="T14">E</text:span><text:span text:style-name="T15">化教室</text:span><text:span text:style-name="T15">教學用設備校園老舊廣</text:span><text:span text:style-name="T15">播系統更新暨</text:span><text:span text:style-name="T14">E</text:span><text:span text:style-name="T15">化教室教</text:span><text:span text:style-name="T15">學用設備</text:span></text:p>
          </table:table-cell>
          <table:table-cell table:style-name="ce5" office:value-type="string">
            <text:p>東興國中<text:span text:style-name="T7">東興國中東興</text:span><text:span text:style-name="T7">國中東興國中東興國中</text:span><text:span text:style-name="T7">東興國中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9" office:value-type="float" office:value="4900">
            <text:p>4,9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東興國中<text:span text:style-name="T7">東興國中東興</text:span><text:span text:style-name="T7">國中東興國中東興國中</text:span><text:span text:style-name="T7">東興國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4">
          <table:table-cell table:style-name="ce5" office:value-type="string">
            <text:p>王浩宇<text:span text:style-name="T7">王浩宇王浩宇王</text:span><text:span text:style-name="T7">浩宇王浩宇王浩宇</text:span></text:p>
          </table:table-cell>
          <table:table-cell table:style-name="ce13" office:value-type="string">
            <text:p>節能減碳更新老舊冷氣空調<text:span text:style-name="T7">節能減碳更新老舊</text:span><text:span text:style-name="T7">冷氣空調節能減碳更新</text:span><text:span text:style-name="T7">老舊冷氣空調節能減碳</text:span><text:span text:style-name="T7">更新老舊冷氣空調節能</text:span><text:span text:style-name="T7">減碳更新老舊冷氣空調</text:span><text:span text:style-name="T7">節能減碳更新老舊冷氣</text:span><text:span text:style-name="T7">空調</text:span></text:p>
          </table:table-cell>
          <table:table-cell table:style-name="ce5" office:value-type="string">
            <text:p>東興國中<text:span text:style-name="T7">東興國中東興</text:span><text:span text:style-name="T7">國中東興國中東興國中</text:span><text:span text:style-name="T7">東興國中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8" office:value-type="float" office:value="800">
            <text:p>8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東興國中<text:span text:style-name="T7">東興國中東興</text:span><text:span text:style-name="T7">國中東興國中東興國中</text:span><text:span text:style-name="T7">東興國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4">
          <table:table-cell table:style-name="ce5" office:value-type="string">
            <text:p>劉仁照<text:span text:style-name="T7">劉仁照劉仁照劉</text:span><text:span text:style-name="T7">仁照劉仁照劉仁照</text:span></text:p>
          </table:table-cell>
          <table:table-cell table:style-name="ce13" office:value-type="string">
            <text:p><text:span text:style-name="T7">北勢社區活動中心</text:span><text:span text:style-name="T14">LED</text:span><text:span text:style-name="T15">顯示屏北勢社區活動中</text:span><text:span text:style-name="T15">心</text:span><text:span text:style-name="T14">LED</text:span><text:span text:style-name="T15">顯示屏北勢社區</text:span><text:span text:style-name="T15">活動中心</text:span><text:span text:style-name="T14">LED</text:span><text:span text:style-name="T15">顯示屏北</text:span><text:span text:style-name="T15">勢社區活動中心</text:span><text:span text:style-name="T14">LED</text:span><text:span text:style-name="T15">顯</text:span><text:span text:style-name="T15">示屏北勢社區活動中心</text:span><text:span text:style-name="T14">LED</text:span><text:span text:style-name="T15">顯示屏北勢社區活</text:span><text:span text:style-name="T15">動中心</text:span><text:span text:style-name="T14">LED</text:span><text:span text:style-name="T15">顯示屏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平鎮區公所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30" office:value-type="float" office:value="93">
            <text:p><text:s/>93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平鎮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1">
          <table:table-cell table:style-name="ce5" office:value-type="string">
            <text:p>莊玉輝<text:span text:style-name="T7">莊玉輝莊玉輝莊</text:span><text:span text:style-name="T7">玉輝莊玉輝莊玉輝</text:span></text:p>
          </table:table-cell>
          <table:table-cell table:style-name="ce13" office:value-type="string">
            <text:p>龜山分局購置辦公事務設備<text:span text:style-name="T7">龜山分局購置辦公</text:span><text:span text:style-name="T7">事務設備龜山分局購置</text:span><text:span text:style-name="T7">辦公事務設備龜山分局</text:span><text:span text:style-name="T7">購置辦公事務設備龜山</text:span><text:span text:style-name="T7">分局購置辦公事務設備</text:span><text:span text:style-name="T7">龜山分局購置辦公事務</text:span><text:span text:style-name="T7">設備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8" office:value-type="float" office:value="500">
            <text:p>5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5">
          <table:table-cell table:style-name="ce5" office:value-type="string">
            <text:p>莊玉輝<text:span text:style-name="T7">莊玉輝莊玉輝莊</text:span><text:span text:style-name="T7">玉輝莊玉輝莊玉輝</text:span></text:p>
          </table:table-cell>
          <table:table-cell table:style-name="ce13" office:value-type="string">
            <text:p>中壢分局採購辦公設備<text:span text:style-name="T7">中壢分局採購辦公設備</text:span><text:span text:style-name="T7">中壢分局採購辦公設備</text:span><text:span text:style-name="T7">中壢分局採購辦公設備</text:span><text:span text:style-name="T7">中壢分局採購辦公設備</text:span><text:span text:style-name="T7">中壢分局採購辦公設備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8" office:value-type="float" office:value="500">
            <text:p>5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4">
          <table:table-cell table:style-name="ce5" office:value-type="string">
            <text:p>閻中傑<text:span text:style-name="T7">閻中傑閻中傑閻</text:span><text:span text:style-name="T7">中傑閻中傑閻中傑</text:span></text:p>
          </table:table-cell>
          <table:table-cell table:style-name="ce13" office:value-type="string">
            <text:p>購置上林社區活動中心電腦及監視設備<text:span text:style-name="T7">購置上</text:span><text:span text:style-name="T7">林社區活動中心電腦及</text:span><text:span text:style-name="T7">監視設備購置上林社區</text:span><text:span text:style-name="T7">活動中心電腦及監視設</text:span><text:span text:style-name="T7">備購置上林社區活動中</text:span><text:span text:style-name="T7">心電腦及監視設備購置</text:span><text:span text:style-name="T7">上林社區活動中心電腦</text:span><text:span text:style-name="T7">及監視設備購置上林社</text:span><text:span text:style-name="T7">區活動中心電腦及監視</text:span><text:span text:style-name="T7">設備</text:span></text:p>
          </table:table-cell>
          <table:table-cell table:style-name="ce5" office:value-type="string">
            <text:p>龍潭區公所<text:span text:style-name="T7">龍潭區公所</text:span><text:span text:style-name="T7">龍潭區公所龍潭區公所</text:span><text:span text:style-name="T7">龍潭區公所龍潭區公所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8" office:value-type="float" office:value="99">
            <text:p>99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龍潭區公所<text:span text:style-name="T7">龍潭區公所</text:span><text:span text:style-name="T7">龍潭區公所龍潭區公所</text:span><text:span text:style-name="T7">龍潭區公所龍潭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4">
          <table:table-cell table:style-name="ce5" office:value-type="string">
            <text:p>蘇家明<text:span text:style-name="T7">蘇家明蘇家明蘇</text:span><text:span text:style-name="T7">家明蘇家明蘇家明</text:span></text:p>
          </table:table-cell>
          <table:table-cell table:style-name="ce13" office:value-type="string">
            <text:p>本局保安警察大隊購置辦公設備<text:span text:style-name="T7">本局保安警察</text:span><text:span text:style-name="T7">大隊購置辦公設備本局</text:span><text:span text:style-name="T7">保安警察大隊購置辦公</text:span><text:span text:style-name="T7">設備本局保安警察大隊</text:span><text:span text:style-name="T7">購置辦公設備本局保安</text:span><text:span text:style-name="T7">警察大隊購置辦公設備</text:span><text:span text:style-name="T7">本局保安警察大隊購置</text:span><text:span text:style-name="T7">辦公設備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8" office:value-type="float" office:value="495">
            <text:p>495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9">
          <table:table-cell table:style-name="ce6" office:value-type="string">
            <text:p><text:span text:style-name="T7">詹江村</text:span></text:p>
            <text:p><text:span text:style-name="T7">林政賢詹江村</text:span></text:p>
            <text:p><text:span text:style-name="T7">林政賢詹江村</text:span></text:p>
            <text:p><text:span text:style-name="T7">林政賢詹江村</text:span></text:p>
            <text:p><text:span text:style-name="T7">林政賢詹江村</text:span></text:p>
            <text:p><text:span text:style-name="T7">林政賢詹江村</text:span></text:p>
            <text:p><text:span text:style-name="T7">林政賢</text:span></text:p>
          </table:table-cell>
          <table:table-cell table:style-name="ce14" office:value-type="string">
            <text:p>105<text:span text:style-name="T7">年度藝文表演舞臺工</text:span><text:span text:style-name="T7">程</text:span><text:span text:style-name="T7">105</text:span><text:span text:style-name="T7">年度藝文表演舞臺</text:span><text:span text:style-name="T7">工程</text:span><text:span text:style-name="T7">105</text:span><text:span text:style-name="T7">年度藝文表演舞</text:span><text:span text:style-name="T7">臺工程</text:span><text:span text:style-name="T7">105</text:span><text:span text:style-name="T7">年度藝文表演</text:span><text:span text:style-name="T7">舞臺工程</text:span><text:span text:style-name="T7">105</text:span><text:span text:style-name="T7">年度藝文表</text:span><text:span text:style-name="T7">演舞臺工程</text:span><text:span text:style-name="T7">105</text:span><text:span text:style-name="T7">年度藝文</text:span><text:span text:style-name="T7">表演舞臺工程</text:span></text:p>
          </table:table-cell>
          <table:table-cell table:style-name="ce5" office:value-type="string">
            <text:p>文昌國中<text:span text:style-name="T7">文昌國中文昌</text:span><text:span text:style-name="T7">國中文昌國中文昌國中</text:span><text:span text:style-name="T7">文昌國中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8" office:value-type="float" office:value="2000">
            <text:p>2,0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文昌國中<text:span text:style-name="T7">文昌國中文昌</text:span><text:span text:style-name="T7">國中文昌國中文昌國中</text:span><text:span text:style-name="T7">文昌國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4">
          <table:table-cell table:style-name="ce5" office:value-type="string">
            <text:p>彭俊豪<text:span text:style-name="T7">彭俊豪彭俊豪彭</text:span><text:span text:style-name="T7">俊豪彭俊豪彭俊豪</text:span></text:p>
          </table:table-cell>
          <table:table-cell table:style-name="ce13" office:value-type="string">
            <text:p><text:span text:style-name="T7">改善專科教室設備</text:span><text:span text:style-name="T14">(</text:span><text:span text:style-name="T15">語言</text:span><text:span text:style-name="T15">教室暨電腦教室</text:span><text:span text:style-name="T14">)</text:span><text:span text:style-name="T15">改善專</text:span><text:span text:style-name="T15">科教室設備</text:span><text:span text:style-name="T14">(</text:span><text:span text:style-name="T15">語言教室暨</text:span><text:span text:style-name="T15">電腦教室</text:span><text:span text:style-name="T14">)</text:span><text:span text:style-name="T15">改善專科教室</text:span><text:span text:style-name="T15">設備</text:span><text:span text:style-name="T14">(</text:span><text:span text:style-name="T15">語言教室暨電腦教</text:span><text:span text:style-name="T15">室</text:span><text:span text:style-name="T14">)</text:span><text:span text:style-name="T15">改善專科教室設備</text:span><text:span text:style-name="T14">(</text:span><text:span text:style-name="T15">語言教室暨電腦教室</text:span><text:span text:style-name="T14">)</text:span><text:span text:style-name="T15">改善專科教室設備</text:span><text:span text:style-name="T14">(</text:span><text:span text:style-name="T15">語言</text:span><text:span text:style-name="T15">教室暨電腦教室</text:span><text:span text:style-name="T14">)</text:span><text:span text:style-name="T15">改善專</text:span><text:span text:style-name="T15">科教室設備</text:span><text:span text:style-name="T14">(</text:span><text:span text:style-name="T15">語言教室暨</text:span><text:span text:style-name="T15">電腦教室</text:span><text:span text:style-name="T14">)</text:span></text:p>
          </table:table-cell>
          <table:table-cell table:style-name="ce5" office:value-type="string">
            <text:p>東興國中<text:span text:style-name="T7">東興國中東興</text:span><text:span text:style-name="T7">國中東興國中東興國中</text:span><text:span text:style-name="T7">東興國中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8" office:value-type="float" office:value="3480">
            <text:p>3,48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東興國中<text:span text:style-name="T7">東興國中東興</text:span><text:span text:style-name="T7">國中東興國中東興國中</text:span><text:span text:style-name="T7">東興國中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10">
          <table:table-cell table:style-name="ce5" office:value-type="string">
            <text:p>袁明星<text:span text:style-name="T7">袁明星袁明星袁</text:span><text:span text:style-name="T7">明星袁明星袁明星</text:span></text:p>
          </table:table-cell>
          <table:table-cell table:style-name="ce13" office:value-type="string">
            <text:p>中壢分局購置冷氣設備<text:span text:style-name="T7">中壢分局購置冷氣設備</text:span><text:span text:style-name="T7">中壢分局購置冷氣設備</text:span><text:span text:style-name="T7">中壢分局購置冷氣設備</text:span><text:span text:style-name="T7">中壢分局購置冷氣設備</text:span><text:span text:style-name="T7">中壢分局購置冷氣設備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</text:span></text:p>
          </table:table-cell>
          <table:table-cell table:style-name="ce22" office:value-type="string">
            <text:p>無<text:span text:style-name="T7">無無無無無</text:span></text:p>
          </table:table-cell>
          <table:table-cell table:style-name="ce28" office:value-type="float" office:value="497">
            <text:p>497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5" office:value-type="string">
            <text:p>警察局<text:span text:style-name="T7">警察局警察局警</text:span><text:span text:style-name="T7">察局警察局警察局</text:span></text:p>
          </table:table-cell>
          <table:table-cell table:style-name="ce41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4">
          <table:table-cell table:style-name="ce6" office:value-type="string">
            <text:p>劉仁照<text:span text:style-name="T7">劉仁照劉仁照劉</text:span><text:span text:style-name="T7">仁照劉仁照劉仁照</text:span></text:p>
          </table:table-cell>
          <table:table-cell table:style-name="ce14" office:value-type="string">
            <text:p>北勢社區活動中心戶外空間改善工程<text:span text:style-name="T7">北勢社區</text:span><text:span text:style-name="T7">活動中心戶外空間改善</text:span><text:span text:style-name="T7">工程北勢社區活動中心</text:span><text:span text:style-name="T7">戶外空間改善工程北勢</text:span><text:span text:style-name="T7">社區活動中心戶外空間</text:span><text:span text:style-name="T7">改善工程北勢社區活動</text:span><text:span text:style-name="T7">中心戶外空間改善工程</text:span><text:span text:style-name="T7">北勢社區活動中心戶外</text:span><text:span text:style-name="T7">空間改善工程</text:span></text:p>
          </table:table-cell>
          <table:table-cell table:style-name="ce6" office:value-type="string">
            <text:p>平鎮區公所<text:span text:style-name="T7">平鎮區公所</text:span><text:span text:style-name="T7">平鎮區公所平鎮區公所</text:span><text:span text:style-name="T7">平鎮區公所平鎮區公所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8" office:value-type="float" office:value="1104">
            <text:p>1,104 </text:p>
          </table:table-cell>
          <table:table-cell table:style-name="ce35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6" office:value-type="string">
            <text:p>平鎮區公所<text:span text:style-name="T7">平鎮區公所</text:span><text:span text:style-name="T7">平鎮區公所平鎮區公所</text:span><text:span text:style-name="T7">平鎮區公所平鎮區公所</text:span></text:p>
          </table:table-cell>
          <table:table-cell table:style-name="ce42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4">
          <table:table-cell table:style-name="ce6" office:value-type="string">
            <text:p>閻中傑<text:span text:style-name="T7">閻中傑閻中傑閻</text:span><text:span text:style-name="T7">中傑閻中傑閻中傑</text:span></text:p>
          </table:table-cell>
          <table:table-cell table:style-name="ce14" office:value-type="string">
            <text:p>八德社區活動中心關懷據點辦公及教學設備<text:span text:style-name="T7">八</text:span><text:span text:style-name="T7">德社區活動中心關懷據</text:span><text:span text:style-name="T7">點辦公及教學設備八德</text:span><text:span text:style-name="T7">社區活動中心關懷據點</text:span><text:span text:style-name="T7">辦公及教學設備八德社</text:span><text:span text:style-name="T7">區活動中心關懷據點辦</text:span><text:span text:style-name="T7">公及教學設備八德社區</text:span><text:span text:style-name="T7">活動中心關懷據點辦公</text:span><text:span text:style-name="T7">及教學設備八德社區活</text:span><text:span text:style-name="T7">動中心關懷據點辦公及</text:span><text:span text:style-name="T7">教學設備</text:span></text:p>
          </table:table-cell>
          <table:table-cell table:style-name="ce6" office:value-type="string">
            <text:p>龍潭區公所<text:span text:style-name="T7">龍潭區公所</text:span><text:span text:style-name="T7">龍潭區公所龍潭區公所</text:span><text:span text:style-name="T7">龍潭區公所龍潭區公所</text:span></text:p>
          </table:table-cell>
          <table:table-cell table:style-name="ce23" office:value-type="string">
            <text:p>無<text:span text:style-name="T7">無無無無無</text:span></text:p>
          </table:table-cell>
          <table:table-cell table:style-name="ce28" office:value-type="float" office:value="84">
            <text:p>84 </text:p>
          </table:table-cell>
          <table:table-cell table:style-name="ce35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工務業務</text:span><text:span text:style-name="T9">-</text:span><text:span text:style-name="T10">綜合規</text:span><text:span text:style-name="T10">劃工作</text:span><text:span text:style-name="T9">-</text:span><text:span text:style-name="T10">獎補助費</text:span></text:p>
          </table:table-cell>
          <table:table-cell table:style-name="ce6" office:value-type="string">
            <text:p>龍潭區公所<text:span text:style-name="T7">龍潭區公所</text:span><text:span text:style-name="T7">龍潭區公所龍潭區公所</text:span><text:span text:style-name="T7">龍潭區公所龍潭區公所</text:span></text:p>
          </table:table-cell>
          <table:table-cell table:style-name="ce42" office:value-type="string">
            <text:p>辦理中<text:span text:style-name="T7">辦理中辦理中辦</text:span><text:span text:style-name="T7">理中辦理中辦理中</text:span></text:p>
          </table:table-cell>
          <table:table-cell table:style-name="ce33"/>
          <table:table-cell table:number-columns-repeated="1015"/>
        </table:table-row>
        <table:table-row table:style-name="ro24">
          <table:table-cell table:style-name="ce5" office:value-type="string">
            <text:p>閻中傑<text:span text:style-name="T7">閻中傑閻中傑閻</text:span><text:span text:style-name="T7">中傑閻中傑</text:span></text:p>
          </table:table-cell>
          <table:table-cell table:style-name="ce13" office:value-type="string">
            <text:p>三水社區增設戶外表演台右側擋雨鋁窗<text:span text:style-name="T7">三水社</text:span><text:span text:style-name="T7">區增設戶外表演台右側</text:span><text:span text:style-name="T7">擋雨鋁窗三水社區增設</text:span><text:span text:style-name="T7">戶外表演台右側擋雨鋁</text:span><text:span text:style-name="T7">窗三水社區增設戶外表</text:span><text:span text:style-name="T7">演台右側擋雨鋁窗三水</text:span><text:span text:style-name="T7">社區增設戶外表演台右</text:span><text:span text:style-name="T7">側擋雨鋁窗</text:span></text:p>
          </table:table-cell>
          <table:table-cell table:style-name="ce5" office:value-type="string">
            <text:p>龍潭區公所<text:span text:style-name="T7">龍潭區公所</text:span><text:span text:style-name="T7">龍潭區公所龍潭區公所</text:span><text:span text:style-name="T7">龍潭區公所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28" office:value-type="float" office:value="95">
            <text:p>95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</text:span></text:p>
          </table:table-cell>
          <table:table-cell table:style-name="ce5" office:value-type="string">
            <text:p>龍潭區公所<text:span text:style-name="T7">龍潭區公所</text:span><text:span text:style-name="T7">龍潭區公所龍潭區公所</text:span><text:span text:style-name="T7">龍潭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</text:span></text:p>
          </table:table-cell>
          <table:table-cell table:style-name="ce33"/>
          <table:table-cell table:number-columns-repeated="1015"/>
        </table:table-row>
        <table:table-row table:style-name="ro10">
          <table:table-cell table:style-name="ce5" office:value-type="string">
            <text:p>陳美梅<text:span text:style-name="T7">陳美梅陳美梅陳</text:span><text:span text:style-name="T7">美梅陳美梅</text:span></text:p>
          </table:table-cell>
          <table:table-cell table:style-name="ce13" office:value-type="string">
            <text:p>球場及跑道整修工程<text:span text:style-name="T7">球</text:span><text:span text:style-name="T7">場及跑道整修工程球場</text:span><text:span text:style-name="T7">及跑道整修工程球場及</text:span><text:span text:style-name="T7">跑道整修工程球場及跑</text:span><text:span text:style-name="T7">道整修工程</text:span></text:p>
          </table:table-cell>
          <table:table-cell table:style-name="ce5" office:value-type="string">
            <text:p>會稽國小<text:span text:style-name="T7">會稽國小會稽</text:span><text:span text:style-name="T7">國小會稽國小會稽國小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28" office:value-type="float" office:value="1800">
            <text:p>1,8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</text:span></text:p>
          </table:table-cell>
          <table:table-cell table:style-name="ce5" office:value-type="string">
            <text:p>會稽國小<text:span text:style-name="T7">會稽國小會稽</text:span><text:span text:style-name="T7">國小會稽國小會稽國小</text:span></text:p>
          </table:table-cell>
          <table:table-cell table:style-name="ce41" office:value-type="string">
            <text:p>辦理中<text:span text:style-name="T7">辦理中辦理中辦</text:span><text:span text:style-name="T7">理中辦理中</text:span></text:p>
          </table:table-cell>
          <table:table-cell table:style-name="ce33"/>
          <table:table-cell table:number-columns-repeated="1015"/>
        </table:table-row>
        <table:table-row table:style-name="ro22">
          <table:table-cell table:style-name="ce5" office:value-type="string">
            <text:p>蔡永芳<text:span text:style-name="T7">蔡永芳蔡永芳蔡</text:span><text:span text:style-name="T7">永芳蔡永芳</text:span></text:p>
          </table:table-cell>
          <table:table-cell table:style-name="ce14" office:value-type="string">
            <text:p>105<text:span text:style-name="T7">年度改善校園資訊科</text:span><text:span text:style-name="T7">及教學設備</text:span><text:span text:style-name="T7">105</text:span><text:span text:style-name="T7">年度改善</text:span><text:span text:style-name="T7">校園資訊科及教學設備</text:span><text:span text:style-name="T7">105</text:span><text:span text:style-name="T7">年度改善校園資訊科</text:span><text:span text:style-name="T7">及教學設備</text:span><text:span text:style-name="T7">105</text:span><text:span text:style-name="T7">年度改善</text:span><text:span text:style-name="T7">校園資訊科及教學設備</text:span><text:span text:style-name="T7">105</text:span><text:span text:style-name="T7">年度改善校園資訊科</text:span><text:span text:style-name="T7">及教學設備</text:span></text:p>
          </table:table-cell>
          <table:table-cell table:style-name="ce5" office:value-type="string">
            <text:p>大忠國小<text:span text:style-name="T7">大忠國小大忠</text:span><text:span text:style-name="T7">國小大忠國小大忠國小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28" office:value-type="float" office:value="975">
            <text:p>975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</text:span></text:p>
          </table:table-cell>
          <table:table-cell table:style-name="ce5" office:value-type="string">
            <text:p>大忠國小<text:span text:style-name="T7">大忠國小大忠</text:span><text:span text:style-name="T7">國小大忠國小大忠國小</text:span></text:p>
          </table:table-cell>
          <table:table-cell table:style-name="ce41" office:value-type="string">
            <text:p>辦理中<text:span text:style-name="T7">辦理中辦理中辦</text:span><text:span text:style-name="T7">理中辦理中</text:span></text:p>
          </table:table-cell>
          <table:table-cell table:style-name="ce33"/>
          <table:table-cell table:number-columns-repeated="1015"/>
        </table:table-row>
        <table:table-row table:style-name="ro26">
          <table:table-cell table:style-name="ce5" office:value-type="string">
            <text:p>呂林小鳳<text:span text:style-name="T7">呂林小鳳呂林</text:span><text:span text:style-name="T7">小鳳呂林小鳳呂林小鳳</text:span></text:p>
          </table:table-cell>
          <table:table-cell table:style-name="ce13" office:value-type="string">
            <text:p>購置整合性健康檢查及四癌師檢所使用之筆記型電腦<text:span text:style-name="T7">購置整合性健康</text:span><text:span text:style-name="T7">檢查及四癌師檢所使用</text:span><text:span text:style-name="T7">之筆記型電腦購置整合</text:span><text:span text:style-name="T7">性健康檢查及四癌師檢</text:span><text:span text:style-name="T7">所使用之筆記型電腦購</text:span><text:span text:style-name="T7">置整合性健康檢查及四</text:span><text:span text:style-name="T7">癌師檢所使用之筆記型</text:span><text:span text:style-name="T7">電腦購置整合性健康檢</text:span><text:span text:style-name="T7">查及四癌師檢所使用之</text:span><text:span text:style-name="T7">筆記型電腦</text:span></text:p>
          </table:table-cell>
          <table:table-cell table:style-name="ce5" office:value-type="string">
            <text:p>八德衛生所<text:span text:style-name="T7">八德衛生所</text:span><text:span text:style-name="T7">八德衛生所八德衛生所</text:span><text:span text:style-name="T7">八德衛生所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28" office:value-type="float" office:value="92">
            <text:p>92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</text:span></text:p>
          </table:table-cell>
          <table:table-cell table:style-name="ce5" office:value-type="string">
            <text:p>八德衛生所<text:span text:style-name="T7">八德衛生所</text:span><text:span text:style-name="T7">八德衛生所八德衛生所</text:span><text:span text:style-name="T7">八德衛生所</text:span></text:p>
          </table:table-cell>
          <table:table-cell table:style-name="ce41" office:value-type="string">
            <text:p>辦理中<text:span text:style-name="T7">辦理中辦理中辦</text:span><text:span text:style-name="T7">理中辦理中</text:span></text:p>
          </table:table-cell>
          <table:table-cell table:style-name="ce33"/>
          <table:table-cell table:number-columns-repeated="1015"/>
        </table:table-row>
        <table:table-row table:style-name="ro22">
          <table:table-cell table:style-name="ce5" office:value-type="string">
            <text:p>劉仁照<text:span text:style-name="T7">劉仁照劉仁照劉</text:span><text:span text:style-name="T7">仁照劉仁照</text:span></text:p>
          </table:table-cell>
          <table:table-cell table:style-name="ce13" office:value-type="string">
            <text:p>山峰社區活動中心舞台地板等設施設備改善<text:span text:style-name="T7">山</text:span><text:span text:style-name="T7">峰社區活動中心舞台地</text:span><text:span text:style-name="T7">板等設施設備改善山峰</text:span><text:span text:style-name="T7">社區活動中心舞台地板</text:span><text:span text:style-name="T7">等設施設備改善山峰社</text:span><text:span text:style-name="T7">區活動中心舞台地板等</text:span><text:span text:style-name="T7">設施設備改善山峰社區</text:span><text:span text:style-name="T7">活動中心舞台地板等設</text:span><text:span text:style-name="T7">施設備改善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28" office:value-type="float" office:value="98">
            <text:p>98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</text:span></text:p>
          </table:table-cell>
          <table:table-cell table:style-name="ce33"/>
          <table:table-cell table:number-columns-repeated="1015"/>
        </table:table-row>
        <table:table-row table:style-name="ro22">
          <table:table-cell table:style-name="ce5" office:value-type="string">
            <text:p>劉仁照<text:span text:style-name="T7">劉仁照劉仁照劉</text:span><text:span text:style-name="T7">仁照劉仁照</text:span></text:p>
          </table:table-cell>
          <table:table-cell table:style-name="ce13" office:value-type="string">
            <text:p>北興里辦公處增設公共用垃圾車到達預告鈴<text:span text:style-name="T7">北</text:span><text:span text:style-name="T7">興里辦公處增設公共用</text:span><text:span text:style-name="T7">垃圾車到達預告鈴北興</text:span><text:span text:style-name="T7">里辦公處增設公共用垃</text:span><text:span text:style-name="T7">圾車到達預告鈴北興里</text:span><text:span text:style-name="T7">辦公處增設公共用垃圾</text:span><text:span text:style-name="T7">車到達預告鈴北興里辦</text:span><text:span text:style-name="T7">公處增設公共用垃圾車</text:span><text:span text:style-name="T7">到達預告鈴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28" office:value-type="float" office:value="64">
            <text:p>64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</text:span></text:p>
          </table:table-cell>
          <table:table-cell table:style-name="ce33"/>
          <table:table-cell table:number-columns-repeated="1015"/>
        </table:table-row>
        <table:table-row table:style-name="ro27">
          <table:table-cell table:style-name="ce5" office:value-type="string">
            <text:p>徐玉樹<text:span text:style-name="T7">徐玉樹徐玉樹徐</text:span><text:span text:style-name="T7">玉樹徐玉樹</text:span></text:p>
          </table:table-cell>
          <table:table-cell table:style-name="ce13" office:value-type="string">
            <text:p>桃園市龍潭區中興社區發展協會辦理改善辦公設備及教學設備<text:span text:style-name="T7">桃園市</text:span><text:span text:style-name="T7">龍潭區中興社區發展協</text:span><text:span text:style-name="T7">會辦理改善辦公設備及</text:span><text:span text:style-name="T7">教學設備桃園市龍潭區</text:span><text:span text:style-name="T7">中興社區發展協會辦理</text:span><text:span text:style-name="T7">改善辦公設備及教學設</text:span><text:span text:style-name="T7">備桃園市龍潭區中興社</text:span><text:span text:style-name="T7">區發展協會辦理改善辦</text:span><text:span text:style-name="T7">公設備及教學設備桃園</text:span><text:span text:style-name="T7">市龍潭區中興社區發展</text:span><text:span text:style-name="T7">協會辦理改善辦公設備</text:span><text:span text:style-name="T7">及教學設備</text:span></text:p>
          </table:table-cell>
          <table:table-cell table:style-name="ce5" office:value-type="string">
            <text:p>龍潭區公所<text:span text:style-name="T7">龍潭區公所</text:span><text:span text:style-name="T7">龍潭區公所龍潭區公所</text:span><text:span text:style-name="T7">龍潭區公所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28" office:value-type="float" office:value="72">
            <text:p>72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</text:span></text:p>
          </table:table-cell>
          <table:table-cell table:style-name="ce5" office:value-type="string">
            <text:p>龍潭區公所<text:span text:style-name="T7">龍潭區公所</text:span><text:span text:style-name="T7">龍潭區公所龍潭區公所</text:span><text:span text:style-name="T7">龍潭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</text:span></text:p>
          </table:table-cell>
          <table:table-cell table:style-name="ce33"/>
          <table:table-cell table:number-columns-repeated="1015"/>
        </table:table-row>
        <table:table-row table:style-name="ro28">
          <table:table-cell table:style-name="ce5" office:value-type="string">
            <text:p>萬美玲<text:span text:style-name="T7">萬美玲萬美玲萬</text:span><text:span text:style-name="T7">美玲萬美玲</text:span></text:p>
          </table:table-cell>
          <table:table-cell table:style-name="ce13" office:value-type="string">
            <text:p>圖書館整修工程<text:span text:style-name="T7">圖書館</text:span><text:span text:style-name="T7">整修工程圖書館整修工</text:span><text:span text:style-name="T7">程圖書館整修工程圖書</text:span><text:span text:style-name="T7">館整修工程</text:span></text:p>
          </table:table-cell>
          <table:table-cell table:style-name="ce5" office:value-type="string">
            <text:p>北門國小<text:span text:style-name="T7">北門國小北門</text:span><text:span text:style-name="T7">國小北門國小北門國小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28" office:value-type="float" office:value="1945">
            <text:p>1,945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</text:span></text:p>
          </table:table-cell>
          <table:table-cell table:style-name="ce5" office:value-type="string">
            <text:p>北門國小<text:span text:style-name="T7">北門國小北門</text:span><text:span text:style-name="T7">國小北門國小北門國小</text:span></text:p>
          </table:table-cell>
          <table:table-cell table:style-name="ce41" office:value-type="string">
            <text:p>辦理中<text:span text:style-name="T7">辦理中辦理中辦</text:span><text:span text:style-name="T7">理中辦理中</text:span></text:p>
          </table:table-cell>
          <table:table-cell table:style-name="ce33"/>
          <table:table-cell table:number-columns-repeated="1015"/>
        </table:table-row>
        <table:table-row table:style-name="ro12">
          <table:table-cell table:style-name="ce5" office:value-type="string">
            <text:p>呂林小鳳<text:span text:style-name="T7">呂林小鳳呂林</text:span><text:span text:style-name="T7">小鳳呂林小鳳呂林小鳳</text:span></text:p>
          </table:table-cell>
          <table:table-cell table:style-name="ce14" office:value-type="string">
            <text:p>105<text:span text:style-name="T7">年度八德擴大都市計</text:span><text:span text:style-name="T7">劃區公園燈具設備</text:span><text:span text:style-name="T7">105</text:span><text:span text:style-name="T7">年</text:span><text:span text:style-name="T7">度八德擴大都市計劃區</text:span><text:span text:style-name="T7">公園燈具設備</text:span><text:span text:style-name="T7">105</text:span><text:span text:style-name="T7">年度八</text:span><text:span text:style-name="T7">德擴大都市計劃區公園</text:span><text:span text:style-name="T7">燈具設備</text:span><text:span text:style-name="T7">105</text:span><text:span text:style-name="T7">年度八德擴</text:span><text:span text:style-name="T7">大都市計劃區公園燈具</text:span><text:span text:style-name="T7">設備</text:span><text:span text:style-name="T7">105</text:span><text:span text:style-name="T7">年度八德擴大都</text:span><text:span text:style-name="T7">市計劃區公園燈具設備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28" office:value-type="float" office:value="2000">
            <text:p>2,00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</text:span></text:p>
          </table:table-cell>
          <table:table-cell table:style-name="ce33"/>
          <table:table-cell table:number-columns-repeated="1015"/>
        </table:table-row>
        <table:table-row table:style-name="ro12">
          <table:table-cell table:style-name="ce5" office:value-type="string">
            <text:p>劉茂群<text:span text:style-name="T7">劉茂群劉茂群劉</text:span><text:span text:style-name="T7">茂群劉茂群</text:span></text:p>
          </table:table-cell>
          <table:table-cell table:style-name="ce13" office:value-type="string">
            <text:p>大福里集會所運動器材設備<text:span text:style-name="T7">大福里集會所運動</text:span><text:span text:style-name="T7">器材設備大福里集會所</text:span><text:span text:style-name="T7">運動器材設備大福里集</text:span><text:span text:style-name="T7">會所運動器材設備大福</text:span><text:span text:style-name="T7">里集會所運動器材設備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28" office:value-type="float" office:value="350">
            <text:p>350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</text:span></text:p>
          </table:table-cell>
          <table:table-cell table:style-name="ce5" office:value-type="string">
            <text:p>八德區公所<text:span text:style-name="T7">八德區公所</text:span><text:span text:style-name="T7">八德區公所八德區公所</text:span><text:span text:style-name="T7">八德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</text:span></text:p>
          </table:table-cell>
          <table:table-cell table:style-name="ce33"/>
          <table:table-cell table:number-columns-repeated="1015"/>
        </table:table-row>
        <table:table-row table:style-name="ro17">
          <table:table-cell table:style-name="ce5" office:value-type="string">
            <text:p>劉仁照<text:span text:style-name="T7">劉仁照劉仁照劉</text:span><text:span text:style-name="T7">仁照劉仁照</text:span></text:p>
          </table:table-cell>
          <table:table-cell table:style-name="ce13" office:value-type="string">
            <text:p>山峰社區活動中心購置辦公、廣播等設施設備<text:span text:style-name="T7">山峰社區活動中心購置</text:span><text:span text:style-name="T7">辦公、廣播等設施設備</text:span><text:span text:style-name="T7">山峰社區活動中心購置</text:span><text:span text:style-name="T7">辦公、廣播等設施設備</text:span><text:span text:style-name="T7">山峰社區活動中心購置</text:span><text:span text:style-name="T7">辦公、廣播等設施設備</text:span><text:span text:style-name="T7">山峰社區活動中心購置</text:span><text:span text:style-name="T7">辦公、廣播等設施設備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28" office:value-type="float" office:value="239">
            <text:p>239 </text:p>
          </table:table-cell>
          <table:table-cell table:style-name="ce34" table:content-validation-name="val1" office:value-type="string">
            <text:p><text:span text:style-name="T8">工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</text:span><text:span text:style-name="T10">合規劃工作</text:span><text:span text:style-name="T9">-</text:span><text:span text:style-name="T10">獎補助費工</text:span><text:span text:style-name="T10">務業務</text:span><text:span text:style-name="T9">-</text:span><text:span text:style-name="T10">綜合規劃工作</text:span><text:span text:style-name="T9">-</text:span><text:span text:style-name="T10">獎補助費工務業務</text:span><text:span text:style-name="T9">-</text:span><text:span text:style-name="T10">綜合</text:span><text:span text:style-name="T10">規劃工作</text:span><text:span text:style-name="T9">-</text:span><text:span text:style-name="T10">獎補助費工務</text:span><text:span text:style-name="T10">業務</text:span><text:span text:style-name="T9">-</text:span><text:span text:style-name="T10">綜合規劃工作</text:span><text:span text:style-name="T9">-</text:span><text:span text:style-name="T10">獎</text:span><text:span text:style-name="T10">補助費</text:span></text:p>
          </table:table-cell>
          <table:table-cell table:style-name="ce5" office:value-type="string">
            <text:p>平鎮區公所<text:span text:style-name="T7">平鎮區公所</text:span><text:span text:style-name="T7">平鎮區公所平鎮區公所</text:span><text:span text:style-name="T7">平鎮區公所</text:span></text:p>
          </table:table-cell>
          <table:table-cell table:style-name="ce41" office:value-type="string">
            <text:p>辦理中<text:span text:style-name="T7">辦理中辦理中辦</text:span><text:span text:style-name="T7">理中辦理中</text:span></text:p>
          </table:table-cell>
          <table:table-cell table:style-name="ce33"/>
          <table:table-cell table:number-columns-repeated="1015"/>
        </table:table-row>
        <table:table-row table:style-name="ro29">
          <table:table-cell table:style-name="ce7" office:value-type="string">
            <text:p>彭俊豪<text:span text:style-name="T8">彭俊豪彭俊豪彭</text:span><text:span text:style-name="T8">俊豪彭俊豪</text:span></text:p>
          </table:table-cell>
          <table:table-cell table:style-name="ce15" office:value-type="string">
            <text:p><text:span text:style-name="T8">林森國小</text:span><text:span text:style-name="T9">104</text:span><text:span text:style-name="T10">年度照明設</text:span><text:span text:style-name="T10">備及空調環境改善採購</text:span><text:span text:style-name="T10">林森國小</text:span><text:span text:style-name="T9">104</text:span><text:span text:style-name="T10">年度照明設</text:span><text:span text:style-name="T10">備及空調環境改善採購</text:span><text:span text:style-name="T10">林森國小</text:span><text:span text:style-name="T9">104</text:span><text:span text:style-name="T10">年度照明設</text:span><text:span text:style-name="T10">備及空調環境改善採購</text:span><text:span text:style-name="T10">林森國小</text:span><text:span text:style-name="T9">104</text:span><text:span text:style-name="T10">年度照明設</text:span><text:span text:style-name="T10">備及空調環境改善採購</text:span><text:span text:style-name="T10">林森國小</text:span><text:span text:style-name="T9">104</text:span><text:span text:style-name="T10">年度照明設</text:span><text:span text:style-name="T10">備及空調環境改善採購</text:span></text:p>
          </table:table-cell>
          <table:table-cell table:style-name="ce18" office:value-type="string">
            <text:p>林森國小<text:span text:style-name="T8">林森國小林森</text:span><text:span text:style-name="T8">國小林森國小林森國小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31" office:value-type="float" office:value="800">
            <text:p><text:s/>8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39" office:value-type="string">
            <text:p>林森國小<text:span text:style-name="T8">林森國小林森</text:span><text:span text:style-name="T8">國小林森國小林森國小</text:span></text:p>
          </table:table-cell>
          <table:table-cell table:style-name="ce15" office:value-type="string">
            <text:p>辦理中<text:span text:style-name="T8">辦理中辦理中辦</text:span><text:span text:style-name="T8">理中辦理中</text:span></text:p>
          </table:table-cell>
          <table:table-cell table:style-name="ce35"/>
          <table:table-cell table:number-columns-repeated="1015"/>
        </table:table-row>
        <table:table-row table:style-name="ro30">
          <table:table-cell table:style-name="ce7" office:value-type="string">
            <text:p>蘇家明<text:span text:style-name="T8">蘇家明蘇家明蘇</text:span><text:span text:style-name="T8">家明蘇家明</text:span></text:p>
          </table:table-cell>
          <table:table-cell table:style-name="ce15" office:value-type="string">
            <text:p>經國國中建置智慧校園<text:span text:style-name="T8">經國國中建置智慧校園</text:span><text:span text:style-name="T8">經國國中建置智慧校園</text:span><text:span text:style-name="T8">經國國中建置智慧校園</text:span><text:span text:style-name="T8">經國國中建置智慧校園</text:span></text:p>
          </table:table-cell>
          <table:table-cell table:style-name="ce18" office:value-type="string">
            <text:p>經國國中<text:span text:style-name="T8">經國國中經國</text:span><text:span text:style-name="T8">國中經國國中經國國中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31" office:value-type="float" office:value="276.649">
            <text:p><text:s/>277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39" office:value-type="string">
            <text:p>經國國中<text:span text:style-name="T8">經國國中經國</text:span><text:span text:style-name="T8">國中經國國中經國國中</text:span></text:p>
          </table:table-cell>
          <table:table-cell table:style-name="ce15" office:value-type="string">
            <text:p>辦理中<text:span text:style-name="T8">辦理中辦理中辦</text:span><text:span text:style-name="T8">理中辦理中</text:span></text:p>
          </table:table-cell>
          <table:table-cell table:style-name="ce35"/>
          <table:table-cell table:number-columns-repeated="1015"/>
        </table:table-row>
        <table:table-row table:style-name="ro31">
          <table:table-cell table:style-name="ce7" office:value-type="string">
            <text:p>邱佳亮<text:span text:style-name="T8">邱佳亮邱佳亮邱</text:span><text:span text:style-name="T8">佳亮邱佳亮</text:span></text:p>
          </table:table-cell>
          <table:table-cell table:style-name="ce15" office:value-type="string">
            <text:p><text:span text:style-name="T8">蚵間國小建置</text:span><text:span text:style-name="T9">SMART </text:span><text:span text:style-name="T9">CLASS</text:span><text:span text:style-name="T10">智慧教室線上學</text:span><text:span text:style-name="T10">習暨推動國際教育與學</text:span><text:span text:style-name="T10">習情境建置與支援教學</text:span><text:span text:style-name="T10">設備採購蚵間國小建置</text:span><text:span text:style-name="T9">SMART CLASS</text:span><text:span text:style-name="T10">智慧教</text:span><text:span text:style-name="T10">室線上學習暨推動國際</text:span><text:span text:style-name="T10">教育與學習情境建置與</text:span><text:span text:style-name="T10">支援教學設備採購蚵間</text:span><text:span text:style-name="T10">國小建置</text:span><text:span text:style-name="T9">SMART </text:span><text:span text:style-name="T9">CLASS</text:span><text:span text:style-name="T10">智慧教室線上學</text:span><text:span text:style-name="T10">習暨推動國際教育與學</text:span><text:span text:style-name="T10">習情境建置與支援教學</text:span><text:span text:style-name="T10">設備採購蚵間國小建置</text:span><text:span text:style-name="T9">SMART CLASS</text:span><text:span text:style-name="T10">智慧教</text:span><text:span text:style-name="T10">室線上學習暨推動國際</text:span><text:span text:style-name="T10">教育與學習情境建置與</text:span><text:span text:style-name="T10">支援教學設備採購蚵間</text:span><text:span text:style-name="T10">國小建置</text:span><text:span text:style-name="T9">SMART </text:span><text:span text:style-name="T9">CLASS</text:span><text:span text:style-name="T10">智慧教室線上學</text:span><text:span text:style-name="T10">習暨推動國際教育與學</text:span><text:span text:style-name="T10">習情境建置與支援教學</text:span><text:span text:style-name="T10">設備採購</text:span></text:p>
          </table:table-cell>
          <table:table-cell table:style-name="ce18" office:value-type="string">
            <text:p>蚵間國小<text:span text:style-name="T8">蚵間國小蚵間</text:span><text:span text:style-name="T8">國小蚵間國小蚵間國小</text:span></text:p>
          </table:table-cell>
          <table:table-cell table:style-name="ce22" office:value-type="string">
            <text:p>無<text:span text:style-name="T7">無無無無</text:span></text:p>
          </table:table-cell>
          <table:table-cell table:style-name="ce31" office:value-type="float" office:value="93.2">
            <text:p><text:s/>93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39" office:value-type="string">
            <text:p>蚵間國小<text:span text:style-name="T8">蚵間國小蚵間</text:span><text:span text:style-name="T8">國小蚵間國小蚵間國小</text:span></text:p>
          </table:table-cell>
          <table:table-cell table:style-name="ce15" office:value-type="string">
            <text:p>公開取得<text:span text:style-name="T8">公開取得公開</text:span><text:span text:style-name="T8">取得公開取得公開取得</text:span></text:p>
          </table:table-cell>
          <table:table-cell table:style-name="ce35" office:value-type="string">
            <text:p>振元資訊有限公司<text:span text:style-name="T8">振元</text:span><text:span text:style-name="T8">資訊有限公司振元資訊</text:span><text:span text:style-name="T8">有限公司振元資訊有限</text:span><text:span text:style-name="T8">公司振元資訊有限公司</text:span></text:p>
          </table:table-cell>
          <table:table-cell table:number-columns-repeated="1015"/>
        </table:table-row>
        <table:table-row table:style-name="ro26">
          <table:table-cell table:style-name="ce8" office:value-type="string">
            <text:p>許清順<text:span text:style-name="T8">許清順許清順許</text:span><text:span text:style-name="T8">清順許清順</text:span></text:p>
          </table:table-cell>
          <table:table-cell table:style-name="ce16" office:value-type="string">
            <text:p>新莊國小文化走廊美化工程<text:span text:style-name="T8">新莊國小文化走廊</text:span><text:span text:style-name="T8">美化工程新莊國小文化</text:span><text:span text:style-name="T8">走廊美化工程新莊國小</text:span><text:span text:style-name="T8">文化走廊美化工程新莊</text:span><text:span text:style-name="T8">國小文化走廊美化工程</text:span></text:p>
          </table:table-cell>
          <table:table-cell table:style-name="ce19" office:value-type="string">
            <text:p>新莊國小<text:span text:style-name="T8">新莊國小新莊</text:span><text:span text:style-name="T8">國小新莊國小新莊國小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31" office:value-type="float" office:value="810">
            <text:p><text:s/>810 </text:p>
          </table:table-cell>
          <table:table-cell table:style-name="ce35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40" office:value-type="string">
            <text:p>新莊國小<text:span text:style-name="T8">新莊國小新莊</text:span><text:span text:style-name="T8">國小新莊國小新莊國小</text:span></text:p>
          </table:table-cell>
          <table:table-cell table:style-name="ce16" office:value-type="string">
            <text:p>公開取得報價單或企劃書<text:span text:style-name="T8">公開取得報價單或企</text:span><text:span text:style-name="T8">劃書公開取得報價單或</text:span><text:span text:style-name="T8">企劃書公開取得報價單</text:span><text:span text:style-name="T8">或企劃書公開取得報價</text:span><text:span text:style-name="T8">單或企劃書</text:span></text:p>
          </table:table-cell>
          <table:table-cell table:style-name="ce35" office:value-type="string">
            <text:p>富利翰營造股份有限公司<text:span text:style-name="T8">富利翰營造股份有限</text:span><text:span text:style-name="T8">公司富利翰營造股份有</text:span><text:span text:style-name="T8">限公司富利翰營造股份</text:span><text:span text:style-name="T8">有限公司富利翰營造股</text:span><text:span text:style-name="T8">份有限公司</text:span></text:p>
          </table:table-cell>
          <table:table-cell table:number-columns-repeated="1015"/>
        </table:table-row>
        <table:table-row table:style-name="ro32">
          <table:table-cell table:style-name="ce8" office:value-type="string">
            <text:p>徐其萬<text:span text:style-name="T8">徐其萬徐其萬徐</text:span><text:span text:style-name="T8">其萬徐其萬</text:span></text:p>
          </table:table-cell>
          <table:table-cell table:style-name="ce16" office:value-type="string">
            <text:p>內海國小教室油漆美化工程<text:span text:style-name="T8">內海國小教室油漆</text:span><text:span text:style-name="T8">美化工程內海國小教室</text:span><text:span text:style-name="T8">油漆美化工程內海國小</text:span><text:span text:style-name="T8">教室油漆美化工程內海</text:span><text:span text:style-name="T8">國小教室油漆美化工程</text:span></text:p>
          </table:table-cell>
          <table:table-cell table:style-name="ce19" office:value-type="string">
            <text:p>內海國小<text:span text:style-name="T8">內海國小內海</text:span><text:span text:style-name="T8">國小內海國小內海國小</text:span></text:p>
          </table:table-cell>
          <table:table-cell table:style-name="ce23" office:value-type="string">
            <text:p>無<text:span text:style-name="T7">無無無無</text:span></text:p>
          </table:table-cell>
          <table:table-cell table:style-name="ce31" office:value-type="float" office:value="96">
            <text:p><text:s/>96 </text:p>
          </table:table-cell>
          <table:table-cell table:style-name="ce35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一般行</text:span><text:span text:style-name="T10">政管理計畫</text:span><text:span text:style-name="T9">-</text:span><text:span text:style-name="T10">會費、捐助</text:span><text:span text:style-name="T10">、補助、分攤、照護、</text:span><text:span text:style-name="T10">救濟與交流活動費桃園</text:span><text:span text:style-name="T10">市政府地方教育發展基</text:span><text:span text:style-name="T10">金</text:span><text:span text:style-name="T9">-</text:span><text:span text:style-name="T10">一般行政管理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一般行政</text:span><text:span text:style-name="T10">管理計畫</text:span><text:span text:style-name="T9">-</text:span><text:span text:style-name="T10">會費、捐助、</text:span><text:span text:style-name="T10">補助、分攤、照護、救</text:span><text:span text:style-name="T10">濟與交流活動費桃園市</text:span><text:span text:style-name="T10">政府地方教育發展基金</text:span><text:span text:style-name="T9">-</text:span><text:span text:style-name="T10">一般行政管理計畫</text:span><text:span text:style-name="T9">-</text:span><text:span text:style-name="T10">會費</text:span><text:span text:style-name="T10">、捐助、補助、分攤、</text:span><text:span text:style-name="T10">照護、救濟與交流活動</text:span><text:span text:style-name="T10">費</text:span></text:p>
          </table:table-cell>
          <table:table-cell table:style-name="ce40" office:value-type="string">
            <text:p>內海國小<text:span text:style-name="T8">內海國小內海</text:span><text:span text:style-name="T8">國小內海國小內海國小</text:span></text:p>
          </table:table-cell>
          <table:table-cell table:style-name="ce16" office:value-type="string">
            <text:p>小額採購逕洽廠商<text:span text:style-name="T8">小額</text:span><text:span text:style-name="T8">採購逕洽廠商小額採購</text:span><text:span text:style-name="T8">逕洽廠商小額採購逕洽</text:span><text:span text:style-name="T8">廠商小額採購逕洽廠商</text:span></text:p>
          </table:table-cell>
          <table:table-cell table:style-name="ce35" office:value-type="string">
            <text:p>金鴻福工程有限公司<text:span text:style-name="T8">金</text:span><text:span text:style-name="T8">鴻福工程有限公司金鴻</text:span><text:span text:style-name="T8">福工程有限公司金鴻福</text:span><text:span text:style-name="T8">工程有限公司金鴻福工</text:span><text:span text:style-name="T8">程有限公司</text:span></text:p>
          </table:table-cell>
          <table:table-cell table:number-columns-repeated="1015"/>
        </table:table-row>
        <table:table-row table:style-name="ro31">
          <table:table-cell table:style-name="ce7" office:value-type="string">
            <text:p>徐其萬<text:span text:style-name="T8">徐其萬徐其萬徐</text:span><text:span text:style-name="T8">其萬</text:span></text:p>
          </table:table-cell>
          <table:table-cell table:style-name="ce15" office:value-type="string">
            <text:p><text:span text:style-name="T8">潮音國小</text:span><text:span text:style-name="T9">105</text:span><text:span text:style-name="T10">年度改善教</text:span><text:span text:style-name="T10">學設備</text:span><text:span text:style-name="T9">-</text:span><text:span text:style-name="T10">投影機暨陶藝爐</text:span><text:span text:style-name="T10">潮音國小</text:span><text:span text:style-name="T9">105</text:span><text:span text:style-name="T10">年度改善教</text:span><text:span text:style-name="T10">學設備</text:span><text:span text:style-name="T9">-</text:span><text:span text:style-name="T10">投影機暨陶藝爐</text:span><text:span text:style-name="T10">潮音國小</text:span><text:span text:style-name="T9">105</text:span><text:span text:style-name="T10">年度改善教</text:span><text:span text:style-name="T10">學設備</text:span><text:span text:style-name="T9">-</text:span><text:span text:style-name="T10">投影機暨陶藝爐</text:span><text:span text:style-name="T10">潮音國小</text:span><text:span text:style-name="T9">105</text:span><text:span text:style-name="T10">年度改善教</text:span><text:span text:style-name="T10">學設備</text:span><text:span text:style-name="T9">-</text:span><text:span text:style-name="T10">投影機暨陶藝爐</text:span></text:p>
          </table:table-cell>
          <table:table-cell table:style-name="ce18" office:value-type="string">
            <text:p>潮音國小<text:span text:style-name="T8">潮音國小潮音</text:span><text:span text:style-name="T8">國小潮音國小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412.58">
            <text:p><text:s/>413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39" office:value-type="string">
            <text:p>潮音國小<text:span text:style-name="T8">潮音國小潮音</text:span><text:span text:style-name="T8">國小潮音國小</text:span></text:p>
          </table:table-cell>
          <table:table-cell table:style-name="ce16" office:value-type="string">
            <text:p>1.<text:span text:style-name="T8">共同供應契約</text:span></text:p>
            <text:p><text:span text:style-name="T9">2.</text:span><text:span text:style-name="T10">小額採購逕洽廠啇</text:span><text:span text:style-name="T10">1.</text:span><text:span text:style-name="T10">共同供應契約</text:span></text:p>
            <text:p><text:span text:style-name="T9">2.</text:span><text:span text:style-name="T10">小額採購逕洽廠啇</text:span><text:span text:style-name="T10">1.</text:span><text:span text:style-name="T10">共同供應契約</text:span></text:p>
            <text:p><text:span text:style-name="T9">2.</text:span><text:span text:style-name="T10">小額採購逕洽廠啇</text:span><text:span text:style-name="T10">1.</text:span><text:span text:style-name="T10">共同供應契約</text:span></text:p>
            <text:p><text:span text:style-name="T9">2.</text:span><text:span text:style-name="T10">小額採購逕洽廠啇</text:span></text:p>
          </table:table-cell>
          <table:table-cell table:style-name="ce35" office:value-type="string">
            <text:p>1.<text:span text:style-name="T8">新視代影音科技有限</text:span><text:span text:style-name="T8">公司</text:span></text:p>
            <text:p><text:span text:style-name="T9">2.</text:span><text:span text:style-name="T10">龍凱科技有限公司</text:span></text:p>
            <text:p><text:span text:style-name="T9">3.</text:span><text:span text:style-name="T10">勝佳水電工程行</text:span><text:span text:style-name="T10">1.</text:span><text:span text:style-name="T10">新</text:span><text:span text:style-name="T10">視代影音科技有限公司</text:span></text:p>
            <text:p><text:span text:style-name="T9">2.</text:span><text:span text:style-name="T10">龍凱科技有限公司</text:span></text:p>
            <text:p><text:span text:style-name="T9">3.</text:span><text:span text:style-name="T10">勝佳水電工程行</text:span><text:span text:style-name="T10">1.</text:span><text:span text:style-name="T10">新</text:span><text:span text:style-name="T10">視代影音科技有限公司</text:span></text:p>
            <text:p><text:span text:style-name="T9">2.</text:span><text:span text:style-name="T10">龍凱科技有限公司</text:span></text:p>
            <text:p><text:span text:style-name="T9">3.</text:span><text:span text:style-name="T10">勝佳水電工程行</text:span><text:span text:style-name="T10">1.</text:span><text:span text:style-name="T10">新</text:span><text:span text:style-name="T10">視代影音科技有限公司</text:span></text:p>
            <text:p><text:span text:style-name="T9">2.</text:span><text:span text:style-name="T10">龍凱科技有限公司</text:span></text:p>
            <text:p><text:span text:style-name="T9">3.</text:span><text:span text:style-name="T10">勝佳水電工程行</text:span></text:p>
          </table:table-cell>
          <table:table-cell table:number-columns-repeated="1015"/>
        </table:table-row>
        <table:table-row table:style-name="ro26">
          <table:table-cell table:style-name="ce7" office:value-type="string">
            <text:p>游吾和<text:span text:style-name="T8">游吾和游吾和游</text:span><text:span text:style-name="T8">吾和</text:span></text:p>
          </table:table-cell>
          <table:table-cell table:style-name="ce15" office:value-type="string">
            <text:p>五權國小校園步道綠美化工程<text:span text:style-name="T8">五權國小校園步</text:span><text:span text:style-name="T8">道綠美化工程五權國小</text:span><text:span text:style-name="T8">校園步道綠美化工程五</text:span><text:span text:style-name="T8">權國小校園步道綠美化</text:span><text:span text:style-name="T8">工程</text:span></text:p>
          </table:table-cell>
          <table:table-cell table:style-name="ce18" office:value-type="string">
            <text:p>五權國小<text:span text:style-name="T8">五權國小五權</text:span><text:span text:style-name="T8">國小五權國小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900">
            <text:p><text:s/>9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39" office:value-type="string">
            <text:p>五權國小<text:span text:style-name="T8">五權國小五權</text:span><text:span text:style-name="T8">國小五權國小</text:span></text:p>
          </table:table-cell>
          <table:table-cell table:style-name="ce15" office:value-type="string">
            <text:p>公開招標<text:span text:style-name="T8">公開招標公開</text:span><text:span text:style-name="T8">招標公開招標</text:span></text:p>
          </table:table-cell>
          <table:table-cell table:style-name="ce35" office:value-type="string">
            <text:p>中信土木包工業<text:span text:style-name="T8">中信土</text:span><text:span text:style-name="T8">木包工業中信土木包工</text:span><text:span text:style-name="T8">業中信土木包工業</text:span></text:p>
          </table:table-cell>
          <table:table-cell table:number-columns-repeated="1015"/>
        </table:table-row>
        <table:table-row table:style-name="ro32">
          <table:table-cell table:style-name="ce7" office:value-type="string">
            <text:p>魯明哲<text:span text:style-name="T8">魯明哲魯明哲魯</text:span><text:span text:style-name="T8">明哲</text:span></text:p>
          </table:table-cell>
          <table:table-cell table:style-name="ce15" office:value-type="string">
            <text:p><text:span text:style-name="T8">大崙國中</text:span><text:span text:style-name="T9">105</text:span><text:span text:style-name="T10">年度運動場</text:span><text:span text:style-name="T10">整修工程採購案大崙國</text:span><text:span text:style-name="T10">中</text:span><text:span text:style-name="T9">105</text:span><text:span text:style-name="T10">年度運動場整修工</text:span><text:span text:style-name="T10">程採購案大崙國中</text:span><text:span text:style-name="T9">105</text:span><text:span text:style-name="T10">年</text:span><text:span text:style-name="T10">度運動場整修工程採購</text:span><text:span text:style-name="T10">案大崙國中</text:span><text:span text:style-name="T9">105</text:span><text:span text:style-name="T10">年度運動</text:span><text:span text:style-name="T10">場整修工程採購案</text:span></text:p>
          </table:table-cell>
          <table:table-cell table:style-name="ce18" office:value-type="string">
            <text:p>大崙國中<text:span text:style-name="T8">大崙國中大崙</text:span><text:span text:style-name="T8">國中大崙國中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500">
            <text:p><text:s/>5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39" office:value-type="string">
            <text:p>大崙國中<text:span text:style-name="T8">大崙國中大崙</text:span><text:span text:style-name="T8">國中大崙國中</text:span></text:p>
          </table:table-cell>
          <table:table-cell table:style-name="ce15" office:value-type="string">
            <text:p>辦理中<text:span text:style-name="T8">辦理中辦理中辦</text:span><text:span text:style-name="T8">理中</text:span></text:p>
          </table:table-cell>
          <table:table-cell table:style-name="ce35"/>
          <table:table-cell table:number-columns-repeated="1015"/>
        </table:table-row>
        <table:table-row table:style-name="ro17">
          <table:table-cell table:style-name="ce7" office:value-type="string">
            <text:p>楊進福<text:span text:style-name="T8">楊進福楊進福楊</text:span><text:span text:style-name="T8">進福</text:span></text:p>
          </table:table-cell>
          <table:table-cell table:style-name="ce15" office:value-type="string">
            <text:p>東興國中增設班級教室置物櫃設備<text:span text:style-name="T8">東興國中增</text:span><text:span text:style-name="T8">設班級教室置物櫃設備</text:span><text:span text:style-name="T8">東興國中增設班級教室</text:span><text:span text:style-name="T8">置物櫃設備東興國中增</text:span><text:span text:style-name="T8">設班級教室置物櫃設備</text:span></text:p>
          </table:table-cell>
          <table:table-cell table:style-name="ce18" office:value-type="string">
            <text:p>東興國中<text:span text:style-name="T8">東興國中東興</text:span><text:span text:style-name="T8">國中東興國中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1170">
            <text:p><text:s/>1,17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一般行</text:span><text:span text:style-name="T10">政管理計畫</text:span><text:span text:style-name="T9">-</text:span><text:span text:style-name="T10">會費、捐助</text:span><text:span text:style-name="T10">、補助、分攤、照護、</text:span><text:span text:style-name="T10">救濟與交流活動費桃園</text:span><text:span text:style-name="T10">市政府地方教育發展基</text:span><text:span text:style-name="T10">金</text:span><text:span text:style-name="T9">-</text:span><text:span text:style-name="T10">一般行政管理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一般行政</text:span><text:span text:style-name="T10">管理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</table:table-cell>
          <table:table-cell table:style-name="ce39" office:value-type="string">
            <text:p>東興國中<text:span text:style-name="T8">東興國中東興</text:span><text:span text:style-name="T8">國中東興國中</text:span></text:p>
          </table:table-cell>
          <table:table-cell table:style-name="ce15" office:value-type="string">
            <text:p>共同供應契約<text:span text:style-name="T8">共同供應</text:span><text:span text:style-name="T8">契約共同供應契約共同</text:span><text:span text:style-name="T8">供應契約</text:span></text:p>
          </table:table-cell>
          <table:table-cell table:style-name="ce35" office:value-type="string">
            <text:p>喜美工業股份有限公司<text:span text:style-name="T8">喜美工業股份有限公司</text:span><text:span text:style-name="T8">喜美工業股份有限公司</text:span><text:span text:style-name="T8">喜美工業股份有限公司</text:span></text:p>
          </table:table-cell>
          <table:table-cell table:number-columns-repeated="1015"/>
        </table:table-row>
        <table:table-row table:style-name="ro33">
          <table:table-cell table:style-name="ce8" office:value-type="string">
            <text:p><text:span text:style-name="T8">蘇家明</text:span></text:p>
            <text:p><text:span text:style-name="T8">詹江村</text:span></text:p>
            <text:p><text:span text:style-name="T8">李光達蘇家明</text:span></text:p>
            <text:p><text:span text:style-name="T8">詹江村</text:span></text:p>
            <text:p><text:span text:style-name="T8">李光達蘇家明</text:span></text:p>
            <text:p><text:span text:style-name="T8">詹江村</text:span></text:p>
            <text:p><text:span text:style-name="T8">李光達蘇家明</text:span></text:p>
            <text:p><text:span text:style-name="T8">詹江村</text:span></text:p>
            <text:p><text:span text:style-name="T8">李光達</text:span></text:p>
          </table:table-cell>
          <table:table-cell table:style-name="ce15" office:value-type="string">
            <text:p>會稽國中設置教室冷氣<text:span text:style-name="T8">會稽國中設置教室冷氣</text:span><text:span text:style-name="T8">會稽國中設置教室冷氣</text:span><text:span text:style-name="T8">會稽國中設置教室冷氣</text:span></text:p>
          </table:table-cell>
          <table:table-cell table:style-name="ce18" office:value-type="string">
            <text:p>會稽國中<text:span text:style-name="T8">會稽國中會稽</text:span><text:span text:style-name="T8">國中會稽國中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2867.23">
            <text:p><text:s/>2,867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39" office:value-type="string">
            <text:p>會稽國中<text:span text:style-name="T8">會稽國中會稽</text:span><text:span text:style-name="T8">國中會稽國中</text:span></text:p>
          </table:table-cell>
          <table:table-cell table:style-name="ce16" office:value-type="string">
            <text:p>1<text:span text:style-name="T8">共同供應契約</text:span></text:p>
            <text:p><text:span text:style-name="T9">2.</text:span><text:span text:style-name="T10">公開取得報價單或企</text:span><text:span text:style-name="T10">劃書</text:span><text:span text:style-name="T10">1</text:span><text:span text:style-name="T10">共同供應契約</text:span></text:p>
            <text:p><text:span text:style-name="T9">2.</text:span><text:span text:style-name="T10">公開取得報價單或企</text:span><text:span text:style-name="T10">劃書</text:span><text:span text:style-name="T10">1</text:span><text:span text:style-name="T10">共同供應契約</text:span></text:p>
            <text:p><text:span text:style-name="T9">2.</text:span><text:span text:style-name="T10">公開取得報價單或企</text:span><text:span text:style-name="T10">劃書</text:span><text:span text:style-name="T10">1</text:span><text:span text:style-name="T10">共同供應契約</text:span></text:p>
            <text:p><text:span text:style-name="T9">2.</text:span><text:span text:style-name="T10">公開取得報價單或企</text:span><text:span text:style-name="T10">劃書</text:span></text:p>
          </table:table-cell>
          <table:table-cell table:style-name="ce35" office:value-type="string">
            <text:p>舜星有限公司<text:span text:style-name="T8">舜星有限</text:span><text:span text:style-name="T8">公司舜星有限公司舜星</text:span><text:span text:style-name="T8">有限公司</text:span></text:p>
          </table:table-cell>
          <table:table-cell table:number-columns-repeated="1015"/>
        </table:table-row>
        <table:table-row table:style-name="ro34">
          <table:table-cell table:style-name="ce7" office:value-type="string">
            <text:p>林政賢<text:span text:style-name="T8">林政賢林政賢林</text:span><text:span text:style-name="T8">政賢</text:span></text:p>
          </table:table-cell>
          <table:table-cell table:style-name="ce15" office:value-type="string">
            <text:p>會稽國中風雨教室照明設備採購<text:span text:style-name="T8">會稽國中風雨</text:span><text:span text:style-name="T8">教室照明設備採購會稽</text:span><text:span text:style-name="T8">國中風雨教室照明設備</text:span><text:span text:style-name="T8">採購會稽國中風雨教室</text:span><text:span text:style-name="T8">照明設備採購</text:span></text:p>
          </table:table-cell>
          <table:table-cell table:style-name="ce18" office:value-type="string">
            <text:p>會稽國中<text:span text:style-name="T8">會稽國中會稽</text:span><text:span text:style-name="T8">國中會稽國中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546">
            <text:p><text:s/>546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39" office:value-type="string">
            <text:p>會稽國中<text:span text:style-name="T8">會稽國中會稽</text:span><text:span text:style-name="T8">國中會稽國中</text:span></text:p>
          </table:table-cell>
          <table:table-cell table:style-name="ce15" office:value-type="string">
            <text:p>公開取得報價單或企劃書<text:span text:style-name="T8">公開取得報價單或企</text:span><text:span text:style-name="T8">劃書公開取得報價單或</text:span><text:span text:style-name="T8">企劃書公開取得報價單</text:span><text:span text:style-name="T8">或企劃書</text:span></text:p>
          </table:table-cell>
          <table:table-cell table:style-name="ce35" office:value-type="string">
            <text:p>恩彤企業有限公司<text:span text:style-name="T8">恩彤</text:span><text:span text:style-name="T8">企業有限公司恩彤企業</text:span><text:span text:style-name="T8">有限公司恩彤企業有限</text:span><text:span text:style-name="T8">公司</text:span></text:p>
          </table:table-cell>
          <table:table-cell table:number-columns-repeated="1015"/>
        </table:table-row>
        <table:table-row table:style-name="ro34">
          <table:table-cell table:style-name="ce7" office:value-type="string">
            <text:p>舒翠玲<text:span text:style-name="T8">舒翠玲舒翠玲舒</text:span><text:span text:style-name="T8">翠玲</text:span></text:p>
          </table:table-cell>
          <table:table-cell table:style-name="ce15" office:value-type="string">
            <text:p>富台國小學校午餐廚房排煙設備改善<text:span text:style-name="T8">富台國小</text:span><text:span text:style-name="T8">學校午餐廚房排煙設備</text:span><text:span text:style-name="T8">改善富台國小學校午餐</text:span><text:span text:style-name="T8">廚房排煙設備改善富台</text:span><text:span text:style-name="T8">國小學校午餐廚房排煙</text:span><text:span text:style-name="T8">設備改善</text:span></text:p>
          </table:table-cell>
          <table:table-cell table:style-name="ce18" office:value-type="string">
            <text:p>富台國小<text:span text:style-name="T8">富台國小富台</text:span><text:span text:style-name="T8">國小富台國小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111">
            <text:p><text:s/>111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39" office:value-type="string">
            <text:p>富台國小<text:span text:style-name="T8">富台國小富台</text:span><text:span text:style-name="T8">國小富台國小</text:span></text:p>
          </table:table-cell>
          <table:table-cell table:style-name="ce15" office:value-type="string">
            <text:p>辦理中<text:span text:style-name="T8">辦理中辦理中辦</text:span><text:span text:style-name="T8">理中</text:span></text:p>
          </table:table-cell>
          <table:table-cell table:style-name="ce35"/>
          <table:table-cell table:number-columns-repeated="1015"/>
        </table:table-row>
        <table:table-row table:style-name="ro35">
          <table:table-cell table:style-name="ce7" office:value-type="string">
            <text:p>舒翠玲<text:span text:style-name="T8">舒翠玲舒翠玲舒</text:span><text:span text:style-name="T8">翠玲</text:span></text:p>
          </table:table-cell>
          <table:table-cell table:style-name="ce15" office:value-type="string">
            <text:p><text:span text:style-name="T8">內壢國中</text:span><text:span text:style-name="T9">104</text:span><text:span text:style-name="T10">年度桃園市</text:span><text:span text:style-name="T10">內壢國民中學改善廣播</text:span><text:span text:style-name="T10">系統及充實教學環境設</text:span><text:span text:style-name="T10">備內壢國中</text:span><text:span text:style-name="T9">104</text:span><text:span text:style-name="T10">年度桃園</text:span><text:span text:style-name="T10">市內壢國民中學改善廣</text:span><text:span text:style-name="T10">播系統及充實教學環境</text:span><text:span text:style-name="T10">設備內壢國中</text:span><text:span text:style-name="T9">104</text:span><text:span text:style-name="T10">年度桃</text:span><text:span text:style-name="T10">園市內壢國民中學改善</text:span><text:span text:style-name="T10">廣播系統及充實教學環</text:span><text:span text:style-name="T10">境設備內壢國中</text:span><text:span text:style-name="T9">104</text:span><text:span text:style-name="T10">年度</text:span><text:span text:style-name="T10">桃園市內壢國民中學改</text:span><text:span text:style-name="T10">善廣播系統及充實教學</text:span><text:span text:style-name="T10">環境設備</text:span></text:p>
          </table:table-cell>
          <table:table-cell table:style-name="ce18" office:value-type="string">
            <text:p>內壢國中<text:span text:style-name="T8">內壢國中內壢</text:span><text:span text:style-name="T8">國中內壢國中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388.326">
            <text:p><text:s/>388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39" office:value-type="string">
            <text:p>內壢國中<text:span text:style-name="T8">內壢國中內壢</text:span><text:span text:style-name="T8">國中內壢國中</text:span></text:p>
          </table:table-cell>
          <table:table-cell table:style-name="ce15" office:value-type="string">
            <text:p>辦理中<text:span text:style-name="T8">辦理中辦理中辦</text:span><text:span text:style-name="T8">理中</text:span></text:p>
          </table:table-cell>
          <table:table-cell table:style-name="ce35"/>
          <table:table-cell table:number-columns-repeated="1015"/>
        </table:table-row>
        <table:table-row table:style-name="ro35">
          <table:table-cell table:style-name="ce7" office:value-type="string">
            <text:p>徐玉樹<text:span text:style-name="T8">徐玉樹徐玉樹徐</text:span><text:span text:style-name="T8">玉樹</text:span></text:p>
          </table:table-cell>
          <table:table-cell table:style-name="ce15" office:value-type="string">
            <text:p><text:span text:style-name="T8">內壢國中教學及行政</text:span><text:span text:style-name="T9">e</text:span><text:span text:style-name="T10">化</text:span><text:span text:style-name="T10">提升計畫內壢國中教學</text:span><text:span text:style-name="T10">及行政</text:span><text:span text:style-name="T9">e</text:span><text:span text:style-name="T10">化提升計畫內壢</text:span><text:span text:style-name="T10">國中教學及行政</text:span><text:span text:style-name="T9">e</text:span><text:span text:style-name="T10">化提升</text:span><text:span text:style-name="T10">計畫內壢國中教學及行</text:span><text:span text:style-name="T10">政</text:span><text:span text:style-name="T9">e</text:span><text:span text:style-name="T10">化提升計畫</text:span></text:p>
          </table:table-cell>
          <table:table-cell table:style-name="ce18" office:value-type="string">
            <text:p>內壢國中<text:span text:style-name="T8">內壢國中內壢</text:span><text:span text:style-name="T8">國中內壢國中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500">
            <text:p><text:s/>5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39" office:value-type="string">
            <text:p>內壢國中<text:span text:style-name="T8">內壢國中內壢</text:span><text:span text:style-name="T8">國中內壢國中</text:span></text:p>
          </table:table-cell>
          <table:table-cell table:style-name="ce15" office:value-type="string">
            <text:p>共同供應契約<text:span text:style-name="T8">共同供應</text:span><text:span text:style-name="T8">契約共同供應契約共同</text:span><text:span text:style-name="T8">供應契約</text:span></text:p>
          </table:table-cell>
          <table:table-cell table:style-name="ce35" office:value-type="string">
            <text:p>旭威電腦資訊有限公司<text:span text:style-name="T8">旭威電腦資訊有限公司</text:span><text:span text:style-name="T8">旭威電腦資訊有限公司</text:span><text:span text:style-name="T8">旭威電腦資訊有限公司</text:span></text:p>
          </table:table-cell>
          <table:table-cell table:number-columns-repeated="1015"/>
        </table:table-row>
        <table:table-row table:style-name="ro35">
          <table:table-cell table:style-name="ce7" office:value-type="string">
            <text:p>莊玉輝<text:span text:style-name="T8">莊玉輝莊玉輝莊</text:span><text:span text:style-name="T8">玉輝</text:span></text:p>
          </table:table-cell>
          <table:table-cell table:style-name="ce15" office:value-type="string">
            <text:p>新勢國小新增聯絡走廊工程<text:span text:style-name="T8">新勢國小新增聯絡</text:span><text:span text:style-name="T8">走廊工程新勢國小新增</text:span><text:span text:style-name="T8">聯絡走廊工程新勢國小</text:span><text:span text:style-name="T8">新增聯絡走廊工程</text:span></text:p>
          </table:table-cell>
          <table:table-cell table:style-name="ce18" office:value-type="string">
            <text:p>新勢國小<text:span text:style-name="T8">新勢國小新勢</text:span><text:span text:style-name="T8">國小新勢國小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98">
            <text:p><text:s/>98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39" office:value-type="string">
            <text:p>新勢國小<text:span text:style-name="T8">新勢國小新勢</text:span><text:span text:style-name="T8">國小新勢國小</text:span></text:p>
          </table:table-cell>
          <table:table-cell table:style-name="ce15" office:value-type="string">
            <text:p>小額採購逕洽廠商<text:span text:style-name="T8">小額</text:span><text:span text:style-name="T8">採購逕洽廠商小額採購</text:span><text:span text:style-name="T8">逕洽廠商小額採購逕洽</text:span><text:span text:style-name="T8">廠商</text:span></text:p>
          </table:table-cell>
          <table:table-cell table:style-name="ce35" office:value-type="string">
            <text:p>進華企業社<text:span text:style-name="T8">進華企業社</text:span><text:span text:style-name="T8">進華企業社進華企業社</text:span></text:p>
          </table:table-cell>
          <table:table-cell table:number-columns-repeated="1015"/>
        </table:table-row>
        <table:table-row table:style-name="ro35">
          <table:table-cell table:style-name="ce7" office:value-type="string">
            <text:p>楊進福<text:span text:style-name="T8">楊進福楊進福楊</text:span><text:span text:style-name="T8">進福</text:span></text:p>
          </table:table-cell>
          <table:table-cell table:style-name="ce15" office:value-type="string">
            <text:p>龜山國中棒球代表隊宿舍床組汰舊換新需求<text:span text:style-name="T8">龜</text:span><text:span text:style-name="T8">山國中棒球代表隊宿舍</text:span><text:span text:style-name="T8">床組汰舊換新需求龜山</text:span><text:span text:style-name="T8">國中棒球代表隊宿舍床</text:span><text:span text:style-name="T8">組汰舊換新需求龜山國</text:span><text:span text:style-name="T8">中棒球代表隊宿舍床組</text:span><text:span text:style-name="T8">汰舊換新需求</text:span></text:p>
          </table:table-cell>
          <table:table-cell table:style-name="ce18" office:value-type="string">
            <text:p>龜山國中<text:span text:style-name="T8">龜山國中龜山</text:span><text:span text:style-name="T8">國中龜山國中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99.56">
            <text:p><text:s/>1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39" office:value-type="string">
            <text:p>龜山國中<text:span text:style-name="T8">龜山國中龜山</text:span><text:span text:style-name="T8">國中龜山國中</text:span></text:p>
          </table:table-cell>
          <table:table-cell table:style-name="ce15" office:value-type="string">
            <text:p>小額採購逕洽廠商<text:span text:style-name="T8">小額</text:span><text:span text:style-name="T8">採購逕洽廠商小額採購</text:span><text:span text:style-name="T8">逕洽廠商小額採購逕洽</text:span><text:span text:style-name="T8">廠商</text:span></text:p>
          </table:table-cell>
          <table:table-cell table:style-name="ce35" office:value-type="string">
            <text:p>力鵬國際興業股份有限公司<text:span text:style-name="T8">力鵬國際興業股份</text:span><text:span text:style-name="T8">有限公司力鵬國際興業</text:span><text:span text:style-name="T8">股份有限公司力鵬國際</text:span><text:span text:style-name="T8">興業股份有限公司</text:span></text:p>
          </table:table-cell>
          <table:table-cell table:number-columns-repeated="1015"/>
        </table:table-row>
        <table:table-row table:style-name="ro36">
          <table:table-cell table:style-name="ce7" office:value-type="string">
            <text:p>萬美玲<text:span text:style-name="T8">萬美玲萬美玲萬</text:span><text:span text:style-name="T8">美玲</text:span></text:p>
          </table:table-cell>
          <table:table-cell table:style-name="ce15" office:value-type="string">
            <text:p><text:span text:style-name="T8">慈文國小</text:span><text:span text:style-name="T9">105</text:span><text:span text:style-name="T10">年度運動場</text:span><text:span text:style-name="T10">及戶外球場整修工程慈</text:span><text:span text:style-name="T10">文國小</text:span><text:span text:style-name="T9">105</text:span><text:span text:style-name="T10">年度運動場及</text:span><text:span text:style-name="T10">戶外球場整修工程慈文</text:span><text:span text:style-name="T10">國小</text:span><text:span text:style-name="T9">105</text:span><text:span text:style-name="T10">年度運動場及戶</text:span><text:span text:style-name="T10">外球場整修工程慈文國</text:span><text:span text:style-name="T10">小</text:span><text:span text:style-name="T9">105</text:span><text:span text:style-name="T10">年度運動場及戶外</text:span><text:span text:style-name="T10">球場整修工程</text:span></text:p>
          </table:table-cell>
          <table:table-cell table:style-name="ce18" office:value-type="string">
            <text:p>慈文國小<text:span text:style-name="T8">慈文國小慈文</text:span><text:span text:style-name="T8">國小慈文國小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1000">
            <text:p><text:s/>1,0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39" office:value-type="string">
            <text:p>慈文國小<text:span text:style-name="T8">慈文國小慈文</text:span><text:span text:style-name="T8">國小慈文國小</text:span></text:p>
          </table:table-cell>
          <table:table-cell table:style-name="ce15" office:value-type="string">
            <text:p>辦理中<text:span text:style-name="T8">辦理中辦理中辦</text:span><text:span text:style-name="T8">理中</text:span></text:p>
          </table:table-cell>
          <table:table-cell table:style-name="ce35"/>
          <table:table-cell table:number-columns-repeated="1015"/>
        </table:table-row>
        <table:table-row table:style-name="ro36">
          <table:table-cell table:style-name="ce7" office:value-type="string">
            <text:p>陳治文<text:span text:style-name="T8">陳治文陳治文陳</text:span><text:span text:style-name="T8">治文</text:span></text:p>
          </table:table-cell>
          <table:table-cell table:style-name="ce15" office:value-type="string">
            <text:p>福安國小行政及班級電腦主機更新<text:span text:style-name="T8">福安國小行</text:span><text:span text:style-name="T8">政及班級電腦主機更新</text:span><text:span text:style-name="T8">福安國小行政及班級電</text:span><text:span text:style-name="T8">腦主機更新福安國小行</text:span><text:span text:style-name="T8">政及班級電腦主機更新</text:span></text:p>
          </table:table-cell>
          <table:table-cell table:style-name="ce18" office:value-type="string">
            <text:p>福安國小<text:span text:style-name="T8">福安國小福安</text:span><text:span text:style-name="T8">國小福安國小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234">
            <text:p><text:s/>234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39" office:value-type="string">
            <text:p>福安國小<text:span text:style-name="T8">福安國小福安</text:span><text:span text:style-name="T8">國小福安國小</text:span></text:p>
          </table:table-cell>
          <table:table-cell table:style-name="ce15" office:value-type="string">
            <text:p>共同供應契約<text:span text:style-name="T8">共同供應</text:span><text:span text:style-name="T8">契約共同供應契約共同</text:span><text:span text:style-name="T8">供應契約</text:span></text:p>
          </table:table-cell>
          <table:table-cell table:style-name="ce35" office:value-type="string">
            <text:p>首聯科技有限公司<text:span text:style-name="T8">首聯</text:span><text:span text:style-name="T8">科技有限公司首聯科技</text:span><text:span text:style-name="T8">有限公司首聯科技有限</text:span><text:span text:style-name="T8">公司</text:span></text:p>
          </table:table-cell>
          <table:table-cell table:number-columns-repeated="1015"/>
        </table:table-row>
        <table:table-row table:style-name="ro36">
          <table:table-cell table:style-name="ce7" office:value-type="string">
            <text:p>陳麗莉<text:span text:style-name="T8">陳麗莉陳麗莉陳</text:span><text:span text:style-name="T8">麗莉</text:span></text:p>
          </table:table-cell>
          <table:table-cell table:style-name="ce15" office:value-type="string">
            <text:p>新興國小東棟校舍屋頂防水防漏更新工程<text:span text:style-name="T8">新興</text:span><text:span text:style-name="T8">國小東棟校舍屋頂防水</text:span><text:span text:style-name="T8">防漏更新工程新興國小</text:span><text:span text:style-name="T8">東棟校舍屋頂防水防漏</text:span><text:span text:style-name="T8">更新工程新興國小東棟</text:span><text:span text:style-name="T8">校舍屋頂防水防漏更新</text:span><text:span text:style-name="T8">工程</text:span></text:p>
          </table:table-cell>
          <table:table-cell table:style-name="ce18" office:value-type="string">
            <text:p>新興國小<text:span text:style-name="T8">新興國小新興</text:span><text:span text:style-name="T8">國小新興國小</text:span></text:p>
          </table:table-cell>
          <table:table-cell table:style-name="ce22" office:value-type="string">
            <text:p>無<text:span text:style-name="T7">無無無</text:span></text:p>
          </table:table-cell>
          <table:table-cell table:style-name="ce31" office:value-type="float" office:value="930">
            <text:p><text:s/>93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39" office:value-type="string">
            <text:p>新興國小<text:span text:style-name="T8">新興國小新興</text:span><text:span text:style-name="T8">國小新興國小</text:span></text:p>
          </table:table-cell>
          <table:table-cell table:style-name="ce15" office:value-type="string">
            <text:p>辦理中<text:span text:style-name="T8">辦理中辦理中辦</text:span><text:span text:style-name="T8">理中</text:span></text:p>
          </table:table-cell>
          <table:table-cell table:style-name="ce35"/>
          <table:table-cell table:number-columns-repeated="1015"/>
        </table:table-row>
        <table:table-row table:style-name="ro35">
          <table:table-cell table:style-name="ce8" office:value-type="string">
            <text:p>詹江村<text:span text:style-name="T8">詹江村詹江村詹</text:span><text:span text:style-name="T8">江村</text:span></text:p>
          </table:table-cell>
          <table:table-cell table:style-name="ce16" office:value-type="string">
            <text:p><text:span text:style-name="T8">福豐國中</text:span><text:span text:style-name="T9">105</text:span><text:span text:style-name="T10">年度未來教</text:span><text:span text:style-name="T10">室設備工程採購福豐國</text:span><text:span text:style-name="T10">中</text:span><text:span text:style-name="T9">105</text:span><text:span text:style-name="T10">年度未來教室設備</text:span><text:span text:style-name="T10">工程採購福豐國中</text:span><text:span text:style-name="T9">105</text:span><text:span text:style-name="T10">年</text:span><text:span text:style-name="T10">度未來教室設備工程採</text:span><text:span text:style-name="T10">購福豐國中</text:span><text:span text:style-name="T9">105</text:span><text:span text:style-name="T10">年度未來</text:span><text:span text:style-name="T10">教室設備工程採購</text:span></text:p>
          </table:table-cell>
          <table:table-cell table:style-name="ce19" office:value-type="string">
            <text:p>福豐國中<text:span text:style-name="T8">福豐國中福豐</text:span><text:span text:style-name="T8">國中福豐國中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31" office:value-type="float" office:value="2900">
            <text:p><text:s/>2,900 </text:p>
          </table:table-cell>
          <table:table-cell table:style-name="ce35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桃</text:span><text:span text:style-name="T10">園市政府地方教育發展</text:span><text:span text:style-name="T10">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19" office:value-type="string">
            <text:p>福豐國中<text:span text:style-name="T8">福豐國中福豐</text:span><text:span text:style-name="T8">國中福豐國中</text:span></text:p>
          </table:table-cell>
          <table:table-cell table:style-name="ce16" office:value-type="string">
            <text:p>辦理中<text:span text:style-name="T8">辦理中辦理中辦</text:span><text:span text:style-name="T8">理中</text:span></text:p>
          </table:table-cell>
          <table:table-cell table:style-name="ce35"/>
          <table:table-cell table:number-columns-repeated="1015"/>
        </table:table-row>
        <table:table-row table:style-name="ro35">
          <table:table-cell table:style-name="ce8" office:value-type="string">
            <text:p>許清順<text:span text:style-name="T8">許清順許清順許</text:span><text:span text:style-name="T8">清順</text:span></text:p>
          </table:table-cell>
          <table:table-cell table:style-name="ce16" office:value-type="string">
            <text:p><text:span text:style-name="T8">錦興國小</text:span><text:span text:style-name="T9">105</text:span><text:span text:style-name="T10">年度充實體</text:span><text:span text:style-name="T10">育班棒球訓練器材採購</text:span><text:span text:style-name="T10">錦興國小</text:span><text:span text:style-name="T9">105</text:span><text:span text:style-name="T10">年度充實體</text:span><text:span text:style-name="T10">育班棒球訓練器材採購</text:span><text:span text:style-name="T10">錦興國小</text:span><text:span text:style-name="T9">105</text:span><text:span text:style-name="T10">年度充實體</text:span><text:span text:style-name="T10">育班棒球訓練器材採購</text:span><text:span text:style-name="T10">錦興國小</text:span><text:span text:style-name="T9">105</text:span><text:span text:style-name="T10">年度充實體</text:span><text:span text:style-name="T10">育班棒球訓練器材採購</text:span></text:p>
          </table:table-cell>
          <table:table-cell table:style-name="ce19" office:value-type="string">
            <text:p>錦興國小<text:span text:style-name="T8">錦興國小錦興</text:span><text:span text:style-name="T8">國小錦興國小</text:span></text:p>
          </table:table-cell>
          <table:table-cell table:style-name="ce23" office:value-type="string">
            <text:p>無<text:span text:style-name="T7">無無無</text:span></text:p>
          </table:table-cell>
          <table:table-cell table:style-name="ce31" office:value-type="float" office:value="500">
            <text:p><text:s/>500 </text:p>
          </table:table-cell>
          <table:table-cell table:style-name="ce35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一般行</text:span><text:span text:style-name="T10">政管理計畫</text:span><text:span text:style-name="T9">-</text:span><text:span text:style-name="T10">會費、捐助</text:span><text:span text:style-name="T10">、補助、分攤、照護、</text:span><text:span text:style-name="T10">救濟與交流活動費桃園</text:span><text:span text:style-name="T10">市政府地方教育發展基</text:span><text:span text:style-name="T10">金</text:span><text:span text:style-name="T9">-</text:span><text:span text:style-name="T10">一般行政管理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一般行政</text:span><text:span text:style-name="T10">管理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</table:table-cell>
          <table:table-cell table:style-name="ce40" office:value-type="string">
            <text:p>錦興國小<text:span text:style-name="T8">錦興國小錦興</text:span><text:span text:style-name="T8">國小錦興國小</text:span></text:p>
          </table:table-cell>
          <table:table-cell table:style-name="ce16" office:value-type="string">
            <text:p>公開取得報價單或企劃書<text:span text:style-name="T8">公開取得報價單或企</text:span><text:span text:style-name="T8">劃書公開取得報價單或</text:span><text:span text:style-name="T8">企劃書公開取得報價單</text:span><text:span text:style-name="T8">或企劃書</text:span></text:p>
          </table:table-cell>
          <table:table-cell table:style-name="ce35" office:value-type="string">
            <text:p>兆勁體育用品有限公司<text:span text:style-name="T8">兆勁體育用品有限公司</text:span><text:span text:style-name="T8">兆勁體育用品有限公司</text:span><text:span text:style-name="T8">兆勁體育用品有限公司</text:span></text:p>
          </table:table-cell>
          <table:table-cell table:number-columns-repeated="1015"/>
        </table:table-row>
        <table:table-row table:style-name="ro35">
          <table:table-cell table:style-name="ce7" office:value-type="string">
            <text:p>邱佳亮<text:span text:style-name="T8">邱佳亮邱佳亮</text:span></text:p>
          </table:table-cell>
          <table:table-cell table:style-name="ce15" office:value-type="string">
            <text:p><text:span text:style-name="T8">新屋國中</text:span><text:span text:style-name="T9">105</text:span><text:span text:style-name="T10">年度家政教</text:span><text:span text:style-name="T10">室廚具設備採購新屋國</text:span><text:span text:style-name="T10">中</text:span><text:span text:style-name="T9">105</text:span><text:span text:style-name="T10">年度家政教室廚具</text:span><text:span text:style-name="T10">設備採購新屋國中</text:span><text:span text:style-name="T9">105</text:span><text:span text:style-name="T10">年</text:span><text:span text:style-name="T10">度家政教室廚具設備採</text:span><text:span text:style-name="T10">購</text:span></text:p>
          </table:table-cell>
          <table:table-cell table:style-name="ce18" office:value-type="string">
            <text:p>新屋國中<text:span text:style-name="T8">新屋國中新屋</text:span><text:span text:style-name="T8">國中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700">
            <text:p><text:s/>7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39" office:value-type="string">
            <text:p>新屋國中<text:span text:style-name="T8">新屋國中新屋</text:span><text:span text:style-name="T8">國中</text:span></text:p>
          </table:table-cell>
          <table:table-cell table:style-name="ce15" office:value-type="string">
            <text:p>辦理中<text:span text:style-name="T8">辦理中辦理中</text:span></text:p>
          </table:table-cell>
          <table:table-cell table:style-name="ce35"/>
          <table:table-cell table:number-columns-repeated="1015"/>
        </table:table-row>
        <table:table-row table:style-name="ro35">
          <table:table-cell table:style-name="ce7" office:value-type="string">
            <text:p>梁為超<text:span text:style-name="T8">梁為超梁為超</text:span></text:p>
          </table:table-cell>
          <table:table-cell table:style-name="ce15" office:value-type="string">
            <text:p><text:span text:style-name="T8">普仁國小</text:span><text:span text:style-name="T9">104</text:span><text:span text:style-name="T10">學年度圖書</text:span><text:span text:style-name="T10">館採購計畫普仁國小</text:span><text:span text:style-name="T9">104</text:span><text:span text:style-name="T10">學年度圖書館採購計畫</text:span><text:span text:style-name="T10">普仁國小</text:span><text:span text:style-name="T9">104</text:span><text:span text:style-name="T10">學年度圖書</text:span><text:span text:style-name="T10">館採購計畫</text:span></text:p>
          </table:table-cell>
          <table:table-cell table:style-name="ce18" office:value-type="string">
            <text:p>普仁國小<text:span text:style-name="T8">普仁國小普仁</text:span><text:span text:style-name="T8">國小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600">
            <text:p><text:s/>6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39" office:value-type="string">
            <text:p>普仁國小<text:span text:style-name="T8">普仁國小普仁</text:span><text:span text:style-name="T8">國小</text:span></text:p>
          </table:table-cell>
          <table:table-cell table:style-name="ce15" office:value-type="string">
            <text:p>公開招標<text:span text:style-name="T8">公開招標公開</text:span><text:span text:style-name="T8">招標</text:span></text:p>
          </table:table-cell>
          <table:table-cell table:style-name="ce35" office:value-type="string">
            <text:p>宏保文化事業有限公司<text:span text:style-name="T8">宏保文化事業有限公司</text:span><text:span text:style-name="T8">宏保文化事業有限公司</text:span></text:p>
          </table:table-cell>
          <table:table-cell table:number-columns-repeated="1015"/>
        </table:table-row>
        <table:table-row table:style-name="ro35">
          <table:table-cell table:style-name="ce7" office:value-type="string">
            <text:p>許清順<text:span text:style-name="T8">許清順許清順</text:span></text:p>
          </table:table-cell>
          <table:table-cell table:style-name="ce15" office:value-type="string">
            <text:p><text:span text:style-name="T8">福豐國中</text:span><text:span text:style-name="T9">105</text:span><text:span text:style-name="T10">國樂社團教</text:span><text:span text:style-name="T10">室設備採購福豐國中</text:span><text:span text:style-name="T9">105</text:span><text:span text:style-name="T10">國樂社團教室設備採購</text:span><text:span text:style-name="T10">福豐國中</text:span><text:span text:style-name="T9">105</text:span><text:span text:style-name="T10">國樂社團教</text:span><text:span text:style-name="T10">室設備採購</text:span></text:p>
          </table:table-cell>
          <table:table-cell table:style-name="ce18" office:value-type="string">
            <text:p>福豐國中<text:span text:style-name="T8">福豐國中福豐</text:span><text:span text:style-name="T8">國中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950">
            <text:p><text:s/>95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39" office:value-type="string">
            <text:p>福豐國中<text:span text:style-name="T8">福豐國中福豐</text:span><text:span text:style-name="T8">國中</text:span></text:p>
          </table:table-cell>
          <table:table-cell table:style-name="ce15" office:value-type="string">
            <text:p>辦理中<text:span text:style-name="T8">辦理中辦理中</text:span></text:p>
          </table:table-cell>
          <table:table-cell table:style-name="ce35"/>
          <table:table-cell table:number-columns-repeated="1015"/>
        </table:table-row>
        <table:table-row table:style-name="ro35">
          <table:table-cell table:style-name="ce7" office:value-type="string">
            <text:p>彭俊豪<text:span text:style-name="T8">彭俊豪彭俊豪</text:span></text:p>
          </table:table-cell>
          <table:table-cell table:style-name="ce15" office:value-type="string">
            <text:p>東興國中校園老舊洗手台更新工程<text:span text:style-name="T8">東興國中校</text:span><text:span text:style-name="T8">園老舊洗手台更新工程</text:span><text:span text:style-name="T8">東興國中校園老舊洗手</text:span><text:span text:style-name="T8">台更新工程</text:span></text:p>
          </table:table-cell>
          <table:table-cell table:style-name="ce18" office:value-type="string">
            <text:p>東興國中<text:span text:style-name="T8">東興國中東興</text:span><text:span text:style-name="T8">國中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1310">
            <text:p><text:s/>1,31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39" office:value-type="string">
            <text:p>東興國中<text:span text:style-name="T8">東興國中東興</text:span><text:span text:style-name="T8">國中</text:span></text:p>
          </table:table-cell>
          <table:table-cell table:style-name="ce15" office:value-type="string">
            <text:p>公開招標<text:span text:style-name="T8">公開招標公開</text:span><text:span text:style-name="T8">招標</text:span></text:p>
          </table:table-cell>
          <table:table-cell table:style-name="ce35" office:value-type="string">
            <text:p>高鋒土木包工業<text:span text:style-name="T8">高鋒土</text:span><text:span text:style-name="T8">木包工業高鋒土木包工</text:span><text:span text:style-name="T8">業</text:span></text:p>
          </table:table-cell>
          <table:table-cell table:number-columns-repeated="1015"/>
        </table:table-row>
        <table:table-row table:style-name="ro35">
          <table:table-cell table:style-name="ce7" office:value-type="string">
            <text:p>陳瑛<text:span text:style-name="T8">陳瑛陳瑛</text:span></text:p>
          </table:table-cell>
          <table:table-cell table:style-name="ce15" office:value-type="string">
            <text:p>巴崚國小校舍防水防漏工程<text:span text:style-name="T8">巴崚國小校舍防水</text:span><text:span text:style-name="T8">防漏工程巴崚國小校舍</text:span><text:span text:style-name="T8">防水防漏工程</text:span></text:p>
          </table:table-cell>
          <table:table-cell table:style-name="ce18" office:value-type="string">
            <text:p>巴崚國小<text:span text:style-name="T8">巴崚國小巴崚</text:span><text:span text:style-name="T8">國小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1000">
            <text:p><text:s/>1,0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39" office:value-type="string">
            <text:p>巴崚國小<text:span text:style-name="T8">巴崚國小巴崚</text:span><text:span text:style-name="T8">國小</text:span></text:p>
          </table:table-cell>
          <table:table-cell table:style-name="ce15" office:value-type="string">
            <text:p>公開招標<text:span text:style-name="T8">公開招標公開</text:span><text:span text:style-name="T8">招標</text:span></text:p>
          </table:table-cell>
          <table:table-cell table:style-name="ce35" office:value-type="string">
            <text:p><text:span text:style-name="T8">輝騰營造有限公司</text:span><text:span text:style-name="T9"> </text:span><text:span text:style-name="T10">輝騰</text:span><text:span text:style-name="T10">營造有限公司</text:span><text:span text:style-name="T9"> </text:span><text:span text:style-name="T10">輝騰營造</text:span><text:span text:style-name="T10">有限公司</text:span><text:span text:style-name="T9"> </text:span></text:p>
          </table:table-cell>
          <table:table-cell table:number-columns-repeated="1015"/>
        </table:table-row>
        <table:table-row table:style-name="ro35">
          <table:table-cell table:style-name="ce8" office:value-type="string">
            <text:p><text:span text:style-name="T8">魯明哲</text:span></text:p>
            <text:p><text:span text:style-name="T8">梁為超魯明哲</text:span></text:p>
            <text:p><text:span text:style-name="T8">梁為超魯明哲</text:span></text:p>
            <text:p><text:span text:style-name="T8">梁為超</text:span></text:p>
          </table:table-cell>
          <table:table-cell table:style-name="ce15" office:value-type="string">
            <text:p>龍興國中桃園市立龍興國民中學活動中心器材設備更新<text:span text:style-name="T8">龍興國中桃園</text:span><text:span text:style-name="T8">市立龍興國民中學活動</text:span><text:span text:style-name="T8">中心器材設備更新龍興</text:span><text:span text:style-name="T8">國中桃園市立龍興國民</text:span><text:span text:style-name="T8">中學活動中心器材設備</text:span><text:span text:style-name="T8">更新</text:span></text:p>
          </table:table-cell>
          <table:table-cell table:style-name="ce18" office:value-type="string">
            <text:p>龍興國中<text:span text:style-name="T8">龍興國中龍興</text:span><text:span text:style-name="T8">國中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1250">
            <text:p><text:s/>1,25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39" office:value-type="string">
            <text:p>龍興國中<text:span text:style-name="T8">龍興國中龍興</text:span><text:span text:style-name="T8">國中</text:span></text:p>
          </table:table-cell>
          <table:table-cell table:style-name="ce15" office:value-type="string">
            <text:p>辦理中<text:span text:style-name="T8">辦理中辦理中</text:span></text:p>
          </table:table-cell>
          <table:table-cell table:style-name="ce35"/>
          <table:table-cell table:number-columns-repeated="1015"/>
        </table:table-row>
        <table:table-row table:style-name="ro37">
          <table:table-cell table:style-name="ce7" office:value-type="string">
            <text:p>彭俊豪<text:span text:style-name="T8">彭俊豪彭俊豪</text:span></text:p>
          </table:table-cell>
          <table:table-cell table:style-name="ce15" office:value-type="string">
            <text:p><text:span text:style-name="T8">平興國中改善校園教學</text:span><text:span text:style-name="T8">設備與環境</text:span><text:span text:style-name="T9">-</text:span><text:span text:style-name="T10">購置辦公室</text:span><text:span text:style-name="T10">事務機器平興國中改善</text:span><text:span text:style-name="T10">校園教學設備與環境</text:span><text:span text:style-name="T9">-</text:span><text:span text:style-name="T10">購</text:span><text:span text:style-name="T10">置辦公室事務機器平興</text:span><text:span text:style-name="T10">國中改善校園教學設備</text:span><text:span text:style-name="T10">與環境</text:span><text:span text:style-name="T9">-</text:span><text:span text:style-name="T10">購置辦公室事務</text:span><text:span text:style-name="T10">機器</text:span></text:p>
          </table:table-cell>
          <table:table-cell table:style-name="ce18" office:value-type="string">
            <text:p>平興國中<text:span text:style-name="T8">平興國中平興</text:span><text:span text:style-name="T8">國中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224.5">
            <text:p><text:s/>225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39" office:value-type="string">
            <text:p>平興國中<text:span text:style-name="T8">平興國中平興</text:span><text:span text:style-name="T8">國中</text:span></text:p>
          </table:table-cell>
          <table:table-cell table:style-name="ce15" office:value-type="string">
            <text:p>共同供應契約<text:span text:style-name="T8">共同供應</text:span><text:span text:style-name="T8">契約共同供應契約</text:span></text:p>
          </table:table-cell>
          <table:table-cell table:style-name="ce35" office:value-type="string">
            <text:p><text:span text:style-name="T8">堪農事務機器股份有限</text:span><text:span text:style-name="T8">公司</text:span><text:span text:style-name="T9"> </text:span><text:span text:style-name="T10">堪農事務機器股份</text:span><text:span text:style-name="T10">有限公司</text:span><text:span text:style-name="T9"> </text:span><text:span text:style-name="T10">堪農事務機器</text:span><text:span text:style-name="T10">股份有限公司</text:span><text:span text:style-name="T9"> </text:span></text:p>
          </table:table-cell>
          <table:table-cell table:number-columns-repeated="1015"/>
        </table:table-row>
        <table:table-row table:style-name="ro17">
          <table:table-cell table:style-name="ce7" office:value-type="string">
            <text:p>李家興<text:span text:style-name="T8">李家興李家興</text:span></text:p>
          </table:table-cell>
          <table:table-cell table:style-name="ce15" office:value-type="string">
            <text:p>水美國小改善校園安全暨綠美化工程<text:span text:style-name="T8">水美國小</text:span><text:span text:style-name="T8">改善校園安全暨綠美化</text:span><text:span text:style-name="T8">工程水美國小改善校園</text:span><text:span text:style-name="T8">安全暨綠美化工程</text:span></text:p>
          </table:table-cell>
          <table:table-cell table:style-name="ce18" office:value-type="string">
            <text:p>水美國小<text:span text:style-name="T8">水美國小水美</text:span><text:span text:style-name="T8">國小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1500">
            <text:p><text:s/>1,5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39" office:value-type="string">
            <text:p>水美國小<text:span text:style-name="T8">水美國小水美</text:span><text:span text:style-name="T8">國小</text:span></text:p>
          </table:table-cell>
          <table:table-cell table:style-name="ce15" office:value-type="string">
            <text:p>辦理中<text:span text:style-name="T8">辦理中辦理中</text:span></text:p>
          </table:table-cell>
          <table:table-cell table:style-name="ce35"/>
          <table:table-cell table:number-columns-repeated="1015"/>
        </table:table-row>
        <table:table-row table:style-name="ro17">
          <table:table-cell table:style-name="ce7" office:value-type="string">
            <text:p>陳麗莉<text:span text:style-name="T8">陳麗莉陳麗莉</text:span></text:p>
          </table:table-cell>
          <table:table-cell table:style-name="ce15" office:value-type="string">
            <text:p><text:span text:style-name="T8">光明國中</text:span><text:span text:style-name="T9">105</text:span><text:span text:style-name="T10">年度充實體</text:span><text:span text:style-name="T10">育班羽球訓練器材設備</text:span><text:span text:style-name="T10">光明國中</text:span><text:span text:style-name="T9">105</text:span><text:span text:style-name="T10">年度充實體</text:span><text:span text:style-name="T10">育班羽球訓練器材設備</text:span><text:span text:style-name="T10">光明國中</text:span><text:span text:style-name="T9">105</text:span><text:span text:style-name="T10">年度充實體</text:span><text:span text:style-name="T10">育班羽球訓練器材設備</text:span></text:p>
          </table:table-cell>
          <table:table-cell table:style-name="ce18" office:value-type="string">
            <text:p>光明國中<text:span text:style-name="T8">光明國中光明</text:span><text:span text:style-name="T8">國中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300">
            <text:p><text:s/>3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39" office:value-type="string">
            <text:p>光明國中<text:span text:style-name="T8">光明國中光明</text:span><text:span text:style-name="T8">國中</text:span></text:p>
          </table:table-cell>
          <table:table-cell table:style-name="ce15" office:value-type="string">
            <text:p>辦理中<text:span text:style-name="T8">辦理中辦理中</text:span></text:p>
          </table:table-cell>
          <table:table-cell table:style-name="ce35"/>
          <table:table-cell table:number-columns-repeated="1015"/>
        </table:table-row>
        <table:table-row table:style-name="ro17">
          <table:table-cell table:style-name="ce7" office:value-type="string">
            <text:p>吳宗憲<text:span text:style-name="T8">吳宗憲吳宗憲</text:span></text:p>
          </table:table-cell>
          <table:table-cell table:style-name="ce15" office:value-type="string">
            <text:p>龜山國中行政暨專科教室設備充實更新<text:span text:style-name="T8">龜山國</text:span><text:span text:style-name="T8">中行政暨專科教室設備</text:span><text:span text:style-name="T8">充實更新龜山國中行政</text:span><text:span text:style-name="T8">暨專科教室設備充實更</text:span><text:span text:style-name="T8">新</text:span></text:p>
          </table:table-cell>
          <table:table-cell table:style-name="ce18" office:value-type="string">
            <text:p>龜山國中<text:span text:style-name="T8">龜山國中龜山</text:span><text:span text:style-name="T8">國中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1329.06">
            <text:p><text:s/>1,329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39" office:value-type="string">
            <text:p>龜山國中<text:span text:style-name="T8">龜山國中龜山</text:span><text:span text:style-name="T8">國中</text:span></text:p>
          </table:table-cell>
          <table:table-cell table:style-name="ce15" office:value-type="string">
            <text:p>共同供應契約<text:span text:style-name="T8">共同供應</text:span><text:span text:style-name="T8">契約共同供應契約</text:span></text:p>
          </table:table-cell>
          <table:table-cell table:style-name="ce35" office:value-type="string">
            <text:p>旭威電腦資訊有限公司<text:span text:style-name="T8">旭威電腦資訊有限公司</text:span><text:span text:style-name="T8">旭威電腦資訊有限公司</text:span></text:p>
          </table:table-cell>
          <table:table-cell table:number-columns-repeated="1015"/>
        </table:table-row>
        <table:table-row table:style-name="ro17">
          <table:table-cell table:style-name="ce7" office:value-type="string">
            <text:p>魯明哲<text:span text:style-name="T8">魯明哲魯明哲</text:span></text:p>
          </table:table-cell>
          <table:table-cell table:style-name="ce15" office:value-type="string">
            <text:p><text:span text:style-name="T8">興仁國小</text:span><text:span text:style-name="T9">105</text:span><text:span text:style-name="T10">年度改善教</text:span><text:span text:style-name="T10">學設備計畫興仁國小</text:span><text:span text:style-name="T9">105</text:span><text:span text:style-name="T10">年度改善教學設備計畫</text:span><text:span text:style-name="T10">興仁國小</text:span><text:span text:style-name="T9">105</text:span><text:span text:style-name="T10">年度改善教</text:span><text:span text:style-name="T10">學設備計畫</text:span></text:p>
          </table:table-cell>
          <table:table-cell table:style-name="ce18" office:value-type="string">
            <text:p>興仁國小<text:span text:style-name="T8">興仁國小興仁</text:span><text:span text:style-name="T8">國小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300">
            <text:p><text:s/>3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39" office:value-type="string">
            <text:p>興仁國小<text:span text:style-name="T8">興仁國小興仁</text:span><text:span text:style-name="T8">國小</text:span></text:p>
          </table:table-cell>
          <table:table-cell table:style-name="ce15" office:value-type="string">
            <text:p>辦理中<text:span text:style-name="T8">辦理中辦理中</text:span></text:p>
          </table:table-cell>
          <table:table-cell table:style-name="ce35"/>
          <table:table-cell table:number-columns-repeated="1015"/>
        </table:table-row>
        <table:table-row table:style-name="ro33">
          <table:table-cell table:style-name="ce7" office:value-type="string">
            <text:p>莊玉輝<text:span text:style-name="T8">莊玉輝莊玉輝</text:span></text:p>
          </table:table-cell>
          <table:table-cell table:style-name="ce15" office:value-type="string">
            <text:p>新勢國小「客家風情」環境營造<text:span text:style-name="T8">新勢國小「客</text:span><text:span text:style-name="T8">家風情」環境營造新勢</text:span><text:span text:style-name="T8">國小「客家風情」環境</text:span><text:span text:style-name="T8">營造</text:span></text:p>
          </table:table-cell>
          <table:table-cell table:style-name="ce18" office:value-type="string">
            <text:p>新勢國小<text:span text:style-name="T8">新勢國小新勢</text:span><text:span text:style-name="T8">國小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84.4">
            <text:p><text:s/>84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39" office:value-type="string">
            <text:p>新勢國小<text:span text:style-name="T8">新勢國小新勢</text:span><text:span text:style-name="T8">國小</text:span></text:p>
          </table:table-cell>
          <table:table-cell table:style-name="ce15" office:value-type="string">
            <text:p>小額採購逕洽廠商<text:span text:style-name="T8">小額</text:span><text:span text:style-name="T8">採購逕洽廠商小額採購</text:span><text:span text:style-name="T8">逕洽廠商</text:span></text:p>
          </table:table-cell>
          <table:table-cell table:style-name="ce35" office:value-type="string">
            <text:p>1.<text:span text:style-name="T8">新藝王企業社</text:span></text:p>
            <text:p><text:span text:style-name="T9">2.</text:span><text:span text:style-name="T10">力泰建材行</text:span><text:span text:style-name="T10">1.</text:span><text:span text:style-name="T10">新藝王</text:span><text:span text:style-name="T10">企業社</text:span></text:p>
            <text:p><text:span text:style-name="T9">2.</text:span><text:span text:style-name="T10">力泰建材行</text:span><text:span text:style-name="T10">1.</text:span><text:span text:style-name="T10">新藝王</text:span><text:span text:style-name="T10">企業社</text:span></text:p>
            <text:p><text:span text:style-name="T9">2.</text:span><text:span text:style-name="T10">力泰建材行</text:span></text:p>
          </table:table-cell>
          <table:table-cell table:number-columns-repeated="1015"/>
        </table:table-row>
        <table:table-row table:style-name="ro35">
          <table:table-cell table:style-name="ce7" office:value-type="string">
            <text:p>陳麗莉<text:span text:style-name="T8">陳麗莉陳麗莉</text:span></text:p>
          </table:table-cell>
          <table:table-cell table:style-name="ce15" office:value-type="string">
            <text:p>新莊國小校園綠化美化工程<text:span text:style-name="T8">新莊國小校園綠化</text:span><text:span text:style-name="T8">美化工程新莊國小校園</text:span><text:span text:style-name="T8">綠化美化工程</text:span></text:p>
          </table:table-cell>
          <table:table-cell table:style-name="ce18" office:value-type="string">
            <text:p>新莊國小<text:span text:style-name="T8">新莊國小新莊</text:span><text:span text:style-name="T8">國小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500">
            <text:p><text:s/>5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39" office:value-type="string">
            <text:p>新莊國小<text:span text:style-name="T8">新莊國小新莊</text:span><text:span text:style-name="T8">國小</text:span></text:p>
          </table:table-cell>
          <table:table-cell table:style-name="ce15" office:value-type="string">
            <text:p>辦理中<text:span text:style-name="T8">辦理中辦理中</text:span></text:p>
          </table:table-cell>
          <table:table-cell table:style-name="ce35"/>
          <table:table-cell table:number-columns-repeated="1015"/>
        </table:table-row>
        <table:table-row table:style-name="ro33">
          <table:table-cell table:style-name="ce7" office:value-type="string">
            <text:p>邱佳亮<text:span text:style-name="T8">邱佳亮邱佳亮</text:span></text:p>
          </table:table-cell>
          <table:table-cell table:style-name="ce15" office:value-type="string">
            <text:p>大坡國中學生班級置物櫃及掃具櫃<text:span text:style-name="T8">大坡國中學</text:span><text:span text:style-name="T8">生班級置物櫃及掃具櫃</text:span><text:span text:style-name="T8">大坡國中學生班級置物</text:span><text:span text:style-name="T8">櫃及掃具櫃</text:span></text:p>
          </table:table-cell>
          <table:table-cell table:style-name="ce18" office:value-type="string">
            <text:p>大坡國中<text:span text:style-name="T8">大坡國中大坡</text:span><text:span text:style-name="T8">國中</text:span></text:p>
          </table:table-cell>
          <table:table-cell table:style-name="ce22" office:value-type="string">
            <text:p>無<text:span text:style-name="T7">無無</text:span></text:p>
          </table:table-cell>
          <table:table-cell table:style-name="ce31" office:value-type="float" office:value="495">
            <text:p><text:s/>495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39" office:value-type="string">
            <text:p>大坡國中<text:span text:style-name="T8">大坡國中大坡</text:span><text:span text:style-name="T8">國中</text:span></text:p>
          </table:table-cell>
          <table:table-cell table:style-name="ce15" office:value-type="string">
            <text:p>辦理中<text:span text:style-name="T8">辦理中辦理中</text:span></text:p>
          </table:table-cell>
          <table:table-cell table:style-name="ce35"/>
          <table:table-cell table:number-columns-repeated="1015"/>
        </table:table-row>
        <table:table-row table:style-name="ro32">
          <table:table-cell table:style-name="ce8" office:value-type="string">
            <text:p>彭俊豪<text:span text:style-name="T8">彭俊豪彭俊豪</text:span></text:p>
          </table:table-cell>
          <table:table-cell table:style-name="ce16" office:value-type="string">
            <text:p><text:span text:style-name="T8">興仁國小</text:span><text:span text:style-name="T9">105</text:span><text:span text:style-name="T10">年度校園環</text:span><text:span text:style-name="T10">境改善工程興仁國小</text:span><text:span text:style-name="T9">105</text:span><text:span text:style-name="T10">年度校園環境改善工程</text:span><text:span text:style-name="T10">興仁國小</text:span><text:span text:style-name="T9">105</text:span><text:span text:style-name="T10">年度校園環</text:span><text:span text:style-name="T10">境改善工程</text:span></text:p>
          </table:table-cell>
          <table:table-cell table:style-name="ce19" office:value-type="string">
            <text:p>興仁國小<text:span text:style-name="T8">興仁國小興仁</text:span><text:span text:style-name="T8">國小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31" office:value-type="float" office:value="240">
            <text:p><text:s/>240 </text:p>
          </table:table-cell>
          <table:table-cell table:style-name="ce35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40" office:value-type="string">
            <text:p>興仁國小<text:span text:style-name="T8">興仁國小興仁</text:span><text:span text:style-name="T8">國小</text:span></text:p>
          </table:table-cell>
          <table:table-cell table:style-name="ce16" office:value-type="string">
            <text:p>辦理中<text:span text:style-name="T8">辦理中辦理中</text:span></text:p>
          </table:table-cell>
          <table:table-cell table:style-name="ce35"/>
          <table:table-cell table:number-columns-repeated="1015"/>
        </table:table-row>
        <table:table-row table:style-name="ro32">
          <table:table-cell table:style-name="ce8" office:value-type="string">
            <text:p>梁為超<text:span text:style-name="T8">梁為超梁為超</text:span></text:p>
          </table:table-cell>
          <table:table-cell table:style-name="ce16" office:value-type="string">
            <text:p><text:span text:style-name="T8">內壢國中</text:span><text:span text:style-name="T9">105</text:span><text:span text:style-name="T10">年度桃園市</text:span><text:span text:style-name="T10">立內壢國民中學改善教</text:span><text:span text:style-name="T10">室資訊化教學設備申請</text:span><text:span text:style-name="T10">計畫內壢國中</text:span><text:span text:style-name="T9">105</text:span><text:span text:style-name="T10">年度桃</text:span><text:span text:style-name="T10">園市立內壢國民中學改</text:span><text:span text:style-name="T10">善教室資訊化教學設備</text:span><text:span text:style-name="T10">申請計畫內壢國中</text:span><text:span text:style-name="T9">105</text:span><text:span text:style-name="T10">年</text:span><text:span text:style-name="T10">度桃園市立內壢國民中</text:span><text:span text:style-name="T10">學改善教室資訊化教學</text:span><text:span text:style-name="T10">設備申請計畫</text:span></text:p>
          </table:table-cell>
          <table:table-cell table:style-name="ce19" office:value-type="string">
            <text:p>內壢國中<text:span text:style-name="T8">內壢國中內壢</text:span><text:span text:style-name="T8">國中</text:span></text:p>
          </table:table-cell>
          <table:table-cell table:style-name="ce23" office:value-type="string">
            <text:p>無<text:span text:style-name="T7">無無</text:span></text:p>
          </table:table-cell>
          <table:table-cell table:style-name="ce31" office:value-type="float" office:value="1000">
            <text:p><text:s/>1,000 </text:p>
          </table:table-cell>
          <table:table-cell table:style-name="ce35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桃園市政</text:span><text:span text:style-name="T10">府地方教育發展基金</text:span><text:span text:style-name="T9">-</text:span><text:span text:style-name="T10">建</text:span><text:span text:style-name="T10">築及設備計畫</text:span><text:span text:style-name="T9">-</text:span><text:span text:style-name="T10">會費、捐</text:span><text:span text:style-name="T10">助、補助、分攤、照護</text:span><text:span text:style-name="T10">、救濟與交流活動費</text:span></text:p>
          </table:table-cell>
          <table:table-cell table:style-name="ce40" office:value-type="string">
            <text:p>內壢國中<text:span text:style-name="T8">內壢國中內壢</text:span><text:span text:style-name="T8">國中</text:span></text:p>
          </table:table-cell>
          <table:table-cell table:style-name="ce16" office:value-type="string">
            <text:p>辦理中<text:span text:style-name="T8">辦理中辦理中</text:span></text:p>
          </table:table-cell>
          <table:table-cell table:style-name="ce35"/>
          <table:table-cell table:number-columns-repeated="1015"/>
        </table:table-row>
        <table:table-row table:style-name="ro38">
          <table:table-cell table:style-name="ce7" office:value-type="string">
            <text:p>陳麗莉<text:span text:style-name="T8">陳麗莉</text:span></text:p>
          </table:table-cell>
          <table:table-cell table:style-name="ce15" office:value-type="string">
            <text:p><text:span text:style-name="T8">光明國中</text:span><text:span text:style-name="T9">105</text:span><text:span text:style-name="T10">年度直笛團</text:span><text:span text:style-name="T10">樂器採購光明國中</text:span><text:span text:style-name="T9">105</text:span><text:span text:style-name="T10">年</text:span><text:span text:style-name="T10">度直笛團樂器採購</text:span></text:p>
          </table:table-cell>
          <table:table-cell table:style-name="ce18" office:value-type="string">
            <text:p>光明國中<text:span text:style-name="T8">光明國中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869">
            <text:p><text:s/>869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39" office:value-type="string">
            <text:p>光明國中<text:span text:style-name="T8">光明國中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17">
          <table:table-cell table:style-name="ce7" office:value-type="string">
            <text:p>黃敬平<text:span text:style-name="T8">黃敬平</text:span></text:p>
          </table:table-cell>
          <table:table-cell table:style-name="ce15" office:value-type="string">
            <text:p>中壢國小校園圍牆整修工程<text:span text:style-name="T8">中壢國小校園圍牆</text:span><text:span text:style-name="T8">整修工程</text:span></text:p>
          </table:table-cell>
          <table:table-cell table:style-name="ce18" office:value-type="string">
            <text:p>中壢國小<text:span text:style-name="T8">中壢國小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650">
            <text:p><text:s/>65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39" office:value-type="string">
            <text:p>中壢國小<text:span text:style-name="T8">中壢國小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17">
          <table:table-cell table:style-name="ce7" office:value-type="string">
            <text:p>許清順<text:span text:style-name="T8">許清順</text:span></text:p>
          </table:table-cell>
          <table:table-cell table:style-name="ce15" office:value-type="string">
            <text:p>新莊國小教學設備建置採購<text:span text:style-name="T8">新莊國小教學設備</text:span><text:span text:style-name="T8">建置採購</text:span></text:p>
          </table:table-cell>
          <table:table-cell table:style-name="ce18" office:value-type="string">
            <text:p>新莊國小<text:span text:style-name="T8">新莊國小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200">
            <text:p><text:s/>2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39" office:value-type="string">
            <text:p>新莊國小<text:span text:style-name="T8">新莊國小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17">
          <table:table-cell table:style-name="ce7" office:value-type="string">
            <text:p>游吾和<text:span text:style-name="T8">游吾和</text:span></text:p>
          </table:table-cell>
          <table:table-cell table:style-name="ce15" office:value-type="string">
            <text:p>潮音國小明禮樓廁所整修工程<text:span text:style-name="T8">潮音國小明禮樓</text:span><text:span text:style-name="T8">廁所整修工程</text:span></text:p>
          </table:table-cell>
          <table:table-cell table:style-name="ce18" office:value-type="string">
            <text:p>潮音國小<text:span text:style-name="T8">潮音國小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1300">
            <text:p><text:s/>1,3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39" office:value-type="string">
            <text:p>潮音國小<text:span text:style-name="T8">潮音國小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17">
          <table:table-cell table:style-name="ce7" office:value-type="string">
            <text:p>歐炳辰<text:span text:style-name="T8">歐炳辰</text:span></text:p>
          </table:table-cell>
          <table:table-cell table:style-name="ce15" office:value-type="string">
            <text:p>草漯國中學生活動中心設備採購<text:span text:style-name="T8">草漯國中學生</text:span><text:span text:style-name="T8">活動中心設備採購</text:span></text:p>
          </table:table-cell>
          <table:table-cell table:style-name="ce18" office:value-type="string">
            <text:p>草漯國中<text:span text:style-name="T8">草漯國中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2000">
            <text:p><text:s/>2,0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39" office:value-type="string">
            <text:p>草漯國中<text:span text:style-name="T8">草漯國中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17">
          <table:table-cell table:style-name="ce7" office:value-type="string">
            <text:p>徐其萬<text:span text:style-name="T8">徐其萬</text:span></text:p>
          </table:table-cell>
          <table:table-cell table:style-name="ce15" office:value-type="string">
            <text:p><text:span text:style-name="T8">大園國小第</text:span><text:span text:style-name="T9">1</text:span><text:span text:style-name="T10">、</text:span><text:span text:style-name="T9">2</text:span><text:span text:style-name="T10">棟校舍</text:span><text:span text:style-name="T10">水溝改善工程大園國小</text:span><text:span text:style-name="T10">第</text:span><text:span text:style-name="T9">1</text:span><text:span text:style-name="T10">、</text:span><text:span text:style-name="T9">2</text:span><text:span text:style-name="T10">棟校舍水溝改善</text:span><text:span text:style-name="T10">工程</text:span></text:p>
          </table:table-cell>
          <table:table-cell table:style-name="ce18" office:value-type="string">
            <text:p>大園國小<text:span text:style-name="T8">大園國小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1000">
            <text:p><text:s/>1,0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39" office:value-type="string">
            <text:p>大園國小<text:span text:style-name="T8">大園國小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17">
          <table:table-cell table:style-name="ce7" office:value-type="string">
            <text:p>陳美梅<text:span text:style-name="T8">陳美梅</text:span></text:p>
          </table:table-cell>
          <table:table-cell table:style-name="ce15" office:value-type="string">
            <text:p><text:span text:style-name="T8">福豐國中</text:span><text:span text:style-name="T9">105</text:span><text:span text:style-name="T10">年度運動環</text:span><text:span text:style-name="T10">境改善</text:span><text:span text:style-name="T9">(</text:span><text:span text:style-name="T10">法式滾球場採光</text:span><text:span text:style-name="T10">罩</text:span><text:span text:style-name="T9">)</text:span><text:span text:style-name="T10">福豐國中</text:span><text:span text:style-name="T9">105</text:span><text:span text:style-name="T10">年度運</text:span><text:span text:style-name="T10">動環境改善</text:span><text:span text:style-name="T9">(</text:span><text:span text:style-name="T10">法式滾球場</text:span><text:span text:style-name="T10">採光罩</text:span><text:span text:style-name="T9">)</text:span></text:p>
          </table:table-cell>
          <table:table-cell table:style-name="ce18" office:value-type="string">
            <text:p>福豐國中<text:span text:style-name="T8">福豐國中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600">
            <text:p><text:s/>6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39" office:value-type="string">
            <text:p>福豐國中<text:span text:style-name="T8">福豐國中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37">
          <table:table-cell table:style-name="ce8" office:value-type="string">
            <text:p><text:span text:style-name="T8">劉仁照</text:span></text:p>
            <text:p><text:span text:style-name="T8">林志強劉仁照</text:span></text:p>
            <text:p><text:span text:style-name="T8">林志強</text:span></text:p>
          </table:table-cell>
          <table:table-cell table:style-name="ce15" office:value-type="string">
            <text:p>平興國中雲端智慧教室<text:span text:style-name="T8">平興國中雲端智慧教室</text:span></text:p>
          </table:table-cell>
          <table:table-cell table:style-name="ce18" office:value-type="string">
            <text:p>平興國中<text:span text:style-name="T8">平興國中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3800">
            <text:p><text:s/>3,8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18" office:value-type="string">
            <text:p>平興國中<text:span text:style-name="T8">平興國中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26">
          <table:table-cell table:style-name="ce7" office:value-type="string">
            <text:p>舒翠玲<text:span text:style-name="T8">舒翠玲</text:span></text:p>
          </table:table-cell>
          <table:table-cell table:style-name="ce15" office:value-type="string">
            <text:p>祥安國小油漆粉刷工程<text:span text:style-name="T8">祥安國小油漆粉刷工程</text:span></text:p>
          </table:table-cell>
          <table:table-cell table:style-name="ce18" office:value-type="string">
            <text:p>祥安國小<text:span text:style-name="T8">祥安國小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555">
            <text:p><text:s/>555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39" office:value-type="string">
            <text:p>祥安國小<text:span text:style-name="T8">祥安國小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26">
          <table:table-cell table:style-name="ce7" office:value-type="string">
            <text:p>陳瑛<text:span text:style-name="T8">陳瑛</text:span></text:p>
          </table:table-cell>
          <table:table-cell table:style-name="ce15" office:value-type="string">
            <text:p>德龍國小辦公室裝修改善工程<text:span text:style-name="T8">德龍國小辦公室</text:span><text:span text:style-name="T8">裝修改善工程</text:span></text:p>
          </table:table-cell>
          <table:table-cell table:style-name="ce18" office:value-type="string">
            <text:p>德龍國小<text:span text:style-name="T8">德龍國小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500">
            <text:p><text:s/>5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39" office:value-type="string">
            <text:p>德龍國小<text:span text:style-name="T8">德龍國小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26">
          <table:table-cell table:style-name="ce7" office:value-type="string">
            <text:p>閻中傑<text:span text:style-name="T8">閻中傑</text:span></text:p>
          </table:table-cell>
          <table:table-cell table:style-name="ce15" office:value-type="string">
            <text:p><text:span text:style-name="T8">三坑國小</text:span><text:span text:style-name="T9">105</text:span><text:span text:style-name="T10">年度學校空</text:span><text:span text:style-name="T10">調設備採購三坑國小</text:span><text:span text:style-name="T9">105</text:span><text:span text:style-name="T10">年度學校空調設備採購</text:span></text:p>
          </table:table-cell>
          <table:table-cell table:style-name="ce18" office:value-type="string">
            <text:p>三坑國小<text:span text:style-name="T8">三坑國小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350">
            <text:p><text:s/>35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18" office:value-type="string">
            <text:p>三坑國小<text:span text:style-name="T8">三坑國小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39">
          <table:table-cell table:style-name="ce7" office:value-type="string">
            <text:p>許清順<text:span text:style-name="T8">許清順</text:span></text:p>
          </table:table-cell>
          <table:table-cell table:style-name="ce15" office:value-type="string">
            <text:p><text:span text:style-name="T8">大竹國中</text:span><text:span text:style-name="T9">105</text:span><text:span text:style-name="T10">年度新設表</text:span><text:span text:style-name="T10">藝教室及設備購置工程</text:span><text:span text:style-name="T10">大竹國中</text:span><text:span text:style-name="T9">105</text:span><text:span text:style-name="T10">年度新設表</text:span><text:span text:style-name="T10">藝教室及設備購置工程</text:span></text:p>
          </table:table-cell>
          <table:table-cell table:style-name="ce18" office:value-type="string">
            <text:p>大竹國中<text:span text:style-name="T8">大竹國中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500">
            <text:p><text:s/>5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  <text:p><text:span text:style-name="T10">桃園市政府地方教育發</text:span><text:span text:style-name="T10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18" office:value-type="string">
            <text:p>大竹國中<text:span text:style-name="T8">大竹國中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36">
          <table:table-cell table:style-name="ce7" office:value-type="string">
            <text:p>梁為超<text:span text:style-name="T8">梁為超</text:span></text:p>
          </table:table-cell>
          <table:table-cell table:style-name="ce15" office:value-type="string">
            <text:p><text:span text:style-name="T8">興南國中</text:span><text:span text:style-name="T9">105</text:span><text:span text:style-name="T10">年度單槍投</text:span><text:span text:style-name="T10">影機設備採購興南國中</text:span><text:span text:style-name="T9">105</text:span><text:span text:style-name="T10">年度單槍投影機設備</text:span><text:span text:style-name="T10">採購</text:span></text:p>
          </table:table-cell>
          <table:table-cell table:style-name="ce18" office:value-type="string">
            <text:p>興南國中<text:span text:style-name="T8">興南國中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100">
            <text:p><text:s/>1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18" office:value-type="string">
            <text:p>興南國中<text:span text:style-name="T8">興南國中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40">
          <table:table-cell table:style-name="ce7" office:value-type="string">
            <text:p>邱佳亮<text:span text:style-name="T8">邱佳亮</text:span></text:p>
          </table:table-cell>
          <table:table-cell table:style-name="ce15" office:value-type="string">
            <text:p>大坡國中會議室會議桌及數位會議系統更新<text:span text:style-name="T8">大</text:span><text:span text:style-name="T8">坡國中會議室會議桌及</text:span><text:span text:style-name="T8">數位會議系統更新</text:span></text:p>
          </table:table-cell>
          <table:table-cell table:style-name="ce18" office:value-type="string">
            <text:p>大坡國中<text:span text:style-name="T8">大坡國中</text:span></text:p>
          </table:table-cell>
          <table:table-cell table:style-name="ce22" office:value-type="string">
            <text:p>無<text:span text:style-name="T7">無</text:span></text:p>
          </table:table-cell>
          <table:table-cell table:style-name="ce31" office:value-type="float" office:value="208">
            <text:p><text:s/>208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桃園市政府地</text:span><text:span text:style-name="T10">方教育發展基金</text:span><text:span text:style-name="T9">-</text:span><text:span text:style-name="T10">建築及</text:span><text:span text:style-name="T10">設備計畫</text:span><text:span text:style-name="T9">-</text:span><text:span text:style-name="T10">會費、捐助、</text:span><text:span text:style-name="T10">補助、分攤、照護、救</text:span><text:span text:style-name="T10">濟與交流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18" office:value-type="string">
            <text:p>大坡國中<text:span text:style-name="T8">大坡國中</text:span></text:p>
          </table:table-cell>
          <table:table-cell table:style-name="ce15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36">
          <table:table-cell table:style-name="ce8" office:value-type="string">
            <text:p>蘇志強<text:span text:style-name="T8">蘇志強</text:span></text:p>
          </table:table-cell>
          <table:table-cell table:style-name="ce16" office:value-type="string">
            <text:p><text:span text:style-name="T8">東興國中校園老舊廣播</text:span><text:span text:style-name="T8">系統更新暨</text:span><text:span text:style-name="T9">E</text:span><text:span text:style-name="T10">化教室教學</text:span><text:span text:style-name="T10">用設備東興國中校園老</text:span><text:span text:style-name="T10">舊廣播系統更新暨</text:span><text:span text:style-name="T9">E</text:span><text:span text:style-name="T10">化教</text:span><text:span text:style-name="T10">室教學用設備</text:span></text:p>
          </table:table-cell>
          <table:table-cell table:style-name="ce19" office:value-type="string">
            <text:p>東興國中<text:span text:style-name="T8">東興國中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31" office:value-type="float" office:value="4900">
            <text:p><text:s/>4,900 </text:p>
          </table:table-cell>
          <table:table-cell table:style-name="ce35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桃園市政府地方</text:span><text:span text:style-name="T10">教育發展基金</text:span><text:span text:style-name="T9">-</text:span><text:span text:style-name="T10">建築及設</text:span><text:span text:style-name="T10">備計畫</text:span><text:span text:style-name="T9">-</text:span><text:span text:style-name="T10">會費、捐助、補</text:span><text:span text:style-name="T10">助、分攤、照護、救濟</text:span><text:span text:style-name="T10">與交流活動費</text:span></text:p>
          </table:table-cell>
          <table:table-cell table:style-name="ce19" office:value-type="string">
            <text:p>東興國中<text:span text:style-name="T8">東興國中</text:span></text:p>
          </table:table-cell>
          <table:table-cell table:style-name="ce16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35">
          <table:table-cell table:style-name="ce8" office:value-type="string">
            <text:p>蔡永芳<text:span text:style-name="T8">蔡永芳</text:span></text:p>
          </table:table-cell>
          <table:table-cell table:style-name="ce16" office:value-type="string">
            <text:p>瑞豐國小中庭鋪面及行政大樓前後地坪改善工程<text:span text:style-name="T8">瑞豐國小中庭鋪面及</text:span><text:span text:style-name="T8">行政大樓前後地坪改善</text:span><text:span text:style-name="T8">工程</text:span></text:p>
          </table:table-cell>
          <table:table-cell table:style-name="ce19" office:value-type="string">
            <text:p>瑞豐國小<text:span text:style-name="T8">瑞豐國小</text:span></text:p>
          </table:table-cell>
          <table:table-cell table:style-name="ce23" office:value-type="string">
            <text:p>無<text:span text:style-name="T7">無</text:span></text:p>
          </table:table-cell>
          <table:table-cell table:style-name="ce31" office:value-type="float" office:value="1000">
            <text:p><text:s/>1,000 </text:p>
          </table:table-cell>
          <table:table-cell table:style-name="ce35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教育局分基金</text:span><text:span text:style-name="T9">-</text:span><text:span text:style-name="T10">建築及設備計畫</text:span><text:span text:style-name="T9">-</text:span><text:span text:style-name="T10">捐助、</text:span><text:span text:style-name="T10">補助與獎助桃園市政府</text:span><text:span text:style-name="T10">地方教育發展基金</text:span><text:span text:style-name="T9">-</text:span><text:span text:style-name="T10">教育</text:span><text:span text:style-name="T10">局分基金</text:span><text:span text:style-name="T9">-</text:span><text:span text:style-name="T10">建築及設備計</text:span><text:span text:style-name="T10">畫</text:span><text:span text:style-name="T9">-</text:span><text:span text:style-name="T10">捐助、補助與獎助</text:span></text:p>
          </table:table-cell>
          <table:table-cell table:style-name="ce19" office:value-type="string">
            <text:p>瑞豐國小<text:span text:style-name="T8">瑞豐國小</text:span></text:p>
          </table:table-cell>
          <table:table-cell table:style-name="ce16" office:value-type="string">
            <text:p>辦理中<text:span text:style-name="T8">辦理中</text:span></text:p>
          </table:table-cell>
          <table:table-cell table:style-name="ce35"/>
          <table:table-cell table:number-columns-repeated="1015"/>
        </table:table-row>
        <table:table-row table:style-name="ro33">
          <table:table-cell table:style-name="ce7" office:value-type="string">
            <text:p>徐其萬</text:p>
          </table:table-cell>
          <table:table-cell table:style-name="ce15" office:value-type="string">
            <text:p>后厝國小購置圖書室設備</text:p>
          </table:table-cell>
          <table:table-cell table:style-name="ce18" office:value-type="string">
            <text:p>后厝國小</text:p>
          </table:table-cell>
          <table:table-cell table:style-name="ce22" office:value-type="string">
            <text:p>無</text:p>
          </table:table-cell>
          <table:table-cell table:style-name="ce31" office:value-type="float" office:value="90">
            <text:p><text:s/>9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18" office:value-type="string">
            <text:p>后厝國小</text:p>
          </table:table-cell>
          <table:table-cell table:style-name="ce15" office:value-type="string">
            <text:p>小額採購逕洽廠商</text:p>
          </table:table-cell>
          <table:table-cell table:style-name="ce35" office:value-type="string">
            <text:p>文武匠室內裝修設計工程有限公司</text:p>
          </table:table-cell>
          <table:table-cell table:number-columns-repeated="1015"/>
        </table:table-row>
        <table:table-row table:style-name="ro17">
          <table:table-cell table:style-name="ce7" office:value-type="string">
            <text:p>陳美梅</text:p>
          </table:table-cell>
          <table:table-cell table:style-name="ce15" office:value-type="string">
            <text:p><text:span text:style-name="T8">東門國小</text:span><text:span text:style-name="T9">105</text:span><text:span text:style-name="T10">年度飲水機</text:span><text:span text:style-name="T10">採購案</text:span></text:p>
          </table:table-cell>
          <table:table-cell table:style-name="ce18" office:value-type="string">
            <text:p>東門國小</text:p>
          </table:table-cell>
          <table:table-cell table:style-name="ce22" office:value-type="string">
            <text:p>無</text:p>
          </table:table-cell>
          <table:table-cell table:style-name="ce31" office:value-type="float" office:value="99">
            <text:p><text:s/>99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18" office:value-type="string">
            <text:p>東門國小</text:p>
          </table:table-cell>
          <table:table-cell table:style-name="ce15" office:value-type="string">
            <text:p>小額採購逕洽廠商</text:p>
          </table:table-cell>
          <table:table-cell table:style-name="ce35" office:value-type="string">
            <text:p>柏巨企業有限公司</text:p>
          </table:table-cell>
          <table:table-cell table:number-columns-repeated="1015"/>
        </table:table-row>
        <table:table-row table:style-name="ro17">
          <table:table-cell table:style-name="ce7" office:value-type="string">
            <text:p>邱奕勝</text:p>
          </table:table-cell>
          <table:table-cell table:style-name="ce15" office:value-type="string">
            <text:p>電視教學設備採購案</text:p>
          </table:table-cell>
          <table:table-cell table:style-name="ce18" office:value-type="string">
            <text:p>青埔國中</text:p>
          </table:table-cell>
          <table:table-cell table:style-name="ce22" office:value-type="string">
            <text:p>無</text:p>
          </table:table-cell>
          <table:table-cell table:style-name="ce31" office:value-type="float" office:value="2900">
            <text:p><text:s/>2,9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18" office:value-type="string">
            <text:p>青埔國中</text:p>
          </table:table-cell>
          <table:table-cell table:style-name="ce15" office:value-type="string">
            <text:p>辦理中</text:p>
          </table:table-cell>
          <table:table-cell table:style-name="ce35"/>
          <table:table-cell table:number-columns-repeated="1015"/>
        </table:table-row>
        <table:table-row table:style-name="ro33">
          <table:table-cell table:style-name="ce7" office:value-type="string">
            <text:p>蔡永芳</text:p>
          </table:table-cell>
          <table:table-cell table:style-name="ce15" office:value-type="string">
            <text:p>瑞豐國小行政大樓穿堂改善工程</text:p>
          </table:table-cell>
          <table:table-cell table:style-name="ce18" office:value-type="string">
            <text:p>瑞豐國小</text:p>
          </table:table-cell>
          <table:table-cell table:style-name="ce22" office:value-type="string">
            <text:p>無</text:p>
          </table:table-cell>
          <table:table-cell table:style-name="ce31" office:value-type="float" office:value="500">
            <text:p><text:s/>5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  <text:p><text:span text:style-name="T10">桃園市政府地方教育發</text:span><text:span text:style-name="T10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18" office:value-type="string">
            <text:p>瑞豐國小</text:p>
          </table:table-cell>
          <table:table-cell table:style-name="ce15" office:value-type="string">
            <text:p>辦理中</text:p>
          </table:table-cell>
          <table:table-cell table:style-name="ce35"/>
          <table:table-cell table:number-columns-repeated="1015"/>
        </table:table-row>
        <table:table-row table:style-name="ro36">
          <table:table-cell table:style-name="ce7" office:value-type="string">
            <text:p>萬美玲</text:p>
          </table:table-cell>
          <table:table-cell table:style-name="ce15" office:value-type="string">
            <text:p>中山國小無障礙昇降梯增設工程</text:p>
          </table:table-cell>
          <table:table-cell table:style-name="ce18" office:value-type="string">
            <text:p>中山國小</text:p>
          </table:table-cell>
          <table:table-cell table:style-name="ce22" office:value-type="string">
            <text:p>無</text:p>
          </table:table-cell>
          <table:table-cell table:style-name="ce31" office:value-type="float" office:value="3000">
            <text:p><text:s/>3,0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18" office:value-type="string">
            <text:p>中山國小</text:p>
          </table:table-cell>
          <table:table-cell table:style-name="ce15" office:value-type="string">
            <text:p>辦理中</text:p>
          </table:table-cell>
          <table:table-cell table:style-name="ce35"/>
          <table:table-cell table:number-columns-repeated="1015"/>
        </table:table-row>
        <table:table-row table:style-name="ro36">
          <table:table-cell table:style-name="ce7" office:value-type="string">
            <text:p>陳美梅</text:p>
          </table:table-cell>
          <table:table-cell table:style-name="ce15" office:value-type="string">
            <text:p>北門國小校門入口階梯暨川堂改善工程</text:p>
          </table:table-cell>
          <table:table-cell table:style-name="ce18" office:value-type="string">
            <text:p>北門國小</text:p>
          </table:table-cell>
          <table:table-cell table:style-name="ce22" office:value-type="string">
            <text:p>無</text:p>
          </table:table-cell>
          <table:table-cell table:style-name="ce31" office:value-type="float" office:value="1500">
            <text:p><text:s/>1,500 </text:p>
          </table:table-cell>
          <table:table-cell table:style-name="ce34" table:content-validation-name="val1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18" office:value-type="string">
            <text:p>北門國小</text:p>
          </table:table-cell>
          <table:table-cell table:style-name="ce15" office:value-type="string">
            <text:p>辦理中</text:p>
          </table:table-cell>
          <table:table-cell table:style-name="ce35"/>
          <table:table-cell table:number-columns-repeated="1015"/>
        </table:table-row>
        <table:table-row table:style-name="ro36">
          <table:table-cell table:style-name="ce7" office:value-type="string">
            <text:p>梁為超</text:p>
          </table:table-cell>
          <table:table-cell table:style-name="ce15" office:value-type="string">
            <text:p>東興國中教室老舊門窗更新工程</text:p>
          </table:table-cell>
          <table:table-cell table:style-name="ce18" office:value-type="string">
            <text:p>東興國中</text:p>
          </table:table-cell>
          <table:table-cell table:style-name="ce24" office:value-type="string">
            <text:p>無</text:p>
          </table:table-cell>
          <table:table-cell table:style-name="ce32" office:value-type="float" office:value="526.05">
            <text:p><text:s/>526 </text:p>
          </table:table-cell>
          <table:table-cell table:style-name="ce36" office:value-type="string">
            <text:p><text:span text:style-name="T8">桃園市政府地方教育發</text:span><text:span text:style-name="T8">展基金</text:span><text:span text:style-name="T9">-</text:span><text:span text:style-name="T10">一般行政管理計</text:span><text:span text:style-name="T10">畫</text:span><text:span text:style-name="T9">-</text:span><text:span text:style-name="T10">會費、捐助、補助、</text:span><text:span text:style-name="T10">分攤、照護、救濟與交</text:span><text:span text:style-name="T10">流活動費</text:span></text:p>
          </table:table-cell>
          <table:table-cell table:style-name="ce18" office:value-type="string">
            <text:p>東興國中</text:p>
          </table:table-cell>
          <table:table-cell table:style-name="ce15" office:value-type="string">
            <text:p>辦理中</text:p>
          </table:table-cell>
          <table:table-cell table:style-name="ce35"/>
          <table:table-cell table:number-columns-repeated="1015"/>
        </table:table-row>
        <table:table-row table:style-name="ro36">
          <table:table-cell table:style-name="ce7" office:value-type="string">
            <text:p>徐其萬</text:p>
          </table:table-cell>
          <table:table-cell table:style-name="ce15" office:value-type="string">
            <text:p>大園國中成立藝術才能音樂班設備採購計畫</text:p>
          </table:table-cell>
          <table:table-cell table:style-name="ce18" office:value-type="string">
            <text:p>大園國中</text:p>
          </table:table-cell>
          <table:table-cell table:style-name="ce24" office:value-type="string">
            <text:p>無</text:p>
          </table:table-cell>
          <table:table-cell table:style-name="ce32" office:value-type="float" office:value="500">
            <text:p><text:s/>500 </text:p>
          </table:table-cell>
          <table:table-cell table:style-name="ce36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18" office:value-type="string">
            <text:p>大園國中</text:p>
          </table:table-cell>
          <table:table-cell table:style-name="ce15" office:value-type="string">
            <text:p>辦理中</text:p>
          </table:table-cell>
          <table:table-cell table:style-name="ce35"/>
          <table:table-cell table:number-columns-repeated="1015"/>
        </table:table-row>
        <table:table-row table:style-name="ro36">
          <table:table-cell table:style-name="ce8" office:value-type="string">
            <text:p>徐其萬</text:p>
          </table:table-cell>
          <table:table-cell table:style-name="ce16" office:value-type="string">
            <text:p><text:span text:style-name="T8">大園國小第</text:span><text:span text:style-name="T9">1</text:span><text:span text:style-name="T10">、</text:span><text:span text:style-name="T9">2</text:span><text:span text:style-name="T10">棟校舍</text:span><text:span text:style-name="T10">水溝改善工程</text:span></text:p>
          </table:table-cell>
          <table:table-cell table:style-name="ce19" office:value-type="string">
            <text:p>大園國小</text:p>
          </table:table-cell>
          <table:table-cell table:style-name="ce25" office:value-type="string">
            <text:p>無</text:p>
          </table:table-cell>
          <table:table-cell table:style-name="ce32" office:value-type="float" office:value="1000">
            <text:p><text:s/>1,000 </text:p>
          </table:table-cell>
          <table:table-cell table:style-name="ce37" office:value-type="string">
            <text:p><text:span text:style-name="T8">桃園市政府地方教育發</text:span><text:span text:style-name="T8">展基金</text:span><text:span text:style-name="T9">-</text:span><text:span text:style-name="T10">建築及設備計畫</text:span><text:span text:style-name="T9">-</text:span><text:span text:style-name="T10">會費、捐助、補助、分</text:span><text:span text:style-name="T10">攤、照護、救濟與交流</text:span><text:span text:style-name="T10">活動費</text:span></text:p>
          </table:table-cell>
          <table:table-cell table:style-name="ce19" office:value-type="string">
            <text:p>大園國小</text:p>
          </table:table-cell>
          <table:table-cell table:style-name="ce16" office:value-type="string">
            <text:p>辦理中</text:p>
          </table:table-cell>
          <table:table-cell table:style-name="ce35"/>
          <table:table-cell table:number-columns-repeated="1015"/>
        </table:table-row>
        <table:table-row table:style-name="ro41">
          <table:table-cell table:style-name="ce9" office:value-type="string" table:number-columns-spanned="3" table:number-rows-spanned="1">
            <text:p><text:span text:style-name="T8">合</text:span><text:span text:style-name="T9"> <text:s text:c="9"/></text:span><text:span text:style-name="T10">計</text:span></text:p>
          </table:table-cell>
          <table:covered-table-cell table:number-columns-repeated="2" table:style-name="ce9"/>
          <table:table-cell table:style-name="ce26"/>
          <table:table-cell table:style-name="ce33" table:formula="of:=SUM([.E6:.E137])" office:value-type="float" office:value="113337.555">
            <text:p><text:s/>113,338 </text:p>
          </table:table-cell>
          <table:table-cell table:style-name="ce38" table:number-columns-spanned="4" table:number-rows-spanned="1"/>
          <table:covered-table-cell table:number-columns-repeated="3" table:style-name="ce38"/>
          <table:table-cell table:number-columns-repeated="1015"/>
        </table:table-row>
        <table:table-row table:style-name="ro42" table:number-rows-repeated="1048437">
          <table:table-cell table:number-columns-repeated="1024"/>
        </table:table-row>
        <table:table-row table:style-name="ro42">
          <table:table-cell table:number-columns-repeated="1024"/>
        </table:table-row>
      </table:table>
      <table:named-expressions>
        <table:named-range table:name="_xlnm._FilterDatabase" table:base-cell-address="$議員4.$A$1" table:cell-range-address="$議員4.$A$4:.$C$138"/>
        <table:named-range table:name="_xlnm.Print_Area" table:base-cell-address="$議員4.$A$1" table:cell-range-address="$議員4.$A$1:.$I$138" table:range-usable-as="print-range"/>
        <table:named-range table:name="_xlnm.Print_Titles" table:base-cell-address="$議員4.$A$1" table:cell-range-address="$議員4.$A$1:.$AMJ$5" table:range-usable-as="repeat-column repeat-row"/>
        <table:named-expression table:name="預算來源" table:base-cell-address="$議員4.$A$1" table:expression="#REF!"/>
      </table:named-expressions>
      <table:database-ranges>
        <table:database-range table:name="_xlnm._FilterDatabase" table:target-range-address="議員4.A4:議員4.C1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variable"/>
    <style:font-face style:name="Arial" svg:font-family="Arial" style:font-family-generic="swiss" style:font-pitch="variable"/>
    <style:font-face style:name="新細明體1" svg:font-family="新細明體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2" svg:font-family="新細明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5000" number:language="zh" number:country="TW">
      <number:number number:min-integer-digits="1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">
      <number:number number:decimal-places="0" number:min-integer-digits="1" number:grouping="true"/>
      <number:text> </number:text>
    </number:number-style>
    <number:currency-style style:name="N5117P0" style:volatile="true" number:language="zh" number:country="TW">
      <number:text>$</number:text>
      <number:number number:decimal-places="0" number:min-integer-digits="1" number:grouping="true"/>
    </number:currency-style>
    <number:currency-style style:name="N5117" number:language="zh" number:country="TW">
      <number:text>-$</number:text>
      <number:number number:decimal-places="0" number:min-integer-digits="1" number:grouping="true"/>
      <style:map style:condition="value()&gt;=0" style:apply-style-name="N5117P0"/>
    </number:currency-style>
    <number:currency-style style:name="N5118P0" style:volatile="true" number:language="zh" number:country="TW">
      <number:text>$</number:text>
      <number:number number:decimal-places="0" number:min-integer-digits="1" number:grouping="true"/>
    </number:currency-style>
    <number:currency-style style:name="N511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18P0"/>
    </number:currency-style>
    <number:currency-style style:name="N5119P0" style:volatile="true" number:language="zh" number:country="TW">
      <number:text>$</number:text>
      <number:number number:decimal-places="2" number:min-integer-digits="1" number:grouping="true"/>
    </number:currency-style>
    <number:currency-style style:name="N5119" number:language="zh" number:country="TW">
      <number:text>-$</number:text>
      <number:number number:decimal-places="2" number:min-integer-digits="1" number:grouping="true"/>
      <style:map style:condition="value()&gt;=0" style:apply-style-name="N5119P0"/>
    </number:currency-style>
    <number:currency-style style:name="N5120P0" style:volatile="true" number:language="zh" number:country="TW">
      <number:text>$</number:text>
      <number:number number:decimal-places="2" number:min-integer-digits="1" number:grouping="true"/>
    </number:currency-style>
    <number:currency-style style:name="N5120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20P0"/>
    </number:currency-style>
    <number:date-style style:name="N5121" number:language="zh" number:country="TW">
      <number:day/>
      <number:text>-</number:text>
      <number:month number:textual="true"/>
      <number:text>-</number:text>
      <number:year/>
    </number:date-style>
    <number:date-style style:name="N5122" number:language="zh" number:country="TW">
      <number:day/>
      <number:text>-</number:text>
      <number:month number:textual="true"/>
    </number:date-style>
    <number:date-style style:name="N5123" number:language="zh" number:country="TW">
      <number:month number:textual="true"/>
      <number:text>-</number:text>
      <number:year/>
    </number:date-style>
    <number:time-style style:name="N512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6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8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6P0" style:volatile="true" number:language="zh" number:country="TW">
      <number:number number:decimal-places="0" number:min-integer-digits="1" number:grouping="true"/>
    </number:number-style>
    <number:number-style style:name="N5136" number:language="zh" number:country="TW"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zh" number:country="TW">
      <number:number number:decimal-places="0" number:min-integer-digits="1" number:grouping="true"/>
    </number:number-style>
    <number:number-style style:name="N5137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number number:decimal-places="2" number:min-integer-digits="1" number:grouping="true"/>
    </number:number-style>
    <number:number-style style:name="N5138" number:language="zh" number:country="TW"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39P0" style:volatile="true" number:language="zh" number:country="TW">
      <number:number number:decimal-places="2" number:min-integer-digits="1" number:grouping="true"/>
    </number:number-style>
    <number:number-style style:name="N5139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5139P0"/>
    </number:number-style>
    <number:number-style style:name="N5140P0" style:volatile="true" number:language="zh" number:country="TW">
      <number:text> </number:text>
      <number:number number:decimal-places="0" number:min-integer-digits="1" number:grouping="true"/>
      <number:text> </number:text>
    </number:number-style>
    <number:number-style style:name="N5140P1" style:volatile="true" number:language="zh" number:country="TW">
      <number:text>-</number:text>
      <number:number number:decimal-places="0" number:min-integer-digits="1" number:grouping="true"/>
      <number:text> </number:text>
    </number:number-style>
    <number:number-style style:name="N5140P2" style:volatile="true" number:language="zh" number:country="TW">
      <number:text> - </number:text>
    </number:number-style>
    <number:text-style style:name="N5140" number:language="zh" number:country="TW">
      <number:text> </number:text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currency-style style:name="N5141P0" style:volatile="true" number:language="zh" number:country="TW">
      <number:text> $</number:text>
      <number:number number:decimal-places="0" number:min-integer-digits="1" number:grouping="true"/>
      <number:text> </number:text>
    </number:currency-style>
    <number:currency-style style:name="N5141P1" style:volatile="true" number:language="zh" number:country="TW">
      <number:text>-$</number:text>
      <number:number number:decimal-places="0" number:min-integer-digits="1" number:grouping="true"/>
      <number:text> </number:text>
    </number:currency-style>
    <number:currency-style style:name="N5141P2" style:volatile="true" number:language="zh" number:country="TW">
      <number:text> $- </number:text>
    </number:currency-style>
    <number:text-style style:name="N5141" number:language="zh" number:country="TW">
      <number:text> </number:text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2P0" style:volatile="true" number:language="zh" number:country="TW">
      <number:text> $</number:text>
      <number:number number:decimal-places="2" number:min-integer-digits="1" number:grouping="true"/>
      <number:text> </number:text>
    </number:currency-style>
    <number:currency-style style:name="N5142P1" style:volatile="true" number:language="zh" number:country="TW">
      <number:text>-$</number:text>
      <number:number number:decimal-places="2" number:min-integer-digits="1" number:grouping="true"/>
      <number:text> </number:text>
    </number:currency-style>
    <number:currency-style style:name="N5142P2" style:volatile="true" number:language="zh" number:country="TW">
      <number:text> $-</number:text>
      <number:number number:decimal-places="0" number:min-integer-digits="0"/>
      <number:text> </number:text>
    </number:currency-style>
    <number:text-style style:name="N5142" number:language="zh" number:country="TW">
      <number:text> </number:text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zh" number:country="TW">
      <number:minutes number:style="long"/>
      <number:text>:</number:text>
      <number:seconds number:style="long"/>
    </number:time-style>
    <number:time-style style:name="N5144" number:language="zh" number:country="TW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zh" number:country="TW">
      <number:minutes number:style="long"/>
      <number:text>:</number:text>
      <number:seconds number:style="long" number:decimal-places="1"/>
    </number:time-style>
    <number:number-style style:name="N5146" number:language="zh" number:country="TW">
      <number:scientific-number number:decimal-places="1" number:min-integer-digits="3" number:min-exponent-digits="1"/>
    </number:number-style>
    <style:style style:name="Default" style:family="table-cell">
      <style:text-properties style:font-name-asian="新細明體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93什項登記表" style:display-name="一般_93什項登記表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分位_20_2_20_2" style:display-name="千分位 2 2" style:family="table-cell" style:parent-style-name="Excel_20_Built-in_20_Normal" style:data-style-name="N117"/>
    <style:style style:name="千分位_20_2_20_2_20_2" style:display-name="千分位 2 2 2" style:family="table-cell" style:parent-style-name="Excel_20_Built-in_20_Normal" style:data-style-name="N117"/>
    <style:style style:name="千分位_20_6" style:display-name="千分位 6" style:family="table-cell" style:parent-style-name="Excel_20_Built-in_20_Normal" style:data-style-name="N117"/>
    <style:style style:name="Excel_20_Built-in_20_Comma" style:display-name="Excel Built-in Comma" style:family="table-cell" style:parent-style-name="Excel_20_Built-in_20_Normal" style:data-style-name="N11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801cm" fo:margin-right="0.801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.078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2016/09/06</text:date>, <text:time>13:25:2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7" meta:object-count="0"/>
    <meta:generator>OpenOffice.org/3.4.1$Win32 OpenOffice.org_project/341m1$Build-9593</meta:generator>
  </office:meta>
</office:document-meta>
</file>